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float" office:value="1200371" calcext:value-type="float">
            <text:p>120037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  <table:table-cell table:number-columns-repeated="3"/>
        </table:table-row>
        <table:table-row table:style-name="ro1">
          <table:table-cell office:value-type="float" office:value="1200427" calcext:value-type="float">
            <text:p>1200427</text:p>
          </table:table-cell>
          <table:table-cell office:value-type="float" office:value="1" calcext:value-type="float">
            <text:p>1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38.992" calcext:value-type="float">
            <text:p>138.992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38.992" calcext:value-type="float">
            <text:p>138.992</text:p>
          </table:table-cell>
          <table:table-cell office:value-type="float" office:value="140.635076" calcext:value-type="float">
            <text:p>140.635076</text:p>
          </table:table-cell>
          <table:table-cell office:value-type="float" office:value="13.589975" calcext:value-type="float">
            <text:p>13.589975</text:p>
          </table:table-cell>
          <table:table-cell office:value-type="float" office:value="13.479207" calcext:value-type="float">
            <text:p>13.479207</text:p>
          </table:table-cell>
          <table:table-cell office:value-type="float" office:value="1.62248" calcext:value-type="float">
            <text:p>1.62248</text:p>
          </table:table-cell>
          <table:table-cell office:value-type="float" office:value="1.584896" calcext:value-type="float">
            <text:p>1.584896</text:p>
          </table:table-cell>
          <table:table-cell office:value-type="float" office:value="17.656107" calcext:value-type="float">
            <text:p>17.656107</text:p>
          </table:table-cell>
          <table:table-cell office:value-type="float" office:value="119308" calcext:value-type="float">
            <text:p>119308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8.946" calcext:value-type="float">
            <text:p>1198.946</text:p>
          </table:table-cell>
          <table:table-cell office:value-type="float" office:value="1198.069" calcext:value-type="float">
            <text:p>1198.069</text:p>
          </table:table-cell>
          <table:table-cell/>
        </table:table-row>
        <table:table-row table:style-name="ro1">
          <table:table-cell office:value-type="float" office:value="1200429" calcext:value-type="float">
            <text:p>1200429</text:p>
          </table:table-cell>
          <table:table-cell office:value-type="float" office:value="2" calcext:value-type="float">
            <text:p>2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40.587" calcext:value-type="float">
            <text:p>140.587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40.587" calcext:value-type="float">
            <text:p>140.587</text:p>
          </table:table-cell>
          <table:table-cell office:value-type="float" office:value="140.616551" calcext:value-type="float">
            <text:p>140.616551</text:p>
          </table:table-cell>
          <table:table-cell office:value-type="float" office:value="13.795856" calcext:value-type="float">
            <text:p>13.795856</text:p>
          </table:table-cell>
          <table:table-cell office:value-type="float" office:value="13.489879" calcext:value-type="float">
            <text:p>13.489879</text:p>
          </table:table-cell>
          <table:table-cell office:value-type="float" office:value="1.697909" calcext:value-type="float">
            <text:p>1.697909</text:p>
          </table:table-cell>
          <table:table-cell office:value-type="float" office:value="1.588688" calcext:value-type="float">
            <text:p>1.588688</text:p>
          </table:table-cell>
          <table:table-cell office:value-type="float" office:value="19.005909" calcext:value-type="float">
            <text:p>19.0059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2.745993" calcext:value-type="float">
            <text:p>2.745993</text:p>
          </table:table-cell>
          <table:table-cell office:value-type="float" office:value="1198.946" calcext:value-type="float">
            <text:p>1198.946</text:p>
          </table:table-cell>
          <table:table-cell office:value-type="float" office:value="1198.069" calcext:value-type="float">
            <text:p>1198.069</text:p>
          </table:table-cell>
          <table:table-cell/>
        </table:table-row>
        <table:table-row table:style-name="ro1">
          <table:table-cell office:value-type="float" office:value="1200433" calcext:value-type="float">
            <text:p>1200433</text:p>
          </table:table-cell>
          <table:table-cell office:value-type="float" office:value="11" calcext:value-type="float">
            <text:p>11</text:p>
          </table:table-cell>
          <table:table-cell office:value-type="float" office:value="140.616551" calcext:value-type="float">
            <text:p>140.616551</text:p>
          </table:table-cell>
          <table:table-cell office:value-type="float" office:value="142.39" calcext:value-type="float">
            <text:p>142.39</text:p>
          </table:table-cell>
          <table:table-cell office:value-type="float" office:value="140.616551" calcext:value-type="float">
            <text:p>140.616551</text:p>
          </table:table-cell>
          <table:table-cell office:value-type="float" office:value="142.39" calcext:value-type="float">
            <text:p>142.39</text:p>
          </table:table-cell>
          <table:table-cell office:value-type="float" office:value="140.616131" calcext:value-type="float">
            <text:p>140.616131</text:p>
          </table:table-cell>
          <table:table-cell office:value-type="float" office:value="13.191186" calcext:value-type="float">
            <text:p>13.191186</text:p>
          </table:table-cell>
          <table:table-cell office:value-type="float" office:value="13.517684" calcext:value-type="float">
            <text:p>13.517684</text:p>
          </table:table-cell>
          <table:table-cell office:value-type="float" office:value="1.477367" calcext:value-type="float">
            <text:p>1.477367</text:p>
          </table:table-cell>
          <table:table-cell office:value-type="float" office:value="1.598624" calcext:value-type="float">
            <text:p>1.598624</text:p>
          </table:table-cell>
          <table:table-cell office:value-type="float" office:value="18.545683" calcext:value-type="float">
            <text:p>18.545683</text:p>
          </table:table-cell>
          <table:table-cell office:value-type="float" office:value="119303" calcext:value-type="float">
            <text:p>119303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8.946" calcext:value-type="float">
            <text:p>1198.946</text:p>
          </table:table-cell>
          <table:table-cell office:value-type="float" office:value="1198.079" calcext:value-type="float">
            <text:p>1198.07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5907" calcext:value-type="float">
            <text:p>15907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/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  <table:table-cell table:number-columns-repeated="2"/>
        </table:table-row>
        <table:table-row table:style-name="ro1">
          <table:table-cell office:value-type="float" office:value="15981" calcext:value-type="float">
            <text:p>15981</text:p>
          </table:table-cell>
          <table:table-cell office:value-type="float" office:value="11" calcext:value-type="float">
            <text:p>11</text:p>
          </table:table-cell>
          <table:table-cell office:value-type="float" office:value="-47.239099" calcext:value-type="float">
            <text:p>-47.239099</text:p>
          </table:table-cell>
          <table:table-cell office:value-type="float" office:value="-42.331" calcext:value-type="float">
            <text:p>-42.331</text:p>
          </table:table-cell>
          <table:table-cell/>
          <table:table-cell office:value-type="float" office:value="-47.239099" calcext:value-type="float">
            <text:p>-47.239099</text:p>
          </table:table-cell>
          <table:table-cell office:value-type="float" office:value="-42.331" calcext:value-type="float">
            <text:p>-42.331</text:p>
          </table:table-cell>
          <table:table-cell office:value-type="float" office:value="-47.25798" calcext:value-type="float">
            <text:p>-47.25798</text:p>
          </table:table-cell>
          <table:table-cell office:value-type="float" office:value="13.272996" calcext:value-type="float">
            <text:p>13.272996</text:p>
          </table:table-cell>
          <table:table-cell office:value-type="float" office:value="13.679342" calcext:value-type="float">
            <text:p>13.679342</text:p>
          </table:table-cell>
          <table:table-cell office:value-type="float" office:value="1.52933" calcext:value-type="float">
            <text:p>1.52933</text:p>
          </table:table-cell>
          <table:table-cell office:value-type="float" office:value="1.698567" calcext:value-type="float">
            <text:p>1.698567</text:p>
          </table:table-cell>
          <table:table-cell office:value-type="float" office:value="29.618544" calcext:value-type="float">
            <text:p>29.618544</text:p>
          </table:table-cell>
          <table:table-cell office:value-type="float" office:value="7551" calcext:value-type="float">
            <text:p>7551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568" calcext:value-type="float">
            <text:p>14.568</text:p>
          </table:table-cell>
          <table:table-cell office:value-type="float" office:value="13.597" calcext:value-type="float">
            <text:p>13.597</text:p>
          </table:table-cell>
        </table:table-row>
        <table:table-row table:style-name="ro1">
          <table:table-cell office:value-type="float" office:value="15986" calcext:value-type="float">
            <text:p>15986</text:p>
          </table:table-cell>
          <table:table-cell office:value-type="float" office:value="1" calcext:value-type="float">
            <text:p>1</text:p>
          </table:table-cell>
          <table:table-cell office:value-type="float" office:value="-47.25798" calcext:value-type="float">
            <text:p>-47.25798</text:p>
          </table:table-cell>
          <table:table-cell office:value-type="float" office:value="-48.463" calcext:value-type="float">
            <text:p>-48.463</text:p>
          </table:table-cell>
          <table:table-cell table:formula="of:=[.D8]-[.D7]" office:value-type="float" office:value="-6.132" calcext:value-type="float">
            <text:p>-6.132</text:p>
          </table:table-cell>
          <table:table-cell office:value-type="float" office:value="-47.25798" calcext:value-type="float">
            <text:p>-47.25798</text:p>
          </table:table-cell>
          <table:table-cell office:value-type="float" office:value="-48.463" calcext:value-type="float">
            <text:p>-48.463</text:p>
          </table:table-cell>
          <table:table-cell office:value-type="float" office:value="-47.224933" calcext:value-type="float">
            <text:p>-47.224933</text:p>
          </table:table-cell>
          <table:table-cell office:value-type="float" office:value="13.788548" calcext:value-type="float">
            <text:p>13.788548</text:p>
          </table:table-cell>
          <table:table-cell office:value-type="float" office:value="13.653999" calcext:value-type="float">
            <text:p>13.653999</text:p>
          </table:table-cell>
          <table:table-cell office:value-type="float" office:value="1.737373" calcext:value-type="float">
            <text:p>1.737373</text:p>
          </table:table-cell>
          <table:table-cell office:value-type="float" office:value="1.689261" calcext:value-type="float">
            <text:p>1.689261</text:p>
          </table:table-cell>
          <table:table-cell office:value-type="float" office:value="12.714424" calcext:value-type="float">
            <text:p>12.714424</text:p>
          </table:table-cell>
          <table:table-cell office:value-type="float" office:value="7547" calcext:value-type="float">
            <text:p>7547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568" calcext:value-type="float">
            <text:p>14.568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16015" calcext:value-type="float">
            <text:p>16015</text:p>
          </table:table-cell>
          <table:table-cell office:value-type="float" office:value="11" calcext:value-type="float">
            <text:p>11</text:p>
          </table:table-cell>
          <table:table-cell office:value-type="float" office:value="-47.224933" calcext:value-type="float">
            <text:p>-47.224933</text:p>
          </table:table-cell>
          <table:table-cell office:value-type="float" office:value="-42.546" calcext:value-type="float">
            <text:p>-42.546</text:p>
          </table:table-cell>
          <table:table-cell/>
          <table:table-cell office:value-type="float" office:value="-47.224933" calcext:value-type="float">
            <text:p>-47.224933</text:p>
          </table:table-cell>
          <table:table-cell office:value-type="float" office:value="-42.546" calcext:value-type="float">
            <text:p>-42.546</text:p>
          </table:table-cell>
          <table:table-cell office:value-type="float" office:value="-47.244107" calcext:value-type="float">
            <text:p>-47.244107</text:p>
          </table:table-cell>
          <table:table-cell office:value-type="float" office:value="13.273536" calcext:value-type="float">
            <text:p>13.273536</text:p>
          </table:table-cell>
          <table:table-cell office:value-type="float" office:value="13.671057" calcext:value-type="float">
            <text:p>13.671057</text:p>
          </table:table-cell>
          <table:table-cell office:value-type="float" office:value="1.529668" calcext:value-type="float">
            <text:p>1.529668</text:p>
          </table:table-cell>
          <table:table-cell office:value-type="float" office:value="1.695566" calcext:value-type="float">
            <text:p>1.695566</text:p>
          </table:table-cell>
          <table:table-cell office:value-type="float" office:value="29.163252" calcext:value-type="float">
            <text:p>29.163252</text:p>
          </table:table-cell>
          <table:table-cell office:value-type="float" office:value="7554" calcext:value-type="float">
            <text:p>7554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609" calcext:value-type="float">
            <text:p>14.609</text:p>
          </table:table-cell>
          <table:table-cell office:value-type="float" office:value="13.662" calcext:value-type="float">
            <text:p>13.662</text:p>
          </table:table-cell>
        </table:table-row>
        <table:table-row table:style-name="ro1">
          <table:table-cell office:value-type="float" office:value="16023" calcext:value-type="float">
            <text:p>16023</text:p>
          </table:table-cell>
          <table:table-cell office:value-type="float" office:value="1" calcext:value-type="float">
            <text:p>1</text:p>
          </table:table-cell>
          <table:table-cell office:value-type="float" office:value="-47.244107" calcext:value-type="float">
            <text:p>-47.244107</text:p>
          </table:table-cell>
          <table:table-cell office:value-type="float" office:value="-48.455" calcext:value-type="float">
            <text:p>-48.455</text:p>
          </table:table-cell>
          <table:table-cell/>
          <table:table-cell office:value-type="float" office:value="-47.244107" calcext:value-type="float">
            <text:p>-47.244107</text:p>
          </table:table-cell>
          <table:table-cell office:value-type="float" office:value="-48.455" calcext:value-type="float">
            <text:p>-48.455</text:p>
          </table:table-cell>
          <table:table-cell office:value-type="float" office:value="-47.212107" calcext:value-type="float">
            <text:p>-47.212107</text:p>
          </table:table-cell>
          <table:table-cell office:value-type="float" office:value="13.788158" calcext:value-type="float">
            <text:p>13.788158</text:p>
          </table:table-cell>
          <table:table-cell office:value-type="float" office:value="13.645932" calcext:value-type="float">
            <text:p>13.645932</text:p>
          </table:table-cell>
          <table:table-cell office:value-type="float" office:value="1.737101" calcext:value-type="float">
            <text:p>1.737101</text:p>
          </table:table-cell>
          <table:table-cell office:value-type="float" office:value="1.686262" calcext:value-type="float">
            <text:p>1.686262</text:p>
          </table:table-cell>
          <table:table-cell office:value-type="float" office:value="12.721088" calcext:value-type="float">
            <text:p>12.721088</text:p>
          </table:table-cell>
          <table:table-cell office:value-type="float" office:value="7551" calcext:value-type="float">
            <text:p>7551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609" calcext:value-type="float">
            <text:p>14.609</text:p>
          </table:table-cell>
          <table:table-cell office:value-type="float" office:value="13.691" calcext:value-type="float">
            <text:p>13.691</text:p>
          </table:table-cell>
        </table:table-row>
        <table:table-row table:style-name="ro1">
          <table:table-cell office:value-type="float" office:value="16041" calcext:value-type="float">
            <text:p>16041</text:p>
          </table:table-cell>
          <table:table-cell office:value-type="float" office:value="11" calcext:value-type="float">
            <text:p>11</text:p>
          </table:table-cell>
          <table:table-cell office:value-type="float" office:value="-47.212107" calcext:value-type="float">
            <text:p>-47.212107</text:p>
          </table:table-cell>
          <table:table-cell office:value-type="float" office:value="-42.507" calcext:value-type="float">
            <text:p>-42.507</text:p>
          </table:table-cell>
          <table:table-cell/>
          <table:table-cell office:value-type="float" office:value="-47.212107" calcext:value-type="float">
            <text:p>-47.212107</text:p>
          </table:table-cell>
          <table:table-cell office:value-type="float" office:value="-42.507" calcext:value-type="float">
            <text:p>-42.507</text:p>
          </table:table-cell>
          <table:table-cell office:value-type="float" office:value="-47.231345" calcext:value-type="float">
            <text:p>-47.231345</text:p>
          </table:table-cell>
          <table:table-cell office:value-type="float" office:value="13.274025" calcext:value-type="float">
            <text:p>13.274025</text:p>
          </table:table-cell>
          <table:table-cell office:value-type="float" office:value="13.663956" calcext:value-type="float">
            <text:p>13.663956</text:p>
          </table:table-cell>
          <table:table-cell office:value-type="float" office:value="1.529975" calcext:value-type="float">
            <text:p>1.529975</text:p>
          </table:table-cell>
          <table:table-cell office:value-type="float" office:value="1.692923" calcext:value-type="float">
            <text:p>1.692923</text:p>
          </table:table-cell>
          <table:table-cell office:value-type="float" office:value="29.215252" calcext:value-type="float">
            <text:p>29.215252</text:p>
          </table:table-cell>
          <table:table-cell office:value-type="float" office:value="7557" calcext:value-type="float">
            <text:p>7557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635" calcext:value-type="float">
            <text:p>14.635</text:p>
          </table:table-cell>
          <table:table-cell office:value-type="float" office:value="13.721" calcext:value-type="float">
            <text:p>13.721</text:p>
          </table:table-cell>
        </table:table-row>
        <table:table-row table:style-name="ro1">
          <table:table-cell office:value-type="float" office:value="16045" calcext:value-type="float">
            <text:p>16045</text:p>
          </table:table-cell>
          <table:table-cell office:value-type="float" office:value="1" calcext:value-type="float">
            <text:p>1</text:p>
          </table:table-cell>
          <table:table-cell office:value-type="float" office:value="-47.212107" calcext:value-type="float">
            <text:p>-47.212107</text:p>
          </table:table-cell>
          <table:table-cell office:value-type="float" office:value="-48.421" calcext:value-type="float">
            <text:p>-48.421</text:p>
          </table:table-cell>
          <table:table-cell/>
          <table:table-cell office:value-type="float" office:value="-47.212107" calcext:value-type="float">
            <text:p>-47.212107</text:p>
          </table:table-cell>
          <table:table-cell office:value-type="float" office:value="-48.421" calcext:value-type="float">
            <text:p>-48.421</text:p>
          </table:table-cell>
          <table:table-cell office:value-type="float" office:value="-47.199223" calcext:value-type="float">
            <text:p>-47.199223</text:p>
          </table:table-cell>
          <table:table-cell office:value-type="float" office:value="13.787258" calcext:value-type="float">
            <text:p>13.787258</text:p>
          </table:table-cell>
          <table:table-cell office:value-type="float" office:value="13.639347" calcext:value-type="float">
            <text:p>13.639347</text:p>
          </table:table-cell>
          <table:table-cell office:value-type="float" office:value="1.736474" calcext:value-type="float">
            <text:p>1.736474</text:p>
          </table:table-cell>
          <table:table-cell office:value-type="float" office:value="1.683803" calcext:value-type="float">
            <text:p>1.683803</text:p>
          </table:table-cell>
          <table:table-cell office:value-type="float" office:value="12.718819" calcext:value-type="float">
            <text:p>12.718819</text:p>
          </table:table-cell>
          <table:table-cell office:value-type="float" office:value="7552" calcext:value-type="float">
            <text:p>7552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635" calcext:value-type="float">
            <text:p>14.635</text:p>
          </table:table-cell>
          <table:table-cell office:value-type="float" office:value="13.712" calcext:value-type="float">
            <text:p>13.712</text:p>
          </table:table-cell>
        </table:table-row>
        <table:table-row table:style-name="ro1">
          <table:table-cell office:value-type="float" office:value="16059" calcext:value-type="float">
            <text:p>16059</text:p>
          </table:table-cell>
          <table:table-cell office:value-type="float" office:value="11" calcext:value-type="float">
            <text:p>11</text:p>
          </table:table-cell>
          <table:table-cell office:value-type="float" office:value="-47.199223" calcext:value-type="float">
            <text:p>-47.199223</text:p>
          </table:table-cell>
          <table:table-cell office:value-type="float" office:value="-42.466" calcext:value-type="float">
            <text:p>-42.466</text:p>
          </table:table-cell>
          <table:table-cell/>
          <table:table-cell office:value-type="float" office:value="-47.199223" calcext:value-type="float">
            <text:p>-47.199223</text:p>
          </table:table-cell>
          <table:table-cell office:value-type="float" office:value="-42.466" calcext:value-type="float">
            <text:p>-42.466</text:p>
          </table:table-cell>
          <table:table-cell office:value-type="float" office:value="-47.249762" calcext:value-type="float">
            <text:p>-47.249762</text:p>
          </table:table-cell>
          <table:table-cell office:value-type="float" office:value="13.274515" calcext:value-type="float">
            <text:p>13.274515</text:p>
          </table:table-cell>
          <table:table-cell office:value-type="float" office:value="13.679587" calcext:value-type="float">
            <text:p>13.679587</text:p>
          </table:table-cell>
          <table:table-cell office:value-type="float" office:value="1.530283" calcext:value-type="float">
            <text:p>1.530283</text:p>
          </table:table-cell>
          <table:table-cell office:value-type="float" office:value="1.698624" calcext:value-type="float">
            <text:p>1.698624</text:p>
          </table:table-cell>
          <table:table-cell office:value-type="float" office:value="29.271112" calcext:value-type="float">
            <text:p>29.271112</text:p>
          </table:table-cell>
          <table:table-cell office:value-type="float" office:value="7559" calcext:value-type="float">
            <text:p>7559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652" calcext:value-type="float">
            <text:p>14.652</text:p>
          </table:table-cell>
          <table:table-cell office:value-type="float" office:value="13.756" calcext:value-type="float">
            <text:p>13.756</text:p>
          </table:table-cell>
        </table:table-row>
        <table:table-row table:style-name="ro1">
          <table:table-cell office:value-type="float" office:value="16072" calcext:value-type="float">
            <text:p>16072</text:p>
          </table:table-cell>
          <table:table-cell office:value-type="float" office:value="1" calcext:value-type="float">
            <text:p>1</text:p>
          </table:table-cell>
          <table:table-cell office:value-type="float" office:value="-47.249762" calcext:value-type="float">
            <text:p>-47.249762</text:p>
          </table:table-cell>
          <table:table-cell office:value-type="float" office:value="-48.476" calcext:value-type="float">
            <text:p>-48.476</text:p>
          </table:table-cell>
          <table:table-cell/>
          <table:table-cell office:value-type="float" office:value="-47.249762" calcext:value-type="float">
            <text:p>-47.249762</text:p>
          </table:table-cell>
          <table:table-cell office:value-type="float" office:value="-48.476" calcext:value-type="float">
            <text:p>-48.476</text:p>
          </table:table-cell>
          <table:table-cell office:value-type="float" office:value="-47.217298" calcext:value-type="float">
            <text:p>-47.217298</text:p>
          </table:table-cell>
          <table:table-cell office:value-type="float" office:value="13.788317" calcext:value-type="float">
            <text:p>13.788317</text:p>
          </table:table-cell>
          <table:table-cell office:value-type="float" office:value="13.654064" calcext:value-type="float">
            <text:p>13.654064</text:p>
          </table:table-cell>
          <table:table-cell office:value-type="float" office:value="1.737212" calcext:value-type="float">
            <text:p>1.737212</text:p>
          </table:table-cell>
          <table:table-cell office:value-type="float" office:value="1.689238" calcext:value-type="float">
            <text:p>1.689238</text:p>
          </table:table-cell>
          <table:table-cell office:value-type="float" office:value="12.738499" calcext:value-type="float">
            <text:p>12.738499</text:p>
          </table:table-cell>
          <table:table-cell office:value-type="float" office:value="7555" calcext:value-type="float">
            <text:p>7555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652" calcext:value-type="float">
            <text:p>14.652</text:p>
          </table:table-cell>
          <table:table-cell office:value-type="float" office:value="13.77" calcext:value-type="float">
            <text:p>13.77</text:p>
          </table:table-cell>
        </table:table-row>
        <table:table-row table:style-name="ro1">
          <table:table-cell office:value-type="float" office:value="16117" calcext:value-type="float">
            <text:p>16117</text:p>
          </table:table-cell>
          <table:table-cell office:value-type="float" office:value="11" calcext:value-type="float">
            <text:p>11</text:p>
          </table:table-cell>
          <table:table-cell office:value-type="float" office:value="-47.217298" calcext:value-type="float">
            <text:p>-47.217298</text:p>
          </table:table-cell>
          <table:table-cell office:value-type="float" office:value="-42.419" calcext:value-type="float">
            <text:p>-42.419</text:p>
          </table:table-cell>
          <table:table-cell/>
          <table:table-cell office:value-type="float" office:value="-47.217298" calcext:value-type="float">
            <text:p>-47.217298</text:p>
          </table:table-cell>
          <table:table-cell office:value-type="float" office:value="-42.419" calcext:value-type="float">
            <text:p>-42.419</text:p>
          </table:table-cell>
          <table:table-cell office:value-type="float" office:value="-47.236755" calcext:value-type="float">
            <text:p>-47.236755</text:p>
          </table:table-cell>
          <table:table-cell office:value-type="float" office:value="13.273827" calcext:value-type="float">
            <text:p>13.273827</text:p>
          </table:table-cell>
          <table:table-cell office:value-type="float" office:value="13.671058" calcext:value-type="float">
            <text:p>13.671058</text:p>
          </table:table-cell>
          <table:table-cell office:value-type="float" office:value="1.529851" calcext:value-type="float">
            <text:p>1.529851</text:p>
          </table:table-cell>
          <table:table-cell office:value-type="float" office:value="1.695519" calcext:value-type="float">
            <text:p>1.695519</text:p>
          </table:table-cell>
          <table:table-cell office:value-type="float" office:value="29.400399" calcext:value-type="float">
            <text:p>29.400399</text:p>
          </table:table-cell>
          <table:table-cell office:value-type="float" office:value="7566" calcext:value-type="float">
            <text:p>7566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705" calcext:value-type="float">
            <text:p>14.705</text:p>
          </table:table-cell>
          <table:table-cell office:value-type="float" office:value="13.899" calcext:value-type="float">
            <text:p>13.899</text:p>
          </table:table-cell>
        </table:table-row>
        <table:table-row table:style-name="ro1">
          <table:table-cell office:value-type="float" office:value="16139" calcext:value-type="float">
            <text:p>16139</text:p>
          </table:table-cell>
          <table:table-cell office:value-type="float" office:value="1" calcext:value-type="float">
            <text:p>1</text:p>
          </table:table-cell>
          <table:table-cell office:value-type="float" office:value="-47.236755" calcext:value-type="float">
            <text:p>-47.236755</text:p>
          </table:table-cell>
          <table:table-cell office:value-type="float" office:value="-48.48" calcext:value-type="float">
            <text:p>-48.48</text:p>
          </table:table-cell>
          <table:table-cell/>
          <table:table-cell office:value-type="float" office:value="-47.236755" calcext:value-type="float">
            <text:p>-47.236755</text:p>
          </table:table-cell>
          <table:table-cell office:value-type="float" office:value="-48.48" calcext:value-type="float">
            <text:p>-48.48</text:p>
          </table:table-cell>
          <table:table-cell office:value-type="float" office:value="-47.204203" calcext:value-type="float">
            <text:p>-47.204203</text:p>
          </table:table-cell>
          <table:table-cell office:value-type="float" office:value="13.787951" calcext:value-type="float">
            <text:p>13.787951</text:p>
          </table:table-cell>
          <table:table-cell office:value-type="float" office:value="13.646125" calcext:value-type="float">
            <text:p>13.646125</text:p>
          </table:table-cell>
          <table:table-cell office:value-type="float" office:value="1.736957" calcext:value-type="float">
            <text:p>1.736957</text:p>
          </table:table-cell>
          <table:table-cell office:value-type="float" office:value="1.686322" calcext:value-type="float">
            <text:p>1.686322</text:p>
          </table:table-cell>
          <table:table-cell office:value-type="float" office:value="12.757798" calcext:value-type="float">
            <text:p>12.757798</text:p>
          </table:table-cell>
          <table:table-cell office:value-type="float" office:value="7563" calcext:value-type="float">
            <text:p>7563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705" calcext:value-type="float">
            <text:p>14.705</text:p>
          </table:table-cell>
          <table:table-cell office:value-type="float" office:value="13.943" calcext:value-type="float">
            <text:p>13.943</text:p>
          </table:table-cell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float" office:value="11" calcext:value-type="float">
            <text:p>11</text:p>
          </table:table-cell>
          <table:table-cell office:value-type="float" office:value="-47.204203" calcext:value-type="float">
            <text:p>-47.204203</text:p>
          </table:table-cell>
          <table:table-cell office:value-type="float" office:value="-42.313" calcext:value-type="float">
            <text:p>-42.313</text:p>
          </table:table-cell>
          <table:table-cell/>
          <table:table-cell office:value-type="float" office:value="-47.204203" calcext:value-type="float">
            <text:p>-47.204203</text:p>
          </table:table-cell>
          <table:table-cell office:value-type="float" office:value="-42.313" calcext:value-type="float">
            <text:p>-42.313</text:p>
          </table:table-cell>
          <table:table-cell office:value-type="float" office:value="-47.223895" calcext:value-type="float">
            <text:p>-47.223895</text:p>
          </table:table-cell>
          <table:table-cell office:value-type="float" office:value="13.274326" calcext:value-type="float">
            <text:p>13.274326</text:p>
          </table:table-cell>
          <table:table-cell office:value-type="float" office:value="13.664055" calcext:value-type="float">
            <text:p>13.664055</text:p>
          </table:table-cell>
          <table:table-cell office:value-type="float" office:value="1.530164" calcext:value-type="float">
            <text:p>1.530164</text:p>
          </table:table-cell>
          <table:table-cell office:value-type="float" office:value="1.692946" calcext:value-type="float">
            <text:p>1.692946</text:p>
          </table:table-cell>
          <table:table-cell office:value-type="float" office:value="29.584977" calcext:value-type="float">
            <text:p>29.584977</text:p>
          </table:table-cell>
          <table:table-cell office:value-type="float" office:value="7575" calcext:value-type="float">
            <text:p>7575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757" calcext:value-type="float">
            <text:p>14.757</text:p>
          </table:table-cell>
          <table:table-cell office:value-type="float" office:value="14.083" calcext:value-type="float">
            <text:p>14.083</text:p>
          </table:table-cell>
        </table:table-row>
        <table:table-row table:style-name="ro1">
          <table:table-cell office:value-type="float" office:value="16186" calcext:value-type="float">
            <text:p>16186</text:p>
          </table:table-cell>
          <table:table-cell office:value-type="float" office:value="1" calcext:value-type="float">
            <text:p>1</text:p>
          </table:table-cell>
          <table:table-cell office:value-type="float" office:value="-47.223895" calcext:value-type="float">
            <text:p>-47.223895</text:p>
          </table:table-cell>
          <table:table-cell office:value-type="float" office:value="-48.483" calcext:value-type="float">
            <text:p>-48.483</text:p>
          </table:table-cell>
          <table:table-cell/>
          <table:table-cell office:value-type="float" office:value="-47.223895" calcext:value-type="float">
            <text:p>-47.223895</text:p>
          </table:table-cell>
          <table:table-cell office:value-type="float" office:value="-48.483" calcext:value-type="float">
            <text:p>-48.483</text:p>
          </table:table-cell>
          <table:table-cell office:value-type="float" office:value="-47.190919" calcext:value-type="float">
            <text:p>-47.190919</text:p>
          </table:table-cell>
          <table:table-cell office:value-type="float" office:value="13.78759" calcext:value-type="float">
            <text:p>13.78759</text:p>
          </table:table-cell>
          <table:table-cell office:value-type="float" office:value="13.639723" calcext:value-type="float">
            <text:p>13.639723</text:p>
          </table:table-cell>
          <table:table-cell office:value-type="float" office:value="1.736705" calcext:value-type="float">
            <text:p>1.736705</text:p>
          </table:table-cell>
          <table:table-cell office:value-type="float" office:value="1.683979" calcext:value-type="float">
            <text:p>1.683979</text:p>
          </table:table-cell>
          <table:table-cell office:value-type="float" office:value="12.775795" calcext:value-type="float">
            <text:p>12.775795</text:p>
          </table:table-cell>
          <table:table-cell office:value-type="float" office:value="7571" calcext:value-type="float">
            <text:p>7571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757" calcext:value-type="float">
            <text:p>14.757</text:p>
          </table:table-cell>
          <table:table-cell office:value-type="float" office:value="14.106" calcext:value-type="float">
            <text:p>14.106</text:p>
          </table:table-cell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11" calcext:value-type="float">
            <text:p>11</text:p>
          </table:table-cell>
          <table:table-cell office:value-type="float" office:value="-47.190919" calcext:value-type="float">
            <text:p>-47.190919</text:p>
          </table:table-cell>
          <table:table-cell office:value-type="float" office:value="-42.215" calcext:value-type="float">
            <text:p>-42.215</text:p>
          </table:table-cell>
          <table:table-cell/>
          <table:table-cell office:value-type="float" office:value="-47.190919" calcext:value-type="float">
            <text:p>-47.190919</text:p>
          </table:table-cell>
          <table:table-cell office:value-type="float" office:value="-42.215" calcext:value-type="float">
            <text:p>-42.215</text:p>
          </table:table-cell>
          <table:table-cell office:value-type="float" office:value="-47.210834" calcext:value-type="float">
            <text:p>-47.210834</text:p>
          </table:table-cell>
          <table:table-cell office:value-type="float" office:value="13.274832" calcext:value-type="float">
            <text:p>13.274832</text:p>
          </table:table-cell>
          <table:table-cell office:value-type="float" office:value="13.658394" calcext:value-type="float">
            <text:p>13.658394</text:p>
          </table:table-cell>
          <table:table-cell office:value-type="float" office:value="1.530481" calcext:value-type="float">
            <text:p>1.530481</text:p>
          </table:table-cell>
          <table:table-cell office:value-type="float" office:value="1.690871" calcext:value-type="float">
            <text:p>1.690871</text:p>
          </table:table-cell>
          <table:table-cell office:value-type="float" office:value="29.753286" calcext:value-type="float">
            <text:p>29.753286</text:p>
          </table:table-cell>
          <table:table-cell office:value-type="float" office:value="7577" calcext:value-type="float">
            <text:p>7577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795" calcext:value-type="float">
            <text:p>14.795</text:p>
          </table:table-cell>
          <table:table-cell office:value-type="float" office:value="14.118" calcext:value-type="float">
            <text:p>14.118</text:p>
          </table:table-cell>
        </table:table-row>
        <table:table-row table:style-name="ro1">
          <table:table-cell office:value-type="float" office:value="16207" calcext:value-type="float">
            <text:p>16207</text:p>
          </table:table-cell>
          <table:table-cell office:value-type="float" office:value="1" calcext:value-type="float">
            <text:p>1</text:p>
          </table:table-cell>
          <table:table-cell office:value-type="float" office:value="-47.210834" calcext:value-type="float">
            <text:p>-47.210834</text:p>
          </table:table-cell>
          <table:table-cell office:value-type="float" office:value="-48.49" calcext:value-type="float">
            <text:p>-48.49</text:p>
          </table:table-cell>
          <table:table-cell/>
          <table:table-cell office:value-type="float" office:value="-47.210834" calcext:value-type="float">
            <text:p>-47.210834</text:p>
          </table:table-cell>
          <table:table-cell office:value-type="float" office:value="-48.49" calcext:value-type="float">
            <text:p>-48.49</text:p>
          </table:table-cell>
          <table:table-cell office:value-type="float" office:value="-47.177477" calcext:value-type="float">
            <text:p>-47.177477</text:p>
          </table:table-cell>
          <table:table-cell office:value-type="float" office:value="13.787222" calcext:value-type="float">
            <text:p>13.787222</text:p>
          </table:table-cell>
          <table:table-cell office:value-type="float" office:value="13.634563" calcext:value-type="float">
            <text:p>13.634563</text:p>
          </table:table-cell>
          <table:table-cell office:value-type="float" office:value="1.736449" calcext:value-type="float">
            <text:p>1.736449</text:p>
          </table:table-cell>
          <table:table-cell office:value-type="float" office:value="1.682098" calcext:value-type="float">
            <text:p>1.682098</text:p>
          </table:table-cell>
          <table:table-cell office:value-type="float" office:value="12.798557" calcext:value-type="float">
            <text:p>12.798557</text:p>
          </table:table-cell>
          <table:table-cell office:value-type="float" office:value="7573" calcext:value-type="float">
            <text:p>7573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795" calcext:value-type="float">
            <text:p>14.795</text:p>
          </table:table-cell>
          <table:table-cell office:value-type="float" office:value="14.133" calcext:value-type="float">
            <text:p>14.133</text:p>
          </table:table-cell>
        </table:table-row>
        <table:table-row table:style-name="ro1">
          <table:table-cell office:value-type="float" office:value="16219" calcext:value-type="float">
            <text:p>16219</text:p>
          </table:table-cell>
          <table:table-cell office:value-type="float" office:value="11" calcext:value-type="float">
            <text:p>11</text:p>
          </table:table-cell>
          <table:table-cell office:value-type="float" office:value="-47.177477" calcext:value-type="float">
            <text:p>-47.177477</text:p>
          </table:table-cell>
          <table:table-cell office:value-type="float" office:value="-42.28" calcext:value-type="float">
            <text:p>-42.28</text:p>
          </table:table-cell>
          <table:table-cell/>
          <table:table-cell office:value-type="float" office:value="-47.177477" calcext:value-type="float">
            <text:p>-47.177477</text:p>
          </table:table-cell>
          <table:table-cell office:value-type="float" office:value="-42.28" calcext:value-type="float">
            <text:p>-42.28</text:p>
          </table:table-cell>
          <table:table-cell office:value-type="float" office:value="-47.197672" calcext:value-type="float">
            <text:p>-47.197672</text:p>
          </table:table-cell>
          <table:table-cell office:value-type="float" office:value="13.275344" calcext:value-type="float">
            <text:p>13.275344</text:p>
          </table:table-cell>
          <table:table-cell office:value-type="float" office:value="13.653811" calcext:value-type="float">
            <text:p>13.653811</text:p>
          </table:table-cell>
          <table:table-cell office:value-type="float" office:value="1.530803" calcext:value-type="float">
            <text:p>1.530803</text:p>
          </table:table-cell>
          <table:table-cell office:value-type="float" office:value="1.689196" calcext:value-type="float">
            <text:p>1.689196</text:p>
          </table:table-cell>
          <table:table-cell office:value-type="float" office:value="29.597441" calcext:value-type="float">
            <text:p>29.597441</text:p>
          </table:table-cell>
          <table:table-cell office:value-type="float" office:value="7579" calcext:value-type="float">
            <text:p>7579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811" calcext:value-type="float">
            <text:p>14.811</text:p>
          </table:table-cell>
          <table:table-cell office:value-type="float" office:value="14.159" calcext:value-type="float">
            <text:p>14.159</text:p>
          </table:table-cell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float" office:value="1" calcext:value-type="float">
            <text:p>1</text:p>
          </table:table-cell>
          <table:table-cell office:value-type="float" office:value="-47.197672" calcext:value-type="float">
            <text:p>-47.197672</text:p>
          </table:table-cell>
          <table:table-cell office:value-type="float" office:value="-48.501" calcext:value-type="float">
            <text:p>-48.501</text:p>
          </table:table-cell>
          <table:table-cell/>
          <table:table-cell office:value-type="float" office:value="-47.197672" calcext:value-type="float">
            <text:p>-47.197672</text:p>
          </table:table-cell>
          <table:table-cell office:value-type="float" office:value="-48.501" calcext:value-type="float">
            <text:p>-48.501</text:p>
          </table:table-cell>
          <table:table-cell office:value-type="float" office:value="-47.164664" calcext:value-type="float">
            <text:p>-47.164664</text:p>
          </table:table-cell>
          <table:table-cell office:value-type="float" office:value="13.786852" calcext:value-type="float">
            <text:p>13.786852</text:p>
          </table:table-cell>
          <table:table-cell office:value-type="float" office:value="13.63019" calcext:value-type="float">
            <text:p>13.63019</text:p>
          </table:table-cell>
          <table:table-cell office:value-type="float" office:value="1.73619" calcext:value-type="float">
            <text:p>1.73619</text:p>
          </table:table-cell>
          <table:table-cell office:value-type="float" office:value="1.680473" calcext:value-type="float">
            <text:p>1.680473</text:p>
          </table:table-cell>
          <table:table-cell office:value-type="float" office:value="12.825975" calcext:value-type="float">
            <text:p>12.825975</text:p>
          </table:table-cell>
          <table:table-cell office:value-type="float" office:value="7575" calcext:value-type="float">
            <text:p>7575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811" calcext:value-type="float">
            <text:p>14.811</text:p>
          </table:table-cell>
          <table:table-cell office:value-type="float" office:value="14.171" calcext:value-type="float">
            <text:p>14.171</text:p>
          </table:table-cell>
        </table:table-row>
        <table:table-row table:style-name="ro1">
          <table:table-cell office:value-type="float" office:value="16239" calcext:value-type="float">
            <text:p>16239</text:p>
          </table:table-cell>
          <table:table-cell office:value-type="float" office:value="11" calcext:value-type="float">
            <text:p>11</text:p>
          </table:table-cell>
          <table:table-cell office:value-type="float" office:value="-47.164664" calcext:value-type="float">
            <text:p>-47.164664</text:p>
          </table:table-cell>
          <table:table-cell office:value-type="float" office:value="-42.561" calcext:value-type="float">
            <text:p>-42.561</text:p>
          </table:table-cell>
          <table:table-cell/>
          <table:table-cell office:value-type="float" office:value="-47.164664" calcext:value-type="float">
            <text:p>-47.164664</text:p>
          </table:table-cell>
          <table:table-cell office:value-type="float" office:value="-42.561" calcext:value-type="float">
            <text:p>-42.561</text:p>
          </table:table-cell>
          <table:table-cell office:value-type="float" office:value="-47.185182" calcext:value-type="float">
            <text:p>-47.185182</text:p>
          </table:table-cell>
          <table:table-cell office:value-type="float" office:value="13.275832" calcext:value-type="float">
            <text:p>13.275832</text:p>
          </table:table-cell>
          <table:table-cell office:value-type="float" office:value="13.649906" calcext:value-type="float">
            <text:p>13.649906</text:p>
          </table:table-cell>
          <table:table-cell office:value-type="float" office:value="1.531109" calcext:value-type="float">
            <text:p>1.531109</text:p>
          </table:table-cell>
          <table:table-cell office:value-type="float" office:value="1.687742" calcext:value-type="float">
            <text:p>1.687742</text:p>
          </table:table-cell>
          <table:table-cell office:value-type="float" office:value="29.013712" calcext:value-type="float">
            <text:p>29.013712</text:p>
          </table:table-cell>
          <table:table-cell office:value-type="float" office:value="7583" calcext:value-type="float">
            <text:p>7583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831" calcext:value-type="float">
            <text:p>14.831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float" office:value="16247" calcext:value-type="float">
            <text:p>16247</text:p>
          </table:table-cell>
          <table:table-cell office:value-type="float" office:value="1" calcext:value-type="float">
            <text:p>1</text:p>
          </table:table-cell>
          <table:table-cell office:value-type="float" office:value="-47.164664" calcext:value-type="float">
            <text:p>-47.164664</text:p>
          </table:table-cell>
          <table:table-cell office:value-type="float" office:value="-48.495" calcext:value-type="float">
            <text:p>-48.495</text:p>
          </table:table-cell>
          <table:table-cell/>
          <table:table-cell office:value-type="float" office:value="-47.164664" calcext:value-type="float">
            <text:p>-47.164664</text:p>
          </table:table-cell>
          <table:table-cell office:value-type="float" office:value="-48.495" calcext:value-type="float">
            <text:p>-48.495</text:p>
          </table:table-cell>
          <table:table-cell office:value-type="float" office:value="-47.153525" calcext:value-type="float">
            <text:p>-47.153525</text:p>
          </table:table-cell>
          <table:table-cell office:value-type="float" office:value="13.785925" calcext:value-type="float">
            <text:p>13.785925</text:p>
          </table:table-cell>
          <table:table-cell office:value-type="float" office:value="13.626157" calcext:value-type="float">
            <text:p>13.626157</text:p>
          </table:table-cell>
          <table:table-cell office:value-type="float" office:value="1.735542" calcext:value-type="float">
            <text:p>1.735542</text:p>
          </table:table-cell>
          <table:table-cell office:value-type="float" office:value="1.678898" calcext:value-type="float">
            <text:p>1.678898</text:p>
          </table:table-cell>
          <table:table-cell office:value-type="float" office:value="12.85662" calcext:value-type="float">
            <text:p>12.85662</text:p>
          </table:table-cell>
          <table:table-cell office:value-type="float" office:value="7577" calcext:value-type="float">
            <text:p>7577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831" calcext:value-type="float">
            <text:p>14.831</text:p>
          </table:table-cell>
          <table:table-cell office:value-type="float" office:value="14.211" calcext:value-type="float">
            <text:p>14.211</text:p>
          </table:table-cell>
        </table:table-row>
        <table:table-row table:style-name="ro1">
          <table:table-cell office:value-type="float" office:value="16272" calcext:value-type="float">
            <text:p>16272</text:p>
          </table:table-cell>
          <table:table-cell office:value-type="float" office:value="11" calcext:value-type="float">
            <text:p>11</text:p>
          </table:table-cell>
          <table:table-cell office:value-type="float" office:value="-47.153525" calcext:value-type="float">
            <text:p>-47.153525</text:p>
          </table:table-cell>
          <table:table-cell office:value-type="float" office:value="-42.739" calcext:value-type="float">
            <text:p>-42.739</text:p>
          </table:table-cell>
          <table:table-cell/>
          <table:table-cell office:value-type="float" office:value="-47.153525" calcext:value-type="float">
            <text:p>-47.153525</text:p>
          </table:table-cell>
          <table:table-cell office:value-type="float" office:value="-42.739" calcext:value-type="float">
            <text:p>-42.739</text:p>
          </table:table-cell>
          <table:table-cell office:value-type="float" office:value="-47.205246" calcext:value-type="float">
            <text:p>-47.205246</text:p>
          </table:table-cell>
          <table:table-cell office:value-type="float" office:value="13.276256" calcext:value-type="float">
            <text:p>13.276256</text:p>
          </table:table-cell>
          <table:table-cell office:value-type="float" office:value="13.666994" calcext:value-type="float">
            <text:p>13.666994</text:p>
          </table:table-cell>
          <table:table-cell office:value-type="float" office:value="1.531376" calcext:value-type="float">
            <text:p>1.531376</text:p>
          </table:table-cell>
          <table:table-cell office:value-type="float" office:value="1.693964" calcext:value-type="float">
            <text:p>1.693964</text:p>
          </table:table-cell>
          <table:table-cell office:value-type="float" office:value="28.63794" calcext:value-type="float">
            <text:p>28.63794</text:p>
          </table:table-cell>
          <table:table-cell office:value-type="float" office:value="7585" calcext:value-type="float">
            <text:p>7585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864" calcext:value-type="float">
            <text:p>14.864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16278" calcext:value-type="float">
            <text:p>16278</text:p>
          </table:table-cell>
          <table:table-cell office:value-type="float" office:value="1" calcext:value-type="float">
            <text:p>1</text:p>
          </table:table-cell>
          <table:table-cell office:value-type="float" office:value="-47.205246" calcext:value-type="float">
            <text:p>-47.205246</text:p>
          </table:table-cell>
          <table:table-cell office:value-type="float" office:value="-48.482" calcext:value-type="float">
            <text:p>-48.482</text:p>
          </table:table-cell>
          <table:table-cell/>
          <table:table-cell office:value-type="float" office:value="-47.205246" calcext:value-type="float">
            <text:p>-47.205246</text:p>
          </table:table-cell>
          <table:table-cell office:value-type="float" office:value="-48.482" calcext:value-type="float">
            <text:p>-48.482</text:p>
          </table:table-cell>
          <table:table-cell office:value-type="float" office:value="-47.174271" calcext:value-type="float">
            <text:p>-47.174271</text:p>
          </table:table-cell>
          <table:table-cell office:value-type="float" office:value="13.787065" calcext:value-type="float">
            <text:p>13.787065</text:p>
          </table:table-cell>
          <table:table-cell office:value-type="float" office:value="13.641907" calcext:value-type="float">
            <text:p>13.641907</text:p>
          </table:table-cell>
          <table:table-cell office:value-type="float" office:value="1.736339" calcext:value-type="float">
            <text:p>1.736339</text:p>
          </table:table-cell>
          <table:table-cell office:value-type="float" office:value="1.684647" calcext:value-type="float">
            <text:p>1.684647</text:p>
          </table:table-cell>
          <table:table-cell office:value-type="float" office:value="12.795821" calcext:value-type="float">
            <text:p>12.795821</text:p>
          </table:table-cell>
          <table:table-cell office:value-type="float" office:value="7581" calcext:value-type="float">
            <text:p>7581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864" calcext:value-type="float">
            <text:p>14.864</text:p>
          </table:table-cell>
          <table:table-cell office:value-type="float" office:value="14.292" calcext:value-type="float">
            <text:p>14.292</text:p>
          </table:table-cell>
        </table:table-row>
        <table:table-row table:style-name="ro1">
          <table:table-cell office:value-type="float" office:value="16291" calcext:value-type="float">
            <text:p>16291</text:p>
          </table:table-cell>
          <table:table-cell office:value-type="float" office:value="11" calcext:value-type="float">
            <text:p>11</text:p>
          </table:table-cell>
          <table:table-cell office:value-type="float" office:value="-47.174271" calcext:value-type="float">
            <text:p>-47.174271</text:p>
          </table:table-cell>
          <table:table-cell office:value-type="float" office:value="-42.411" calcext:value-type="float">
            <text:p>-42.411</text:p>
          </table:table-cell>
          <table:table-cell/>
          <table:table-cell office:value-type="float" office:value="-47.174271" calcext:value-type="float">
            <text:p>-47.174271</text:p>
          </table:table-cell>
          <table:table-cell office:value-type="float" office:value="-42.411" calcext:value-type="float">
            <text:p>-42.411</text:p>
          </table:table-cell>
          <table:table-cell office:value-type="float" office:value="-47.194396" calcext:value-type="float">
            <text:p>-47.194396</text:p>
          </table:table-cell>
          <table:table-cell office:value-type="float" office:value="13.275466" calcext:value-type="float">
            <text:p>13.275466</text:p>
          </table:table-cell>
          <table:table-cell office:value-type="float" office:value="13.660212" calcext:value-type="float">
            <text:p>13.660212</text:p>
          </table:table-cell>
          <table:table-cell office:value-type="float" office:value="1.530879" calcext:value-type="float">
            <text:p>1.530879</text:p>
          </table:table-cell>
          <table:table-cell office:value-type="float" office:value="1.691398" calcext:value-type="float">
            <text:p>1.691398</text:p>
          </table:table-cell>
          <table:table-cell office:value-type="float" office:value="29.330809" calcext:value-type="float">
            <text:p>29.330809</text:p>
          </table:table-cell>
          <table:table-cell office:value-type="float" office:value="7588" calcext:value-type="float">
            <text:p>7588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883" calcext:value-type="float">
            <text:p>14.883</text:p>
          </table:table-cell>
          <table:table-cell office:value-type="float" office:value="14.335" calcext:value-type="float">
            <text:p>14.335</text:p>
          </table:table-cell>
        </table:table-row>
        <table:table-row table:style-name="ro1">
          <table:table-cell office:value-type="float" office:value="16298" calcext:value-type="float">
            <text:p>16298</text:p>
          </table:table-cell>
          <table:table-cell office:value-type="float" office:value="1" calcext:value-type="float">
            <text:p>1</text:p>
          </table:table-cell>
          <table:table-cell office:value-type="float" office:value="-47.194396" calcext:value-type="float">
            <text:p>-47.194396</text:p>
          </table:table-cell>
          <table:table-cell office:value-type="float" office:value="-48.506" calcext:value-type="float">
            <text:p>-48.506</text:p>
          </table:table-cell>
          <table:table-cell/>
          <table:table-cell office:value-type="float" office:value="-47.194396" calcext:value-type="float">
            <text:p>-47.194396</text:p>
          </table:table-cell>
          <table:table-cell office:value-type="float" office:value="-48.506" calcext:value-type="float">
            <text:p>-48.506</text:p>
          </table:table-cell>
          <table:table-cell office:value-type="float" office:value="-47.162" calcext:value-type="float">
            <text:p>-47.162</text:p>
          </table:table-cell>
          <table:table-cell office:value-type="float" office:value="13.78676" calcext:value-type="float">
            <text:p>13.78676</text:p>
          </table:table-cell>
          <table:table-cell office:value-type="float" office:value="13.636014" calcext:value-type="float">
            <text:p>13.636014</text:p>
          </table:table-cell>
          <table:table-cell office:value-type="float" office:value="1.736126" calcext:value-type="float">
            <text:p>1.736126</text:p>
          </table:table-cell>
          <table:table-cell office:value-type="float" office:value="1.682461" calcext:value-type="float">
            <text:p>1.682461</text:p>
          </table:table-cell>
          <table:table-cell office:value-type="float" office:value="12.835365" calcext:value-type="float">
            <text:p>12.835365</text:p>
          </table:table-cell>
          <table:table-cell office:value-type="float" office:value="7584" calcext:value-type="float">
            <text:p>7584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883" calcext:value-type="float">
            <text:p>14.883</text:p>
          </table:table-cell>
          <table:table-cell office:value-type="float" office:value="14.352" calcext:value-type="float">
            <text:p>14.352</text:p>
          </table:table-cell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float" office:value="11" calcext:value-type="float">
            <text:p>11</text:p>
          </table:table-cell>
          <table:table-cell office:value-type="float" office:value="-47.162" calcext:value-type="float">
            <text:p>-47.162</text:p>
          </table:table-cell>
          <table:table-cell office:value-type="float" office:value="-42.453" calcext:value-type="float">
            <text:p>-42.453</text:p>
          </table:table-cell>
          <table:table-cell/>
          <table:table-cell office:value-type="float" office:value="-47.162" calcext:value-type="float">
            <text:p>-47.162</text:p>
          </table:table-cell>
          <table:table-cell office:value-type="float" office:value="-42.453" calcext:value-type="float">
            <text:p>-42.453</text:p>
          </table:table-cell>
          <table:table-cell office:value-type="float" office:value="-47.182621" calcext:value-type="float">
            <text:p>-47.182621</text:p>
          </table:table-cell>
          <table:table-cell office:value-type="float" office:value="13.275933" calcext:value-type="float">
            <text:p>13.275933</text:p>
          </table:table-cell>
          <table:table-cell office:value-type="float" office:value="13.654974" calcext:value-type="float">
            <text:p>13.654974</text:p>
          </table:table-cell>
          <table:table-cell office:value-type="float" office:value="1.531173" calcext:value-type="float">
            <text:p>1.531173</text:p>
          </table:table-cell>
          <table:table-cell office:value-type="float" office:value="1.689458" calcext:value-type="float">
            <text:p>1.689458</text:p>
          </table:table-cell>
          <table:table-cell office:value-type="float" office:value="29.222988" calcext:value-type="float">
            <text:p>29.222988</text:p>
          </table:table-cell>
          <table:table-cell office:value-type="float" office:value="7589" calcext:value-type="float">
            <text:p>7589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917" calcext:value-type="float">
            <text:p>14.917</text:p>
          </table:table-cell>
          <table:table-cell office:value-type="float" office:value="14.356" calcext:value-type="float">
            <text:p>14.356</text:p>
          </table:table-cell>
        </table:table-row>
        <table:table-row table:style-name="ro1">
          <table:table-cell office:value-type="float" office:value="16329" calcext:value-type="float">
            <text:p>16329</text:p>
          </table:table-cell>
          <table:table-cell office:value-type="float" office:value="1" calcext:value-type="float">
            <text:p>1</text:p>
          </table:table-cell>
          <table:table-cell office:value-type="float" office:value="-47.182621" calcext:value-type="float">
            <text:p>-47.182621</text:p>
          </table:table-cell>
          <table:table-cell office:value-type="float" office:value="-48.482" calcext:value-type="float">
            <text:p>-48.482</text:p>
          </table:table-cell>
          <table:table-cell/>
          <table:table-cell office:value-type="float" office:value="-47.182621" calcext:value-type="float">
            <text:p>-47.182621</text:p>
          </table:table-cell>
          <table:table-cell office:value-type="float" office:value="-48.482" calcext:value-type="float">
            <text:p>-48.482</text:p>
          </table:table-cell>
          <table:table-cell office:value-type="float" office:value="-47.150472" calcext:value-type="float">
            <text:p>-47.150472</text:p>
          </table:table-cell>
          <table:table-cell office:value-type="float" office:value="13.786429" calcext:value-type="float">
            <text:p>13.786429</text:p>
          </table:table-cell>
          <table:table-cell office:value-type="float" office:value="13.631058" calcext:value-type="float">
            <text:p>13.631058</text:p>
          </table:table-cell>
          <table:table-cell office:value-type="float" office:value="1.735895" calcext:value-type="float">
            <text:p>1.735895</text:p>
          </table:table-cell>
          <table:table-cell office:value-type="float" office:value="1.680604" calcext:value-type="float">
            <text:p>1.680604</text:p>
          </table:table-cell>
          <table:table-cell office:value-type="float" office:value="12.821493" calcext:value-type="float">
            <text:p>12.821493</text:p>
          </table:table-cell>
          <table:table-cell office:value-type="float" office:value="7585" calcext:value-type="float">
            <text:p>7585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917" calcext:value-type="float">
            <text:p>14.917</text:p>
          </table:table-cell>
          <table:table-cell office:value-type="float" office:value="14.372" calcext:value-type="float">
            <text:p>14.372</text:p>
          </table:table-cell>
        </table:table-row>
        <table:table-row table:style-name="ro1">
          <table:table-cell office:value-type="float" office:value="16338" calcext:value-type="float">
            <text:p>16338</text:p>
          </table:table-cell>
          <table:table-cell office:value-type="float" office:value="11" calcext:value-type="float">
            <text:p>11</text:p>
          </table:table-cell>
          <table:table-cell office:value-type="float" office:value="-47.150472" calcext:value-type="float">
            <text:p>-47.150472</text:p>
          </table:table-cell>
          <table:table-cell office:value-type="float" office:value="-42.276" calcext:value-type="float">
            <text:p>-42.276</text:p>
          </table:table-cell>
          <table:table-cell/>
          <table:table-cell office:value-type="float" office:value="-47.150472" calcext:value-type="float">
            <text:p>-47.150472</text:p>
          </table:table-cell>
          <table:table-cell office:value-type="float" office:value="-42.276" calcext:value-type="float">
            <text:p>-42.276</text:p>
          </table:table-cell>
          <table:table-cell office:value-type="float" office:value="-47.170923" calcext:value-type="float">
            <text:p>-47.170923</text:p>
          </table:table-cell>
          <table:table-cell office:value-type="float" office:value="13.276372" calcext:value-type="float">
            <text:p>13.276372</text:p>
          </table:table-cell>
          <table:table-cell office:value-type="float" office:value="13.650618" calcext:value-type="float">
            <text:p>13.650618</text:p>
          </table:table-cell>
          <table:table-cell office:value-type="float" office:value="1.531449" calcext:value-type="float">
            <text:p>1.531449</text:p>
          </table:table-cell>
          <table:table-cell office:value-type="float" office:value="1.687817" calcext:value-type="float">
            <text:p>1.687817</text:p>
          </table:table-cell>
          <table:table-cell office:value-type="float" office:value="29.551737" calcext:value-type="float">
            <text:p>29.551737</text:p>
          </table:table-cell>
          <table:table-cell office:value-type="float" office:value="7590" calcext:value-type="float">
            <text:p>7590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933" calcext:value-type="float">
            <text:p>14.933</text:p>
          </table:table-cell>
          <table:table-cell office:value-type="float" office:value="14.377" calcext:value-type="float">
            <text:p>14.377</text:p>
          </table:table-cell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float" office:value="1" calcext:value-type="float">
            <text:p>1</text:p>
          </table:table-cell>
          <table:table-cell office:value-type="float" office:value="-47.170923" calcext:value-type="float">
            <text:p>-47.170923</text:p>
          </table:table-cell>
          <table:table-cell office:value-type="float" office:value="-48.482" calcext:value-type="float">
            <text:p>-48.482</text:p>
          </table:table-cell>
          <table:table-cell/>
          <table:table-cell office:value-type="float" office:value="-47.170923" calcext:value-type="float">
            <text:p>-47.170923</text:p>
          </table:table-cell>
          <table:table-cell office:value-type="float" office:value="-48.482" calcext:value-type="float">
            <text:p>-48.482</text:p>
          </table:table-cell>
          <table:table-cell office:value-type="float" office:value="-47.138018" calcext:value-type="float">
            <text:p>-47.138018</text:p>
          </table:table-cell>
          <table:table-cell office:value-type="float" office:value="13.786101" calcext:value-type="float">
            <text:p>13.786101</text:p>
          </table:table-cell>
          <table:table-cell office:value-type="float" office:value="13.62723" calcext:value-type="float">
            <text:p>13.62723</text:p>
          </table:table-cell>
          <table:table-cell office:value-type="float" office:value="1.735665" calcext:value-type="float">
            <text:p>1.735665</text:p>
          </table:table-cell>
          <table:table-cell office:value-type="float" office:value="1.679191" calcext:value-type="float">
            <text:p>1.679191</text:p>
          </table:table-cell>
          <table:table-cell office:value-type="float" office:value="12.834767" calcext:value-type="float">
            <text:p>12.834767</text:p>
          </table:table-cell>
          <table:table-cell office:value-type="float" office:value="7586" calcext:value-type="float">
            <text:p>7586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933" calcext:value-type="float">
            <text:p>14.933</text:p>
          </table:table-cell>
          <table:table-cell office:value-type="float" office:value="14.391" calcext:value-type="float">
            <text:p>14.391</text:p>
          </table:table-cell>
        </table:table-row>
        <table:table-row table:style-name="ro1">
          <table:table-cell office:value-type="float" office:value="16349" calcext:value-type="float">
            <text:p>16349</text:p>
          </table:table-cell>
          <table:table-cell office:value-type="float" office:value="11" calcext:value-type="float">
            <text:p>11</text:p>
          </table:table-cell>
          <table:table-cell office:value-type="float" office:value="-47.138018" calcext:value-type="float">
            <text:p>-47.138018</text:p>
          </table:table-cell>
          <table:table-cell office:value-type="float" office:value="-42.241" calcext:value-type="float">
            <text:p>-42.241</text:p>
          </table:table-cell>
          <table:table-cell/>
          <table:table-cell office:value-type="float" office:value="-47.138018" calcext:value-type="float">
            <text:p>-47.138018</text:p>
          </table:table-cell>
          <table:table-cell office:value-type="float" office:value="-42.241" calcext:value-type="float">
            <text:p>-42.241</text:p>
          </table:table-cell>
          <table:table-cell office:value-type="float" office:value="-47.15864" calcext:value-type="float">
            <text:p>-47.15864</text:p>
          </table:table-cell>
          <table:table-cell office:value-type="float" office:value="13.276846" calcext:value-type="float">
            <text:p>13.276846</text:p>
          </table:table-cell>
          <table:table-cell office:value-type="float" office:value="13.647213" calcext:value-type="float">
            <text:p>13.647213</text:p>
          </table:table-cell>
          <table:table-cell office:value-type="float" office:value="1.531747" calcext:value-type="float">
            <text:p>1.531747</text:p>
          </table:table-cell>
          <table:table-cell office:value-type="float" office:value="1.686556" calcext:value-type="float">
            <text:p>1.686556</text:p>
          </table:table-cell>
          <table:table-cell office:value-type="float" office:value="29.59653" calcext:value-type="float">
            <text:p>29.59653</text:p>
          </table:table-cell>
          <table:table-cell office:value-type="float" office:value="7591" calcext:value-type="float">
            <text:p>7591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944" calcext:value-type="float">
            <text:p>14.944</text:p>
          </table:table-cell>
          <table:table-cell office:value-type="float" office:value="14.397" calcext:value-type="float">
            <text:p>14.397</text:p>
          </table:table-cell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float" office:value="1" calcext:value-type="float">
            <text:p>1</text:p>
          </table:table-cell>
          <table:table-cell office:value-type="float" office:value="-47.15864" calcext:value-type="float">
            <text:p>-47.15864</text:p>
          </table:table-cell>
          <table:table-cell office:value-type="float" office:value="-48.495" calcext:value-type="float">
            <text:p>-48.495</text:p>
          </table:table-cell>
          <table:table-cell/>
          <table:table-cell office:value-type="float" office:value="-47.15864" calcext:value-type="float">
            <text:p>-47.15864</text:p>
          </table:table-cell>
          <table:table-cell office:value-type="float" office:value="-48.495" calcext:value-type="float">
            <text:p>-48.495</text:p>
          </table:table-cell>
          <table:table-cell office:value-type="float" office:value="-47.125632" calcext:value-type="float">
            <text:p>-47.125632</text:p>
          </table:table-cell>
          <table:table-cell office:value-type="float" office:value="13.785756" calcext:value-type="float">
            <text:p>13.785756</text:p>
          </table:table-cell>
          <table:table-cell office:value-type="float" office:value="13.624097" calcext:value-type="float">
            <text:p>13.624097</text:p>
          </table:table-cell>
          <table:table-cell office:value-type="float" office:value="1.735424" calcext:value-type="float">
            <text:p>1.735424</text:p>
          </table:table-cell>
          <table:table-cell office:value-type="float" office:value="1.678032" calcext:value-type="float">
            <text:p>1.678032</text:p>
          </table:table-cell>
          <table:table-cell office:value-type="float" office:value="12.863456" calcext:value-type="float">
            <text:p>12.863456</text:p>
          </table:table-cell>
          <table:table-cell office:value-type="float" office:value="7587" calcext:value-type="float">
            <text:p>7587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944" calcext:value-type="float">
            <text:p>14.944</text:p>
          </table:table-cell>
          <table:table-cell office:value-type="float" office:value="14.41" calcext:value-type="float">
            <text:p>14.41</text:p>
          </table:table-cell>
        </table:table-row>
        <table:table-row table:style-name="ro1">
          <table:table-cell office:value-type="float" office:value="16373" calcext:value-type="float">
            <text:p>16373</text:p>
          </table:table-cell>
          <table:table-cell office:value-type="float" office:value="11" calcext:value-type="float">
            <text:p>11</text:p>
          </table:table-cell>
          <table:table-cell office:value-type="float" office:value="-47.125632" calcext:value-type="float">
            <text:p>-47.125632</text:p>
          </table:table-cell>
          <table:table-cell office:value-type="float" office:value="-42.38" calcext:value-type="float">
            <text:p>-42.38</text:p>
          </table:table-cell>
          <table:table-cell/>
          <table:table-cell office:value-type="float" office:value="-47.125632" calcext:value-type="float">
            <text:p>-47.125632</text:p>
          </table:table-cell>
          <table:table-cell office:value-type="float" office:value="-42.38" calcext:value-type="float">
            <text:p>-42.38</text:p>
          </table:table-cell>
          <table:table-cell office:value-type="float" office:value="-47.146596" calcext:value-type="float">
            <text:p>-47.146596</text:p>
          </table:table-cell>
          <table:table-cell office:value-type="float" office:value="13.277318" calcext:value-type="float">
            <text:p>13.277318</text:p>
          </table:table-cell>
          <table:table-cell office:value-type="float" office:value="13.644392" calcext:value-type="float">
            <text:p>13.644392</text:p>
          </table:table-cell>
          <table:table-cell office:value-type="float" office:value="1.532044" calcext:value-type="float">
            <text:p>1.532044</text:p>
          </table:table-cell>
          <table:table-cell office:value-type="float" office:value="1.685507" calcext:value-type="float">
            <text:p>1.685507</text:p>
          </table:table-cell>
          <table:table-cell office:value-type="float" office:value="29.295764" calcext:value-type="float">
            <text:p>29.295764</text:p>
          </table:table-cell>
          <table:table-cell office:value-type="float" office:value="7594" calcext:value-type="float">
            <text:p>7594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967" calcext:value-type="float">
            <text:p>14.967</text:p>
          </table:table-cell>
          <table:table-cell office:value-type="float" office:value="14.453" calcext:value-type="float">
            <text:p>14.45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-47.146596" calcext:value-type="float">
            <text:p>-47.146596</text:p>
          </table:table-cell>
          <table:table-cell office:value-type="float" office:value="-48.454" calcext:value-type="float">
            <text:p>-48.454</text:p>
          </table:table-cell>
          <table:table-cell/>
          <table:table-cell office:value-type="float" office:value="-47.146596" calcext:value-type="float">
            <text:p>-47.146596</text:p>
          </table:table-cell>
          <table:table-cell office:value-type="float" office:value="-48.454" calcext:value-type="float">
            <text:p>-48.454</text:p>
          </table:table-cell>
          <table:table-cell office:value-type="float" office:value="-47.114276" calcext:value-type="float">
            <text:p>-47.114276</text:p>
          </table:table-cell>
          <table:table-cell office:value-type="float" office:value="13.785417" calcext:value-type="float">
            <text:p>13.785417</text:p>
          </table:table-cell>
          <table:table-cell office:value-type="float" office:value="13.621281" calcext:value-type="float">
            <text:p>13.621281</text:p>
          </table:table-cell>
          <table:table-cell office:value-type="float" office:value="1.735187" calcext:value-type="float">
            <text:p>1.735187</text:p>
          </table:table-cell>
          <table:table-cell office:value-type="float" office:value="1.676948" calcext:value-type="float">
            <text:p>1.676948</text:p>
          </table:table-cell>
          <table:table-cell office:value-type="float" office:value="12.830599" calcext:value-type="float">
            <text:p>12.830599</text:p>
          </table:table-cell>
          <table:table-cell office:value-type="float" office:value="7592" calcext:value-type="float">
            <text:p>7592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967" calcext:value-type="float">
            <text:p>14.967</text:p>
          </table:table-cell>
          <table:table-cell office:value-type="float" office:value="14.512" calcext:value-type="float">
            <text:p>14.512</text:p>
          </table:table-cell>
        </table:table-row>
        <table:table-row table:style-name="ro1">
          <table:table-cell office:value-type="float" office:value="16396" calcext:value-type="float">
            <text:p>16396</text:p>
          </table:table-cell>
          <table:table-cell office:value-type="float" office:value="11" calcext:value-type="float">
            <text:p>11</text:p>
          </table:table-cell>
          <table:table-cell office:value-type="float" office:value="-47.114276" calcext:value-type="float">
            <text:p>-47.114276</text:p>
          </table:table-cell>
          <table:table-cell office:value-type="float" office:value="-42.608" calcext:value-type="float">
            <text:p>-42.608</text:p>
          </table:table-cell>
          <table:table-cell/>
          <table:table-cell office:value-type="float" office:value="-47.114276" calcext:value-type="float">
            <text:p>-47.114276</text:p>
          </table:table-cell>
          <table:table-cell office:value-type="float" office:value="-42.608" calcext:value-type="float">
            <text:p>-42.608</text:p>
          </table:table-cell>
          <table:table-cell office:value-type="float" office:value="-47.134839" calcext:value-type="float">
            <text:p>-47.134839</text:p>
          </table:table-cell>
          <table:table-cell office:value-type="float" office:value="13.27775" calcext:value-type="float">
            <text:p>13.27775</text:p>
          </table:table-cell>
          <table:table-cell office:value-type="float" office:value="13.641932" calcext:value-type="float">
            <text:p>13.641932</text:p>
          </table:table-cell>
          <table:table-cell office:value-type="float" office:value="1.532316" calcext:value-type="float">
            <text:p>1.532316</text:p>
          </table:table-cell>
          <table:table-cell office:value-type="float" office:value="1.684544" calcext:value-type="float">
            <text:p>1.684544</text:p>
          </table:table-cell>
          <table:table-cell office:value-type="float" office:value="28.820226" calcext:value-type="float">
            <text:p>28.820226</text:p>
          </table:table-cell>
          <table:table-cell office:value-type="float" office:value="7597" calcext:value-type="float">
            <text:p>7597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4.99" calcext:value-type="float">
            <text:p>14.99</text:p>
          </table:table-cell>
          <table:table-cell office:value-type="float" office:value="14.519" calcext:value-type="float">
            <text:p>14.519</text:p>
          </table:table-cell>
        </table:table-row>
        <table:table-row table:style-name="ro1">
          <table:table-cell office:value-type="float" office:value="16401" calcext:value-type="float">
            <text:p>16401</text:p>
          </table:table-cell>
          <table:table-cell office:value-type="float" office:value="1" calcext:value-type="float">
            <text:p>1</text:p>
          </table:table-cell>
          <table:table-cell office:value-type="float" office:value="-47.134839" calcext:value-type="float">
            <text:p>-47.134839</text:p>
          </table:table-cell>
          <table:table-cell office:value-type="float" office:value="-48.434" calcext:value-type="float">
            <text:p>-48.434</text:p>
          </table:table-cell>
          <table:table-cell/>
          <table:table-cell office:value-type="float" office:value="-47.134839" calcext:value-type="float">
            <text:p>-47.134839</text:p>
          </table:table-cell>
          <table:table-cell office:value-type="float" office:value="-48.434" calcext:value-type="float">
            <text:p>-48.434</text:p>
          </table:table-cell>
          <table:table-cell office:value-type="float" office:value="-47.103641" calcext:value-type="float">
            <text:p>-47.103641</text:p>
          </table:table-cell>
          <table:table-cell office:value-type="float" office:value="13.785087" calcext:value-type="float">
            <text:p>13.785087</text:p>
          </table:table-cell>
          <table:table-cell office:value-type="float" office:value="13.618678" calcext:value-type="float">
            <text:p>13.618678</text:p>
          </table:table-cell>
          <table:table-cell office:value-type="float" office:value="1.734956" calcext:value-type="float">
            <text:p>1.734956</text:p>
          </table:table-cell>
          <table:table-cell office:value-type="float" office:value="1.675879" calcext:value-type="float">
            <text:p>1.675879</text:p>
          </table:table-cell>
          <table:table-cell office:value-type="float" office:value="12.821246" calcext:value-type="float">
            <text:p>12.821246</text:p>
          </table:table-cell>
          <table:table-cell office:value-type="float" office:value="7593" calcext:value-type="float">
            <text:p>7593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4.99" calcext:value-type="float">
            <text:p>14.99</text:p>
          </table:table-cell>
          <table:table-cell office:value-type="float" office:value="14.531" calcext:value-type="float">
            <text:p>14.531</text:p>
          </table:table-cell>
        </table:table-row>
        <table:table-row table:style-name="ro1">
          <table:table-cell office:value-type="float" office:value="16408" calcext:value-type="float">
            <text:p>16408</text:p>
          </table:table-cell>
          <table:table-cell office:value-type="float" office:value="11" calcext:value-type="float">
            <text:p>11</text:p>
          </table:table-cell>
          <table:table-cell office:value-type="float" office:value="-47.103641" calcext:value-type="float">
            <text:p>-47.103641</text:p>
          </table:table-cell>
          <table:table-cell office:value-type="float" office:value="-42.864" calcext:value-type="float">
            <text:p>-42.864</text:p>
          </table:table-cell>
          <table:table-cell/>
          <table:table-cell office:value-type="float" office:value="-47.103641" calcext:value-type="float">
            <text:p>-47.103641</text:p>
          </table:table-cell>
          <table:table-cell office:value-type="float" office:value="-42.864" calcext:value-type="float">
            <text:p>-42.864</text:p>
          </table:table-cell>
          <table:table-cell office:value-type="float" office:value="-47.124075" calcext:value-type="float">
            <text:p>-47.124075</text:p>
          </table:table-cell>
          <table:table-cell office:value-type="float" office:value="13.278155" calcext:value-type="float">
            <text:p>13.278155</text:p>
          </table:table-cell>
          <table:table-cell office:value-type="float" office:value="13.639628" calcext:value-type="float">
            <text:p>13.639628</text:p>
          </table:table-cell>
          <table:table-cell office:value-type="float" office:value="1.532571" calcext:value-type="float">
            <text:p>1.532571</text:p>
          </table:table-cell>
          <table:table-cell office:value-type="float" office:value="1.683587" calcext:value-type="float">
            <text:p>1.683587</text:p>
          </table:table-cell>
          <table:table-cell office:value-type="float" office:value="28.290491" calcext:value-type="float">
            <text:p>28.290491</text:p>
          </table:table-cell>
          <table:table-cell office:value-type="float" office:value="7598" calcext:value-type="float">
            <text:p>7598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5.003" calcext:value-type="float">
            <text:p>15.003</text:p>
          </table:table-cell>
          <table:table-cell office:value-type="float" office:value="14.537" calcext:value-type="float">
            <text:p>14.537</text:p>
          </table:table-cell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float" office:value="1" calcext:value-type="float">
            <text:p>1</text:p>
          </table:table-cell>
          <table:table-cell office:value-type="float" office:value="-47.124075" calcext:value-type="float">
            <text:p>-47.124075</text:p>
          </table:table-cell>
          <table:table-cell office:value-type="float" office:value="-48.43" calcext:value-type="float">
            <text:p>-48.43</text:p>
          </table:table-cell>
          <table:table-cell/>
          <table:table-cell office:value-type="float" office:value="-47.124075" calcext:value-type="float">
            <text:p>-47.124075</text:p>
          </table:table-cell>
          <table:table-cell office:value-type="float" office:value="-48.43" calcext:value-type="float">
            <text:p>-48.43</text:p>
          </table:table-cell>
          <table:table-cell office:value-type="float" office:value="-47.094169" calcext:value-type="float">
            <text:p>-47.094169</text:p>
          </table:table-cell>
          <table:table-cell office:value-type="float" office:value="13.784785" calcext:value-type="float">
            <text:p>13.784785</text:p>
          </table:table-cell>
          <table:table-cell office:value-type="float" office:value="13.616178" calcext:value-type="float">
            <text:p>13.616178</text:p>
          </table:table-cell>
          <table:table-cell office:value-type="float" office:value="1.734745" calcext:value-type="float">
            <text:p>1.734745</text:p>
          </table:table-cell>
          <table:table-cell office:value-type="float" office:value="1.674792" calcext:value-type="float">
            <text:p>1.674792</text:p>
          </table:table-cell>
          <table:table-cell office:value-type="float" office:value="12.828922" calcext:value-type="float">
            <text:p>12.828922</text:p>
          </table:table-cell>
          <table:table-cell office:value-type="float" office:value="7594" calcext:value-type="float">
            <text:p>7594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5.003" calcext:value-type="float">
            <text:p>15.003</text:p>
          </table:table-cell>
          <table:table-cell office:value-type="float" office:value="14.553" calcext:value-type="float">
            <text:p>14.553</text:p>
          </table:table-cell>
        </table:table-row>
        <table:table-row table:style-name="ro1">
          <table:table-cell office:value-type="float" office:value="16430" calcext:value-type="float">
            <text:p>16430</text:p>
          </table:table-cell>
          <table:table-cell office:value-type="float" office:value="11" calcext:value-type="float">
            <text:p>11</text:p>
          </table:table-cell>
          <table:table-cell office:value-type="float" office:value="-47.094169" calcext:value-type="float">
            <text:p>-47.094169</text:p>
          </table:table-cell>
          <table:table-cell office:value-type="float" office:value="-42.537" calcext:value-type="float">
            <text:p>-42.537</text:p>
          </table:table-cell>
          <table:table-cell/>
          <table:table-cell office:value-type="float" office:value="-47.094169" calcext:value-type="float">
            <text:p>-47.094169</text:p>
          </table:table-cell>
          <table:table-cell office:value-type="float" office:value="-42.537" calcext:value-type="float">
            <text:p>-42.537</text:p>
          </table:table-cell>
          <table:table-cell office:value-type="float" office:value="-47.114675" calcext:value-type="float">
            <text:p>-47.114675</text:p>
          </table:table-cell>
          <table:table-cell office:value-type="float" office:value="13.278516" calcext:value-type="float">
            <text:p>13.278516</text:p>
          </table:table-cell>
          <table:table-cell office:value-type="float" office:value="13.637393" calcext:value-type="float">
            <text:p>13.637393</text:p>
          </table:table-cell>
          <table:table-cell office:value-type="float" office:value="1.532798" calcext:value-type="float">
            <text:p>1.532798</text:p>
          </table:table-cell>
          <table:table-cell office:value-type="float" office:value="1.682611" calcext:value-type="float">
            <text:p>1.682611</text:p>
          </table:table-cell>
          <table:table-cell office:value-type="float" office:value="28.921338" calcext:value-type="float">
            <text:p>28.921338</text:p>
          </table:table-cell>
          <table:table-cell office:value-type="float" office:value="7599" calcext:value-type="float">
            <text:p>7599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5.019" calcext:value-type="float">
            <text:p>15.019</text:p>
          </table:table-cell>
          <table:table-cell office:value-type="float" office:value="14.556" calcext:value-type="float">
            <text:p>14.556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1" calcext:value-type="float">
            <text:p>1</text:p>
          </table:table-cell>
          <table:table-cell office:value-type="float" office:value="-47.114675" calcext:value-type="float">
            <text:p>-47.114675</text:p>
          </table:table-cell>
          <table:table-cell office:value-type="float" office:value="-48.436" calcext:value-type="float">
            <text:p>-48.436</text:p>
          </table:table-cell>
          <table:table-cell/>
          <table:table-cell office:value-type="float" office:value="-47.114675" calcext:value-type="float">
            <text:p>-47.114675</text:p>
          </table:table-cell>
          <table:table-cell office:value-type="float" office:value="-48.436" calcext:value-type="float">
            <text:p>-48.436</text:p>
          </table:table-cell>
          <table:table-cell office:value-type="float" office:value="-47.083236" calcext:value-type="float">
            <text:p>-47.083236</text:p>
          </table:table-cell>
          <table:table-cell office:value-type="float" office:value="13.784521" calcext:value-type="float">
            <text:p>13.784521</text:p>
          </table:table-cell>
          <table:table-cell office:value-type="float" office:value="13.614548" calcext:value-type="float">
            <text:p>13.614548</text:p>
          </table:table-cell>
          <table:table-cell office:value-type="float" office:value="1.73456" calcext:value-type="float">
            <text:p>1.73456</text:p>
          </table:table-cell>
          <table:table-cell office:value-type="float" office:value="1.674122" calcext:value-type="float">
            <text:p>1.674122</text:p>
          </table:table-cell>
          <table:table-cell office:value-type="float" office:value="12.846396" calcext:value-type="float">
            <text:p>12.846396</text:p>
          </table:table-cell>
          <table:table-cell office:value-type="float" office:value="7595" calcext:value-type="float">
            <text:p>7595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5.019" calcext:value-type="float">
            <text:p>15.019</text:p>
          </table:table-cell>
          <table:table-cell office:value-type="float" office:value="14.569" calcext:value-type="float">
            <text:p>14.569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float" office:value="11" calcext:value-type="float">
            <text:p>11</text:p>
          </table:table-cell>
          <table:table-cell office:value-type="float" office:value="-47.083236" calcext:value-type="float">
            <text:p>-47.083236</text:p>
          </table:table-cell>
          <table:table-cell office:value-type="float" office:value="-42.521" calcext:value-type="float">
            <text:p>-42.521</text:p>
          </table:table-cell>
          <table:table-cell/>
          <table:table-cell office:value-type="float" office:value="-47.083236" calcext:value-type="float">
            <text:p>-47.083236</text:p>
          </table:table-cell>
          <table:table-cell office:value-type="float" office:value="-42.521" calcext:value-type="float">
            <text:p>-42.521</text:p>
          </table:table-cell>
          <table:table-cell office:value-type="float" office:value="-47.103974" calcext:value-type="float">
            <text:p>-47.103974</text:p>
          </table:table-cell>
          <table:table-cell office:value-type="float" office:value="13.278932" calcext:value-type="float">
            <text:p>13.278932</text:p>
          </table:table-cell>
          <table:table-cell office:value-type="float" office:value="13.635911" calcext:value-type="float">
            <text:p>13.635911</text:p>
          </table:table-cell>
          <table:table-cell office:value-type="float" office:value="1.53306" calcext:value-type="float">
            <text:p>1.53306</text:p>
          </table:table-cell>
          <table:table-cell office:value-type="float" office:value="1.681999" calcext:value-type="float">
            <text:p>1.681999</text:p>
          </table:table-cell>
          <table:table-cell office:value-type="float" office:value="28.931405" calcext:value-type="float">
            <text:p>28.931405</text:p>
          </table:table-cell>
          <table:table-cell office:value-type="float" office:value="7601" calcext:value-type="float">
            <text:p>7601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5.05" calcext:value-type="float">
            <text:p>15.05</text:p>
          </table:table-cell>
          <table:table-cell office:value-type="float" office:value="14.598" calcext:value-type="float">
            <text:p>14.598</text:p>
          </table:table-cell>
        </table:table-row>
        <table:table-row table:style-name="ro1">
          <table:table-cell office:value-type="float" office:value="16459" calcext:value-type="float">
            <text:p>16459</text:p>
          </table:table-cell>
          <table:table-cell office:value-type="float" office:value="1" calcext:value-type="float">
            <text:p>1</text:p>
          </table:table-cell>
          <table:table-cell office:value-type="float" office:value="-47.103974" calcext:value-type="float">
            <text:p>-47.103974</text:p>
          </table:table-cell>
          <table:table-cell office:value-type="float" office:value="-48.465" calcext:value-type="float">
            <text:p>-48.465</text:p>
          </table:table-cell>
          <table:table-cell/>
          <table:table-cell office:value-type="float" office:value="-47.103974" calcext:value-type="float">
            <text:p>-47.103974</text:p>
          </table:table-cell>
          <table:table-cell office:value-type="float" office:value="-48.465" calcext:value-type="float">
            <text:p>-48.465</text:p>
          </table:table-cell>
          <table:table-cell office:value-type="float" office:value="-47.07251" calcext:value-type="float">
            <text:p>-47.07251</text:p>
          </table:table-cell>
          <table:table-cell office:value-type="float" office:value="13.78422" calcext:value-type="float">
            <text:p>13.78422</text:p>
          </table:table-cell>
          <table:table-cell office:value-type="float" office:value="13.613193" calcext:value-type="float">
            <text:p>13.613193</text:p>
          </table:table-cell>
          <table:table-cell office:value-type="float" office:value="1.734349" calcext:value-type="float">
            <text:p>1.734349</text:p>
          </table:table-cell>
          <table:table-cell office:value-type="float" office:value="1.673563" calcext:value-type="float">
            <text:p>1.673563</text:p>
          </table:table-cell>
          <table:table-cell office:value-type="float" office:value="12.891445" calcext:value-type="float">
            <text:p>12.891445</text:p>
          </table:table-cell>
          <table:table-cell office:value-type="float" office:value="7598" calcext:value-type="float">
            <text:p>7598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5.05" calcext:value-type="float">
            <text:p>15.05</text:p>
          </table:table-cell>
          <table:table-cell office:value-type="float" office:value="14.632" calcext:value-type="float">
            <text:p>14.632</text:p>
          </table:table-cell>
        </table:table-row>
        <table:table-row table:style-name="ro1">
          <table:table-cell office:value-type="float" office:value="16483" calcext:value-type="float">
            <text:p>16483</text:p>
          </table:table-cell>
          <table:table-cell office:value-type="float" office:value="11" calcext:value-type="float">
            <text:p>11</text:p>
          </table:table-cell>
          <table:table-cell office:value-type="float" office:value="-47.07251" calcext:value-type="float">
            <text:p>-47.07251</text:p>
          </table:table-cell>
          <table:table-cell office:value-type="float" office:value="-42.434" calcext:value-type="float">
            <text:p>-42.434</text:p>
          </table:table-cell>
          <table:table-cell/>
          <table:table-cell office:value-type="float" office:value="-47.07251" calcext:value-type="float">
            <text:p>-47.07251</text:p>
          </table:table-cell>
          <table:table-cell office:value-type="float" office:value="-42.434" calcext:value-type="float">
            <text:p>-42.434</text:p>
          </table:table-cell>
          <table:table-cell office:value-type="float" office:value="-47.093783" calcext:value-type="float">
            <text:p>-47.093783</text:p>
          </table:table-cell>
          <table:table-cell office:value-type="float" office:value="13.27934" calcext:value-type="float">
            <text:p>13.27934</text:p>
          </table:table-cell>
          <table:table-cell office:value-type="float" office:value="13.634625" calcext:value-type="float">
            <text:p>13.634625</text:p>
          </table:table-cell>
          <table:table-cell office:value-type="float" office:value="1.533317" calcext:value-type="float">
            <text:p>1.533317</text:p>
          </table:table-cell>
          <table:table-cell office:value-type="float" office:value="1.68147" calcext:value-type="float">
            <text:p>1.68147</text:p>
          </table:table-cell>
          <table:table-cell office:value-type="float" office:value="29.082941" calcext:value-type="float">
            <text:p>29.082941</text:p>
          </table:table-cell>
          <table:table-cell office:value-type="float" office:value="7603" calcext:value-type="float">
            <text:p>7603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5.068" calcext:value-type="float">
            <text:p>15.068</text:p>
          </table:table-cell>
          <table:table-cell office:value-type="float" office:value="14.642" calcext:value-type="float">
            <text:p>14.642</text:p>
          </table:table-cell>
        </table:table-row>
        <table:table-row table:style-name="ro1">
          <table:table-cell office:value-type="float" office:value="16487" calcext:value-type="float">
            <text:p>16487</text:p>
          </table:table-cell>
          <table:table-cell office:value-type="float" office:value="1" calcext:value-type="float">
            <text:p>1</text:p>
          </table:table-cell>
          <table:table-cell office:value-type="float" office:value="-47.093783" calcext:value-type="float">
            <text:p>-47.093783</text:p>
          </table:table-cell>
          <table:table-cell office:value-type="float" office:value="-48.449" calcext:value-type="float">
            <text:p>-48.449</text:p>
          </table:table-cell>
          <table:table-cell/>
          <table:table-cell office:value-type="float" office:value="-47.093783" calcext:value-type="float">
            <text:p>-47.093783</text:p>
          </table:table-cell>
          <table:table-cell office:value-type="float" office:value="-48.449" calcext:value-type="float">
            <text:p>-48.449</text:p>
          </table:table-cell>
          <table:table-cell office:value-type="float" office:value="-47.061957" calcext:value-type="float">
            <text:p>-47.061957</text:p>
          </table:table-cell>
          <table:table-cell office:value-type="float" office:value="13.783934" calcext:value-type="float">
            <text:p>13.783934</text:p>
          </table:table-cell>
          <table:table-cell office:value-type="float" office:value="13.612116" calcext:value-type="float">
            <text:p>13.612116</text:p>
          </table:table-cell>
          <table:table-cell office:value-type="float" office:value="1.734149" calcext:value-type="float">
            <text:p>1.734149</text:p>
          </table:table-cell>
          <table:table-cell office:value-type="float" office:value="1.673134" calcext:value-type="float">
            <text:p>1.673134</text:p>
          </table:table-cell>
          <table:table-cell office:value-type="float" office:value="12.884853" calcext:value-type="float">
            <text:p>12.884853</text:p>
          </table:table-cell>
          <table:table-cell office:value-type="float" office:value="7600" calcext:value-type="float">
            <text:p>7600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5.068" calcext:value-type="float">
            <text:p>15.068</text:p>
          </table:table-cell>
          <table:table-cell office:value-type="float" office:value="14.69" calcext:value-type="float">
            <text:p>14.69</text:p>
          </table:table-cell>
        </table:table-row>
        <table:table-row table:style-name="ro1">
          <table:table-cell office:value-type="float" office:value="16502" calcext:value-type="float">
            <text:p>16502</text:p>
          </table:table-cell>
          <table:table-cell office:value-type="float" office:value="11" calcext:value-type="float">
            <text:p>11</text:p>
          </table:table-cell>
          <table:table-cell office:value-type="float" office:value="-47.093783" calcext:value-type="float">
            <text:p>-47.093783</text:p>
          </table:table-cell>
          <table:table-cell office:value-type="float" office:value="-42.672" calcext:value-type="float">
            <text:p>-42.672</text:p>
          </table:table-cell>
          <table:table-cell/>
          <table:table-cell office:value-type="float" office:value="-47.093783" calcext:value-type="float">
            <text:p>-47.093783</text:p>
          </table:table-cell>
          <table:table-cell office:value-type="float" office:value="-42.672" calcext:value-type="float">
            <text:p>-42.672</text:p>
          </table:table-cell>
          <table:table-cell office:value-type="float" office:value="-47.083158" calcext:value-type="float">
            <text:p>-47.083158</text:p>
          </table:table-cell>
          <table:table-cell office:value-type="float" office:value="13.27853" calcext:value-type="float">
            <text:p>13.27853</text:p>
          </table:table-cell>
          <table:table-cell office:value-type="float" office:value="13.633656" calcext:value-type="float">
            <text:p>13.633656</text:p>
          </table:table-cell>
          <table:table-cell office:value-type="float" office:value="1.532807" calcext:value-type="float">
            <text:p>1.532807</text:p>
          </table:table-cell>
          <table:table-cell office:value-type="float" office:value="1.681074" calcext:value-type="float">
            <text:p>1.681074</text:p>
          </table:table-cell>
          <table:table-cell office:value-type="float" office:value="28.652361" calcext:value-type="float">
            <text:p>28.652361</text:p>
          </table:table-cell>
          <table:table-cell office:value-type="float" office:value="7605" calcext:value-type="float">
            <text:p>7605</text:p>
          </table:table-cell>
          <table:table-cell office:value-type="float" office:value="2.858427" calcext:value-type="float">
            <text:p>2.858427</text:p>
          </table:table-cell>
          <table:table-cell office:value-type="float" office:value="15.089" calcext:value-type="float">
            <text:p>15.089</text:p>
          </table:table-cell>
          <table:table-cell office:value-type="float" office:value="14.683" calcext:value-type="float">
            <text:p>14.683</text:p>
          </table:table-cell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float" office:value="1" calcext:value-type="float">
            <text:p>1</text:p>
          </table:table-cell>
          <table:table-cell office:value-type="float" office:value="-47.083158" calcext:value-type="float">
            <text:p>-47.083158</text:p>
          </table:table-cell>
          <table:table-cell office:value-type="float" office:value="-48.434" calcext:value-type="float">
            <text:p>-48.434</text:p>
          </table:table-cell>
          <table:table-cell/>
          <table:table-cell office:value-type="float" office:value="-47.083158" calcext:value-type="float">
            <text:p>-47.083158</text:p>
          </table:table-cell>
          <table:table-cell office:value-type="float" office:value="-48.434" calcext:value-type="float">
            <text:p>-48.434</text:p>
          </table:table-cell>
          <table:table-cell office:value-type="float" office:value="-47.031527" calcext:value-type="float">
            <text:p>-47.031527</text:p>
          </table:table-cell>
          <table:table-cell office:value-type="float" office:value="13.783636" calcext:value-type="float">
            <text:p>13.783636</text:p>
          </table:table-cell>
          <table:table-cell office:value-type="float" office:value="13.59071" calcext:value-type="float">
            <text:p>13.59071</text:p>
          </table:table-cell>
          <table:table-cell office:value-type="float" office:value="1.73394" calcext:value-type="float">
            <text:p>1.73394</text:p>
          </table:table-cell>
          <table:table-cell office:value-type="float" office:value="1.665074" calcext:value-type="float">
            <text:p>1.665074</text:p>
          </table:table-cell>
          <table:table-cell office:value-type="float" office:value="12.879889" calcext:value-type="float">
            <text:p>12.879889</text:p>
          </table:table-cell>
          <table:table-cell office:value-type="float" office:value="7605" calcext:value-type="float">
            <text:p>7605</text:p>
          </table:table-cell>
          <table:table-cell office:value-type="float" office:value="1.793385" calcext:value-type="float">
            <text:p>1.793385</text:p>
          </table:table-cell>
          <table:table-cell office:value-type="float" office:value="15.089" calcext:value-type="float">
            <text:p>15.089</text:p>
          </table:table-cell>
          <table:table-cell office:value-type="float" office:value="14.778" calcext:value-type="float">
            <text:p>14.778</text:p>
          </table:table-cell>
        </table:table-row>
      </table:table>
      <table:table table:name="Rot180" table:style-name="ta1">
        <table:table-column table:style-name="co1" table:number-columns-repeated="16" table:default-cell-style-name="Default"/>
        <table:table-row table:style-name="ro1">
          <table:table-cell office:value-type="float" office:value="1200371" calcext:value-type="float">
            <text:p>1200371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ast yaw</text:p>
          </table:table-cell>
          <table:table-cell office:value-type="string" calcext:value-type="string">
            <text:p>cam yaw</text:p>
          </table:table-cell>
          <table:table-cell office:value-type="string" calcext:value-type="string">
            <text:p>calc yaw</text:p>
          </table:table-cell>
          <table:table-cell office:value-type="string" calcext:value-type="string">
            <text:p>update yaw</text:p>
          </table:table-cell>
          <table:table-cell office:value-type="string" calcext:value-type="string">
            <text:p><text:s/>est ya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 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t y</text:p>
          </table:table-cell>
          <table:table-cell office:value-type="string" calcext:value-type="string">
            <text:p>adju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t</text:p>
          </table:table-cell>
          <table:table-cell table:number-columns-repeated="2"/>
        </table:table-row>
        <table:table-row table:style-name="ro1">
          <table:table-cell office:value-type="float" office:value="1200427" calcext:value-type="float">
            <text:p>1200427</text:p>
          </table:table-cell>
          <table:table-cell office:value-type="float" office:value="1" calcext:value-type="float">
            <text:p>1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38.992" calcext:value-type="float">
            <text:p>138.992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38.992" calcext:value-type="float">
            <text:p>138.992</text:p>
          </table:table-cell>
          <table:table-cell office:value-type="float" office:value="140.635076" calcext:value-type="float">
            <text:p>140.635076</text:p>
          </table:table-cell>
          <table:table-cell office:value-type="float" office:value="13.589975" calcext:value-type="float">
            <text:p>13.589975</text:p>
          </table:table-cell>
          <table:table-cell office:value-type="float" office:value="13.479207" calcext:value-type="float">
            <text:p>13.479207</text:p>
          </table:table-cell>
          <table:table-cell office:value-type="float" office:value="1.62248" calcext:value-type="float">
            <text:p>1.62248</text:p>
          </table:table-cell>
          <table:table-cell office:value-type="float" office:value="1.584896" calcext:value-type="float">
            <text:p>1.584896</text:p>
          </table:table-cell>
          <table:table-cell office:value-type="float" office:value="17.656107" calcext:value-type="float">
            <text:p>17.656107</text:p>
          </table:table-cell>
          <table:table-cell office:value-type="float" office:value="119308" calcext:value-type="float">
            <text:p>119308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8.946" calcext:value-type="float">
            <text:p>1198.946</text:p>
          </table:table-cell>
          <table:table-cell office:value-type="float" office:value="1198.069" calcext:value-type="float">
            <text:p>1198.069</text:p>
          </table:table-cell>
        </table:table-row>
        <table:table-row table:style-name="ro1">
          <table:table-cell office:value-type="float" office:value="1200429" calcext:value-type="float">
            <text:p>1200429</text:p>
          </table:table-cell>
          <table:table-cell office:value-type="float" office:value="2" calcext:value-type="float">
            <text:p>2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40.587" calcext:value-type="float">
            <text:p>140.587</text:p>
          </table:table-cell>
          <table:table-cell office:value-type="float" office:value="140.607013" calcext:value-type="float">
            <text:p>140.607013</text:p>
          </table:table-cell>
          <table:table-cell office:value-type="float" office:value="140.587" calcext:value-type="float">
            <text:p>140.587</text:p>
          </table:table-cell>
          <table:table-cell office:value-type="float" office:value="140.616551" calcext:value-type="float">
            <text:p>140.616551</text:p>
          </table:table-cell>
          <table:table-cell office:value-type="float" office:value="13.795856" calcext:value-type="float">
            <text:p>13.795856</text:p>
          </table:table-cell>
          <table:table-cell office:value-type="float" office:value="13.489879" calcext:value-type="float">
            <text:p>13.489879</text:p>
          </table:table-cell>
          <table:table-cell office:value-type="float" office:value="1.697909" calcext:value-type="float">
            <text:p>1.697909</text:p>
          </table:table-cell>
          <table:table-cell office:value-type="float" office:value="1.588688" calcext:value-type="float">
            <text:p>1.588688</text:p>
          </table:table-cell>
          <table:table-cell office:value-type="float" office:value="19.005909" calcext:value-type="float">
            <text:p>19.0059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2.745993" calcext:value-type="float">
            <text:p>2.745993</text:p>
          </table:table-cell>
          <table:table-cell office:value-type="float" office:value="1198.946" calcext:value-type="float">
            <text:p>1198.946</text:p>
          </table:table-cell>
          <table:table-cell office:value-type="float" office:value="1198.069" calcext:value-type="float">
            <text:p>1198.069</text:p>
          </table:table-cell>
        </table:table-row>
        <table:table-row table:style-name="ro1">
          <table:table-cell office:value-type="float" office:value="1200433" calcext:value-type="float">
            <text:p>1200433</text:p>
          </table:table-cell>
          <table:table-cell office:value-type="float" office:value="11" calcext:value-type="float">
            <text:p>11</text:p>
          </table:table-cell>
          <table:table-cell office:value-type="float" office:value="140.616551" calcext:value-type="float">
            <text:p>140.616551</text:p>
          </table:table-cell>
          <table:table-cell office:value-type="float" office:value="142.39" calcext:value-type="float">
            <text:p>142.39</text:p>
          </table:table-cell>
          <table:table-cell office:value-type="float" office:value="140.616551" calcext:value-type="float">
            <text:p>140.616551</text:p>
          </table:table-cell>
          <table:table-cell office:value-type="float" office:value="142.39" calcext:value-type="float">
            <text:p>142.39</text:p>
          </table:table-cell>
          <table:table-cell office:value-type="float" office:value="140.616131" calcext:value-type="float">
            <text:p>140.616131</text:p>
          </table:table-cell>
          <table:table-cell office:value-type="float" office:value="13.191186" calcext:value-type="float">
            <text:p>13.191186</text:p>
          </table:table-cell>
          <table:table-cell office:value-type="float" office:value="13.517684" calcext:value-type="float">
            <text:p>13.517684</text:p>
          </table:table-cell>
          <table:table-cell office:value-type="float" office:value="1.477367" calcext:value-type="float">
            <text:p>1.477367</text:p>
          </table:table-cell>
          <table:table-cell office:value-type="float" office:value="1.598624" calcext:value-type="float">
            <text:p>1.598624</text:p>
          </table:table-cell>
          <table:table-cell office:value-type="float" office:value="18.545683" calcext:value-type="float">
            <text:p>18.545683</text:p>
          </table:table-cell>
          <table:table-cell office:value-type="float" office:value="119303" calcext:value-type="float">
            <text:p>119303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8.946" calcext:value-type="float">
            <text:p>1198.946</text:p>
          </table:table-cell>
          <table:table-cell office:value-type="float" office:value="1198.079" calcext:value-type="float">
            <text:p>1198.079</text:p>
          </table:table-cell>
        </table:table-row>
        <table:table-row table:style-name="ro1">
          <table:table-cell office:value-type="float" office:value="1200446" calcext:value-type="float">
            <text:p>1200446</text:p>
          </table:table-cell>
          <table:table-cell office:value-type="float" office:value="1" calcext:value-type="float">
            <text:p>1</text:p>
          </table:table-cell>
          <table:table-cell office:value-type="float" office:value="140.616131" calcext:value-type="float">
            <text:p>140.616131</text:p>
          </table:table-cell>
          <table:table-cell office:value-type="float" office:value="138.955" calcext:value-type="float">
            <text:p>138.955</text:p>
          </table:table-cell>
          <table:table-cell office:value-type="float" office:value="140.616131" calcext:value-type="float">
            <text:p>140.616131</text:p>
          </table:table-cell>
          <table:table-cell office:value-type="float" office:value="138.955" calcext:value-type="float">
            <text:p>138.955</text:p>
          </table:table-cell>
          <table:table-cell office:value-type="float" office:value="140.634943" calcext:value-type="float">
            <text:p>140.634943</text:p>
          </table:table-cell>
          <table:table-cell office:value-type="float" office:value="13.589736" calcext:value-type="float">
            <text:p>13.589736</text:p>
          </table:table-cell>
          <table:table-cell office:value-type="float" office:value="13.487208" calcext:value-type="float">
            <text:p>13.487208</text:p>
          </table:table-cell>
          <table:table-cell office:value-type="float" office:value="1.62227" calcext:value-type="float">
            <text:p>1.62227</text:p>
          </table:table-cell>
          <table:table-cell office:value-type="float" office:value="1.587831" calcext:value-type="float">
            <text:p>1.587831</text:p>
          </table:table-cell>
          <table:table-cell office:value-type="float" office:value="17.726211" calcext:value-type="float">
            <text:p>17.726211</text:p>
          </table:table-cell>
          <table:table-cell office:value-type="float" office:value="119309" calcext:value-type="float">
            <text:p>119309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8.966" calcext:value-type="float">
            <text:p>1198.966</text:p>
          </table:table-cell>
          <table:table-cell office:value-type="float" office:value="1198.091" calcext:value-type="float">
            <text:p>1198.091</text:p>
          </table:table-cell>
        </table:table-row>
        <table:table-row table:style-name="ro1">
          <table:table-cell office:value-type="float" office:value="1200452" calcext:value-type="float">
            <text:p>1200452</text:p>
          </table:table-cell>
          <table:table-cell office:value-type="float" office:value="2" calcext:value-type="float">
            <text:p>2</text:p>
          </table:table-cell>
          <table:table-cell office:value-type="float" office:value="140.616131" calcext:value-type="float">
            <text:p>140.616131</text:p>
          </table:table-cell>
          <table:table-cell office:value-type="float" office:value="140.596" calcext:value-type="float">
            <text:p>140.596</text:p>
          </table:table-cell>
          <table:table-cell office:value-type="float" office:value="140.616131" calcext:value-type="float">
            <text:p>140.616131</text:p>
          </table:table-cell>
          <table:table-cell office:value-type="float" office:value="140.596" calcext:value-type="float">
            <text:p>140.596</text:p>
          </table:table-cell>
          <table:table-cell office:value-type="float" office:value="140.616082" calcext:value-type="float">
            <text:p>140.616082</text:p>
          </table:table-cell>
          <table:table-cell office:value-type="float" office:value="13.794095" calcext:value-type="float">
            <text:p>13.794095</text:p>
          </table:table-cell>
          <table:table-cell office:value-type="float" office:value="13.497052" calcext:value-type="float">
            <text:p>13.497052</text:p>
          </table:table-cell>
          <table:table-cell office:value-type="float" office:value="1.695566" calcext:value-type="float">
            <text:p>1.695566</text:p>
          </table:table-cell>
          <table:table-cell office:value-type="float" office:value="1.591298" calcext:value-type="float">
            <text:p>1.591298</text:p>
          </table:table-cell>
          <table:table-cell office:value-type="float" office:value="19.010416" calcext:value-type="float">
            <text:p>19.010416</text:p>
          </table:table-cell>
          <table:table-cell office:value-type="float" office:value="119309" calcext:value-type="float">
            <text:p>119309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8.966" calcext:value-type="float">
            <text:p>1198.966</text:p>
          </table:table-cell>
          <table:table-cell office:value-type="float" office:value="1198.091" calcext:value-type="float">
            <text:p>1198.091</text:p>
          </table:table-cell>
        </table:table-row>
        <table:table-row table:style-name="ro1">
          <table:table-cell office:value-type="float" office:value="1200461" calcext:value-type="float">
            <text:p>1200461</text:p>
          </table:table-cell>
          <table:table-cell office:value-type="float" office:value="11" calcext:value-type="float">
            <text:p>11</text:p>
          </table:table-cell>
          <table:table-cell office:value-type="float" office:value="140.616082" calcext:value-type="float">
            <text:p>140.616082</text:p>
          </table:table-cell>
          <table:table-cell office:value-type="float" office:value="142.299" calcext:value-type="float">
            <text:p>142.299</text:p>
          </table:table-cell>
          <table:table-cell office:value-type="float" office:value="140.616082" calcext:value-type="float">
            <text:p>140.616082</text:p>
          </table:table-cell>
          <table:table-cell office:value-type="float" office:value="142.299" calcext:value-type="float">
            <text:p>142.299</text:p>
          </table:table-cell>
          <table:table-cell office:value-type="float" office:value="140.615764" calcext:value-type="float">
            <text:p>140.615764</text:p>
          </table:table-cell>
          <table:table-cell office:value-type="float" office:value="13.191167" calcext:value-type="float">
            <text:p>13.191167</text:p>
          </table:table-cell>
          <table:table-cell office:value-type="float" office:value="13.524041" calcext:value-type="float">
            <text:p>13.524041</text:p>
          </table:table-cell>
          <table:table-cell office:value-type="float" office:value="1.477357" calcext:value-type="float">
            <text:p>1.477357</text:p>
          </table:table-cell>
          <table:table-cell office:value-type="float" office:value="1.60078" calcext:value-type="float">
            <text:p>1.60078</text:p>
          </table:table-cell>
          <table:table-cell office:value-type="float" office:value="18.403077" calcext:value-type="float">
            <text:p>18.403077</text:p>
          </table:table-cell>
          <table:table-cell office:value-type="float" office:value="119307" calcext:value-type="float">
            <text:p>119307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8.966" calcext:value-type="float">
            <text:p>1198.966</text:p>
          </table:table-cell>
          <table:table-cell office:value-type="float" office:value="1198.16" calcext:value-type="float">
            <text:p>1198.16</text:p>
          </table:table-cell>
        </table:table-row>
        <table:table-row table:style-name="ro1">
          <table:table-cell office:value-type="float" office:value="1200474" calcext:value-type="float">
            <text:p>1200474</text:p>
          </table:table-cell>
          <table:table-cell office:value-type="float" office:value="1" calcext:value-type="float">
            <text:p>1</text:p>
          </table:table-cell>
          <table:table-cell office:value-type="float" office:value="140.615764" calcext:value-type="float">
            <text:p>140.615764</text:p>
          </table:table-cell>
          <table:table-cell office:value-type="float" office:value="138.919" calcext:value-type="float">
            <text:p>138.919</text:p>
          </table:table-cell>
          <table:table-cell office:value-type="float" office:value="140.615764" calcext:value-type="float">
            <text:p>140.615764</text:p>
          </table:table-cell>
          <table:table-cell office:value-type="float" office:value="138.919" calcext:value-type="float">
            <text:p>138.919</text:p>
          </table:table-cell>
          <table:table-cell office:value-type="float" office:value="140.633756" calcext:value-type="float">
            <text:p>140.633756</text:p>
          </table:table-cell>
          <table:table-cell office:value-type="float" office:value="13.589746" calcext:value-type="float">
            <text:p>13.589746</text:p>
          </table:table-cell>
          <table:table-cell office:value-type="float" office:value="13.492771" calcext:value-type="float">
            <text:p>13.492771</text:p>
          </table:table-cell>
          <table:table-cell office:value-type="float" office:value="1.622278" calcext:value-type="float">
            <text:p>1.622278</text:p>
          </table:table-cell>
          <table:table-cell office:value-type="float" office:value="1.589697" calcext:value-type="float">
            <text:p>1.589697</text:p>
          </table:table-cell>
          <table:table-cell office:value-type="float" office:value="17.780376" calcext:value-type="float">
            <text:p>17.780376</text:p>
          </table:table-cell>
          <table:table-cell office:value-type="float" office:value="119313" calcext:value-type="float">
            <text:p>119313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8.992" calcext:value-type="float">
            <text:p>1198.992</text:p>
          </table:table-cell>
          <table:table-cell office:value-type="float" office:value="1198.167" calcext:value-type="float">
            <text:p>1198.167</text:p>
          </table:table-cell>
        </table:table-row>
        <table:table-row table:style-name="ro1">
          <table:table-cell office:value-type="float" office:value="1200480" calcext:value-type="float">
            <text:p>1200480</text:p>
          </table:table-cell>
          <table:table-cell office:value-type="float" office:value="2" calcext:value-type="float">
            <text:p>2</text:p>
          </table:table-cell>
          <table:table-cell office:value-type="float" office:value="140.615764" calcext:value-type="float">
            <text:p>140.615764</text:p>
          </table:table-cell>
          <table:table-cell office:value-type="float" office:value="140.627" calcext:value-type="float">
            <text:p>140.627</text:p>
          </table:table-cell>
          <table:table-cell office:value-type="float" office:value="140.615764" calcext:value-type="float">
            <text:p>140.615764</text:p>
          </table:table-cell>
          <table:table-cell office:value-type="float" office:value="140.627" calcext:value-type="float">
            <text:p>140.627</text:p>
          </table:table-cell>
          <table:table-cell office:value-type="float" office:value="140.614575" calcext:value-type="float">
            <text:p>140.614575</text:p>
          </table:table-cell>
          <table:table-cell office:value-type="float" office:value="13.795713" calcext:value-type="float">
            <text:p>13.795713</text:p>
          </table:table-cell>
          <table:table-cell office:value-type="float" office:value="13.502057" calcext:value-type="float">
            <text:p>13.502057</text:p>
          </table:table-cell>
          <table:table-cell office:value-type="float" office:value="1.697545" calcext:value-type="float">
            <text:p>1.697545</text:p>
          </table:table-cell>
          <table:table-cell office:value-type="float" office:value="1.592971" calcext:value-type="float">
            <text:p>1.592971</text:p>
          </table:table-cell>
          <table:table-cell office:value-type="float" office:value="18.989261" calcext:value-type="float">
            <text:p>18.989261</text:p>
          </table:table-cell>
          <table:table-cell office:value-type="float" office:value="119313" calcext:value-type="float">
            <text:p>119313</text:p>
          </table:table-cell>
          <table:table-cell office:value-type="float" office:value="2.745993" calcext:value-type="float">
            <text:p>2.745993</text:p>
          </table:table-cell>
          <table:table-cell office:value-type="float" office:value="1198.992" calcext:value-type="float">
            <text:p>1198.992</text:p>
          </table:table-cell>
          <table:table-cell office:value-type="float" office:value="1198.167" calcext:value-type="float">
            <text:p>1198.167</text:p>
          </table:table-cell>
        </table:table-row>
        <table:table-row table:style-name="ro1">
          <table:table-cell office:value-type="float" office:value="1200481" calcext:value-type="float">
            <text:p>1200481</text:p>
          </table:table-cell>
          <table:table-cell office:value-type="float" office:value="11" calcext:value-type="float">
            <text:p>11</text:p>
          </table:table-cell>
          <table:table-cell office:value-type="float" office:value="140.614575" calcext:value-type="float">
            <text:p>140.614575</text:p>
          </table:table-cell>
          <table:table-cell office:value-type="float" office:value="142.131" calcext:value-type="float">
            <text:p>142.131</text:p>
          </table:table-cell>
          <table:table-cell office:value-type="float" office:value="140.614575" calcext:value-type="float">
            <text:p>140.614575</text:p>
          </table:table-cell>
          <table:table-cell office:value-type="float" office:value="142.131" calcext:value-type="float">
            <text:p>142.131</text:p>
          </table:table-cell>
          <table:table-cell office:value-type="float" office:value="140.614605" calcext:value-type="float">
            <text:p>140.614605</text:p>
          </table:table-cell>
          <table:table-cell office:value-type="float" office:value="13.193072" calcext:value-type="float">
            <text:p>13.193072</text:p>
          </table:table-cell>
          <table:table-cell office:value-type="float" office:value="13.528766" calcext:value-type="float">
            <text:p>13.528766</text:p>
          </table:table-cell>
          <table:table-cell office:value-type="float" office:value="1.475711" calcext:value-type="float">
            <text:p>1.475711</text:p>
          </table:table-cell>
          <table:table-cell office:value-type="float" office:value="1.602482" calcext:value-type="float">
            <text:p>1.602482</text:p>
          </table:table-cell>
          <table:table-cell office:value-type="float" office:value="18.163385" calcext:value-type="float">
            <text:p>18.163385</text:p>
          </table:table-cell>
          <table:table-cell office:value-type="float" office:value="119308" calcext:value-type="float">
            <text:p>119308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8.992" calcext:value-type="float">
            <text:p>1198.992</text:p>
          </table:table-cell>
          <table:table-cell office:value-type="float" office:value="1198.179" calcext:value-type="float">
            <text:p>1198.179</text:p>
          </table:table-cell>
        </table:table-row>
        <table:table-row table:style-name="ro1">
          <table:table-cell office:value-type="float" office:value="1200492" calcext:value-type="float">
            <text:p>1200492</text:p>
          </table:table-cell>
          <table:table-cell office:value-type="float" office:value="1" calcext:value-type="float">
            <text:p>1</text:p>
          </table:table-cell>
          <table:table-cell office:value-type="float" office:value="140.614605" calcext:value-type="float">
            <text:p>140.614605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40.614605" calcext:value-type="float">
            <text:p>140.614605</text:p>
          </table:table-cell>
          <table:table-cell office:value-type="float" office:value="138.872" calcext:value-type="float">
            <text:p>138.872</text:p>
          </table:table-cell>
          <table:table-cell office:value-type="float" office:value="140.631018" calcext:value-type="float">
            <text:p>140.631018</text:p>
          </table:table-cell>
          <table:table-cell office:value-type="float" office:value="13.589776" calcext:value-type="float">
            <text:p>13.589776</text:p>
          </table:table-cell>
          <table:table-cell office:value-type="float" office:value="13.496888" calcext:value-type="float">
            <text:p>13.496888</text:p>
          </table:table-cell>
          <table:table-cell office:value-type="float" office:value="1.622305" calcext:value-type="float">
            <text:p>1.622305</text:p>
          </table:table-cell>
          <table:table-cell office:value-type="float" office:value="1.590915" calcext:value-type="float">
            <text:p>1.590915</text:p>
          </table:table-cell>
          <table:table-cell office:value-type="float" office:value="17.85006" calcext:value-type="float">
            <text:p>17.85006</text:p>
          </table:table-cell>
          <table:table-cell office:value-type="float" office:value="119314" calcext:value-type="float">
            <text:p>119314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012" calcext:value-type="float">
            <text:p>1199.012</text:p>
          </table:table-cell>
          <table:table-cell office:value-type="float" office:value="1198.185" calcext:value-type="float">
            <text:p>1198.185</text:p>
          </table:table-cell>
        </table:table-row>
        <table:table-row table:style-name="ro1">
          <table:table-cell office:value-type="float" office:value="1200494" calcext:value-type="float">
            <text:p>1200494</text:p>
          </table:table-cell>
          <table:table-cell office:value-type="float" office:value="2" calcext:value-type="float">
            <text:p>2</text:p>
          </table:table-cell>
          <table:table-cell office:value-type="float" office:value="140.614605" calcext:value-type="float">
            <text:p>140.614605</text:p>
          </table:table-cell>
          <table:table-cell office:value-type="float" office:value="140.607" calcext:value-type="float">
            <text:p>140.607</text:p>
          </table:table-cell>
          <table:table-cell office:value-type="float" office:value="140.614605" calcext:value-type="float">
            <text:p>140.614605</text:p>
          </table:table-cell>
          <table:table-cell office:value-type="float" office:value="140.607" calcext:value-type="float">
            <text:p>140.607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3.795732" calcext:value-type="float">
            <text:p>13.795732</text:p>
          </table:table-cell>
          <table:table-cell office:value-type="float" office:value="13.505752" calcext:value-type="float">
            <text:p>13.505752</text:p>
          </table:table-cell>
          <table:table-cell office:value-type="float" office:value="1.697593" calcext:value-type="float">
            <text:p>1.697593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8.982373" calcext:value-type="float">
            <text:p>18.982373</text:p>
          </table:table-cell>
          <table:table-cell office:value-type="float" office:value="119314" calcext:value-type="float">
            <text:p>119314</text:p>
          </table:table-cell>
          <table:table-cell office:value-type="float" office:value="2.745993" calcext:value-type="float">
            <text:p>2.745993</text:p>
          </table:table-cell>
          <table:table-cell office:value-type="float" office:value="1199.012" calcext:value-type="float">
            <text:p>1199.012</text:p>
          </table:table-cell>
          <table:table-cell office:value-type="float" office:value="1198.185" calcext:value-type="float">
            <text:p>1198.185</text:p>
          </table:table-cell>
        </table:table-row>
        <table:table-row table:style-name="ro1">
          <table:table-cell office:value-type="float" office:value="1200497" calcext:value-type="float">
            <text:p>1200497</text:p>
          </table:table-cell>
          <table:table-cell office:value-type="float" office:value="11" calcext:value-type="float">
            <text:p>11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42.276" calcext:value-type="float">
            <text:p>142.276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42.276" calcext:value-type="float">
            <text:p>142.276</text:p>
          </table:table-cell>
          <table:table-cell office:value-type="float" office:value="140.611279" calcext:value-type="float">
            <text:p>140.611279</text:p>
          </table:table-cell>
          <table:table-cell office:value-type="float" office:value="13.190985" calcext:value-type="float">
            <text:p>13.190985</text:p>
          </table:table-cell>
          <table:table-cell office:value-type="float" office:value="13.532133" calcext:value-type="float">
            <text:p>13.532133</text:p>
          </table:table-cell>
          <table:table-cell office:value-type="float" office:value="1.477252" calcext:value-type="float">
            <text:p>1.477252</text:p>
          </table:table-cell>
          <table:table-cell office:value-type="float" office:value="1.603484" calcext:value-type="float">
            <text:p>1.603484</text:p>
          </table:table-cell>
          <table:table-cell office:value-type="float" office:value="18.374186" calcext:value-type="float">
            <text:p>18.374186</text:p>
          </table:table-cell>
          <table:table-cell office:value-type="float" office:value="119310" calcext:value-type="float">
            <text:p>119310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012" calcext:value-type="float">
            <text:p>1199.012</text:p>
          </table:table-cell>
          <table:table-cell office:value-type="float" office:value="1198.219" calcext:value-type="float">
            <text:p>1198.219</text:p>
          </table:table-cell>
        </table:table-row>
        <table:table-row table:style-name="ro1">
          <table:table-cell office:value-type="float" office:value="1200502" calcext:value-type="float">
            <text:p>1200502</text:p>
          </table:table-cell>
          <table:table-cell office:value-type="float" office:value="1" calcext:value-type="float">
            <text:p>1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38.992" calcext:value-type="float">
            <text:p>138.992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38.992" calcext:value-type="float">
            <text:p>138.992</text:p>
          </table:table-cell>
          <table:table-cell office:value-type="float" office:value="140.629108" calcext:value-type="float">
            <text:p>140.629108</text:p>
          </table:table-cell>
          <table:table-cell office:value-type="float" office:value="13.589859" calcext:value-type="float">
            <text:p>13.589859</text:p>
          </table:table-cell>
          <table:table-cell office:value-type="float" office:value="13.500045" calcext:value-type="float">
            <text:p>13.500045</text:p>
          </table:table-cell>
          <table:table-cell office:value-type="float" office:value="1.622379" calcext:value-type="float">
            <text:p>1.622379</text:p>
          </table:table-cell>
          <table:table-cell office:value-type="float" office:value="1.59213" calcext:value-type="float">
            <text:p>1.59213</text:p>
          </table:table-cell>
          <table:table-cell office:value-type="float" office:value="17.66281" calcext:value-type="float">
            <text:p>17.66281</text:p>
          </table:table-cell>
          <table:table-cell office:value-type="float" office:value="119315" calcext:value-type="float">
            <text:p>119315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022" calcext:value-type="float">
            <text:p>1199.022</text:p>
          </table:table-cell>
          <table:table-cell office:value-type="float" office:value="1198.207" calcext:value-type="float">
            <text:p>1198.207</text:p>
          </table:table-cell>
        </table:table-row>
        <table:table-row table:style-name="ro1">
          <table:table-cell office:value-type="float" office:value="1200504" calcext:value-type="float">
            <text:p>1200504</text:p>
          </table:table-cell>
          <table:table-cell office:value-type="float" office:value="2" calcext:value-type="float">
            <text:p>2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40.582" calcext:value-type="float">
            <text:p>140.582</text:p>
          </table:table-cell>
          <table:table-cell office:value-type="float" office:value="140.611423" calcext:value-type="float">
            <text:p>140.611423</text:p>
          </table:table-cell>
          <table:table-cell office:value-type="float" office:value="140.582" calcext:value-type="float">
            <text:p>140.582</text:p>
          </table:table-cell>
          <table:table-cell office:value-type="float" office:value="140.593047" calcext:value-type="float">
            <text:p>140.593047</text:p>
          </table:table-cell>
          <table:table-cell office:value-type="float" office:value="13.794172" calcext:value-type="float">
            <text:p>13.794172</text:p>
          </table:table-cell>
          <table:table-cell office:value-type="float" office:value="13.537695" calcext:value-type="float">
            <text:p>13.537695</text:p>
          </table:table-cell>
          <table:table-cell office:value-type="float" office:value="1.695763" calcext:value-type="float">
            <text:p>1.695763</text:p>
          </table:table-cell>
          <table:table-cell office:value-type="float" office:value="1.605392" calcext:value-type="float">
            <text:p>1.605392</text:p>
          </table:table-cell>
          <table:table-cell office:value-type="float" office:value="19.028046" calcext:value-type="float">
            <text:p>19.028046</text:p>
          </table:table-cell>
          <table:table-cell office:value-type="float" office:value="119315" calcext:value-type="float">
            <text:p>119315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022" calcext:value-type="float">
            <text:p>1199.022</text:p>
          </table:table-cell>
          <table:table-cell office:value-type="float" office:value="1198.207" calcext:value-type="float">
            <text:p>1198.207</text:p>
          </table:table-cell>
        </table:table-row>
        <table:table-row table:style-name="ro1">
          <table:table-cell office:value-type="float" office:value="1200509" calcext:value-type="float">
            <text:p>1200509</text:p>
          </table:table-cell>
          <table:table-cell office:value-type="float" office:value="1" calcext:value-type="float">
            <text:p>1</text:p>
          </table:table-cell>
          <table:table-cell office:value-type="float" office:value="140.593047" calcext:value-type="float">
            <text:p>140.593047</text:p>
          </table:table-cell>
          <table:table-cell office:value-type="float" office:value="138.991" calcext:value-type="float">
            <text:p>138.991</text:p>
          </table:table-cell>
          <table:table-cell office:value-type="float" office:value="140.593047" calcext:value-type="float">
            <text:p>140.593047</text:p>
          </table:table-cell>
          <table:table-cell office:value-type="float" office:value="138.991" calcext:value-type="float">
            <text:p>138.991</text:p>
          </table:table-cell>
          <table:table-cell office:value-type="float" office:value="140.592838" calcext:value-type="float">
            <text:p>140.592838</text:p>
          </table:table-cell>
          <table:table-cell office:value-type="float" office:value="13.59034" calcext:value-type="float">
            <text:p>13.59034</text:p>
          </table:table-cell>
          <table:table-cell office:value-type="float" office:value="13.56098" calcext:value-type="float">
            <text:p>13.56098</text:p>
          </table:table-cell>
          <table:table-cell office:value-type="float" office:value="1.622802" calcext:value-type="float">
            <text:p>1.622802</text:p>
          </table:table-cell>
          <table:table-cell office:value-type="float" office:value="1.613601" calcext:value-type="float">
            <text:p>1.613601</text:p>
          </table:table-cell>
          <table:table-cell office:value-type="float" office:value="17.636397" calcext:value-type="float">
            <text:p>17.636397</text:p>
          </table:table-cell>
          <table:table-cell office:value-type="float" office:value="119316" calcext:value-type="float">
            <text:p>119316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029" calcext:value-type="float">
            <text:p>1199.029</text:p>
          </table:table-cell>
          <table:table-cell office:value-type="float" office:value="1198.227" calcext:value-type="float">
            <text:p>1198.227</text:p>
          </table:table-cell>
        </table:table-row>
        <table:table-row table:style-name="ro1">
          <table:table-cell office:value-type="float" office:value="1200511" calcext:value-type="float">
            <text:p>1200511</text:p>
          </table:table-cell>
          <table:table-cell office:value-type="float" office:value="2" calcext:value-type="float">
            <text:p>2</text:p>
          </table:table-cell>
          <table:table-cell office:value-type="float" office:value="140.593047" calcext:value-type="float">
            <text:p>140.593047</text:p>
          </table:table-cell>
          <table:table-cell office:value-type="float" office:value="140.584" calcext:value-type="float">
            <text:p>140.584</text:p>
          </table:table-cell>
          <table:table-cell office:value-type="float" office:value="140.593047" calcext:value-type="float">
            <text:p>140.593047</text:p>
          </table:table-cell>
          <table:table-cell office:value-type="float" office:value="140.584" calcext:value-type="float">
            <text:p>140.584</text:p>
          </table:table-cell>
          <table:table-cell office:value-type="float" office:value="140.574777" calcext:value-type="float">
            <text:p>140.574777</text:p>
          </table:table-cell>
          <table:table-cell office:value-type="float" office:value="13.794473" calcext:value-type="float">
            <text:p>13.794473</text:p>
          </table:table-cell>
          <table:table-cell office:value-type="float" office:value="13.563813" calcext:value-type="float">
            <text:p>13.563813</text:p>
          </table:table-cell>
          <table:table-cell office:value-type="float" office:value="1.696529" calcext:value-type="float">
            <text:p>1.696529</text:p>
          </table:table-cell>
          <table:table-cell office:value-type="float" office:value="1.614532" calcext:value-type="float">
            <text:p>1.614532</text:p>
          </table:table-cell>
          <table:table-cell office:value-type="float" office:value="18.989388" calcext:value-type="float">
            <text:p>18.989388</text:p>
          </table:table-cell>
          <table:table-cell office:value-type="float" office:value="119316" calcext:value-type="float">
            <text:p>119316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029" calcext:value-type="float">
            <text:p>1199.029</text:p>
          </table:table-cell>
          <table:table-cell office:value-type="float" office:value="1198.227" calcext:value-type="float">
            <text:p>1198.227</text:p>
          </table:table-cell>
        </table:table-row>
        <table:table-row table:style-name="ro1">
          <table:table-cell office:value-type="float" office:value="1200513" calcext:value-type="float">
            <text:p>1200513</text:p>
          </table:table-cell>
          <table:table-cell office:value-type="float" office:value="11" calcext:value-type="float">
            <text:p>11</text:p>
          </table:table-cell>
          <table:table-cell office:value-type="float" office:value="140.574777" calcext:value-type="float">
            <text:p>140.574777</text:p>
          </table:table-cell>
          <table:table-cell office:value-type="float" office:value="142.295" calcext:value-type="float">
            <text:p>142.295</text:p>
          </table:table-cell>
          <table:table-cell office:value-type="float" office:value="140.574777" calcext:value-type="float">
            <text:p>140.574777</text:p>
          </table:table-cell>
          <table:table-cell office:value-type="float" office:value="142.295" calcext:value-type="float">
            <text:p>142.295</text:p>
          </table:table-cell>
          <table:table-cell office:value-type="float" office:value="140.574781" calcext:value-type="float">
            <text:p>140.574781</text:p>
          </table:table-cell>
          <table:table-cell office:value-type="float" office:value="13.189555" calcext:value-type="float">
            <text:p>13.189555</text:p>
          </table:table-cell>
          <table:table-cell office:value-type="float" office:value="13.584792" calcext:value-type="float">
            <text:p>13.584792</text:p>
          </table:table-cell>
          <table:table-cell office:value-type="float" office:value="1.47643" calcext:value-type="float">
            <text:p>1.47643</text:p>
          </table:table-cell>
          <table:table-cell office:value-type="float" office:value="1.62199" calcext:value-type="float">
            <text:p>1.62199</text:p>
          </table:table-cell>
          <table:table-cell office:value-type="float" office:value="18.461841" calcext:value-type="float">
            <text:p>18.461841</text:p>
          </table:table-cell>
          <table:table-cell office:value-type="float" office:value="119311" calcext:value-type="float">
            <text:p>119311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029" calcext:value-type="float">
            <text:p>1199.029</text:p>
          </table:table-cell>
          <table:table-cell office:value-type="float" office:value="1198.238" calcext:value-type="float">
            <text:p>1198.238</text:p>
          </table:table-cell>
        </table:table-row>
        <table:table-row table:style-name="ro1">
          <table:table-cell office:value-type="float" office:value="1200518" calcext:value-type="float">
            <text:p>1200518</text:p>
          </table:table-cell>
          <table:table-cell office:value-type="float" office:value="1" calcext:value-type="float">
            <text:p>1</text:p>
          </table:table-cell>
          <table:table-cell office:value-type="float" office:value="140.574781" calcext:value-type="float">
            <text:p>140.574781</text:p>
          </table:table-cell>
          <table:table-cell office:value-type="float" office:value="138.934" calcext:value-type="float">
            <text:p>138.934</text:p>
          </table:table-cell>
          <table:table-cell office:value-type="float" office:value="140.574781" calcext:value-type="float">
            <text:p>140.574781</text:p>
          </table:table-cell>
          <table:table-cell office:value-type="float" office:value="138.934" calcext:value-type="float">
            <text:p>138.934</text:p>
          </table:table-cell>
          <table:table-cell office:value-type="float" office:value="140.593123" calcext:value-type="float">
            <text:p>140.593123</text:p>
          </table:table-cell>
          <table:table-cell office:value-type="float" office:value="13.590817" calcext:value-type="float">
            <text:p>13.590817</text:p>
          </table:table-cell>
          <table:table-cell office:value-type="float" office:value="13.547763" calcext:value-type="float">
            <text:p>13.547763</text:p>
          </table:table-cell>
          <table:table-cell office:value-type="float" office:value="1.623223" calcext:value-type="float">
            <text:p>1.623223</text:p>
          </table:table-cell>
          <table:table-cell office:value-type="float" office:value="1.60897" calcext:value-type="float">
            <text:p>1.60897</text:p>
          </table:table-cell>
          <table:table-cell office:value-type="float" office:value="17.695276" calcext:value-type="float">
            <text:p>17.695276</text:p>
          </table:table-cell>
          <table:table-cell office:value-type="float" office:value="119317" calcext:value-type="float">
            <text:p>119317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039" calcext:value-type="float">
            <text:p>1199.039</text:p>
          </table:table-cell>
          <table:table-cell office:value-type="float" office:value="1198.246" calcext:value-type="float">
            <text:p>1198.246</text:p>
          </table:table-cell>
        </table:table-row>
        <table:table-row table:style-name="ro1">
          <table:table-cell office:value-type="float" office:value="1200521" calcext:value-type="float">
            <text:p>1200521</text:p>
          </table:table-cell>
          <table:table-cell office:value-type="float" office:value="2" calcext:value-type="float">
            <text:p>2</text:p>
          </table:table-cell>
          <table:table-cell office:value-type="float" office:value="140.574781" calcext:value-type="float">
            <text:p>140.574781</text:p>
          </table:table-cell>
          <table:table-cell office:value-type="float" office:value="140.561" calcext:value-type="float">
            <text:p>140.561</text:p>
          </table:table-cell>
          <table:table-cell office:value-type="float" office:value="140.574781" calcext:value-type="float">
            <text:p>140.574781</text:p>
          </table:table-cell>
          <table:table-cell office:value-type="float" office:value="140.561" calcext:value-type="float">
            <text:p>140.561</text:p>
          </table:table-cell>
          <table:table-cell office:value-type="float" office:value="140.574484" calcext:value-type="float">
            <text:p>140.574484</text:p>
          </table:table-cell>
          <table:table-cell office:value-type="float" office:value="13.794773" calcext:value-type="float">
            <text:p>13.794773</text:p>
          </table:table-cell>
          <table:table-cell office:value-type="float" office:value="13.551903" calcext:value-type="float">
            <text:p>13.551903</text:p>
          </table:table-cell>
          <table:table-cell office:value-type="float" office:value="1.697291" calcext:value-type="float">
            <text:p>1.697291</text:p>
          </table:table-cell>
          <table:table-cell office:value-type="float" office:value="1.610408" calcext:value-type="float">
            <text:p>1.610408</text:p>
          </table:table-cell>
          <table:table-cell office:value-type="float" office:value="18.998369" calcext:value-type="float">
            <text:p>18.998369</text:p>
          </table:table-cell>
          <table:table-cell office:value-type="float" office:value="119317" calcext:value-type="float">
            <text:p>119317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039" calcext:value-type="float">
            <text:p>1199.039</text:p>
          </table:table-cell>
          <table:table-cell office:value-type="float" office:value="1198.246" calcext:value-type="float">
            <text:p>1198.246</text:p>
          </table:table-cell>
        </table:table-row>
        <table:table-row table:style-name="ro1">
          <table:table-cell office:value-type="float" office:value="1200523" calcext:value-type="float">
            <text:p>1200523</text:p>
          </table:table-cell>
          <table:table-cell office:value-type="float" office:value="11" calcext:value-type="float">
            <text:p>11</text:p>
          </table:table-cell>
          <table:table-cell office:value-type="float" office:value="140.574484" calcext:value-type="float">
            <text:p>140.574484</text:p>
          </table:table-cell>
          <table:table-cell office:value-type="float" office:value="142.081" calcext:value-type="float">
            <text:p>142.081</text:p>
          </table:table-cell>
          <table:table-cell office:value-type="float" office:value="140.574484" calcext:value-type="float">
            <text:p>140.574484</text:p>
          </table:table-cell>
          <table:table-cell office:value-type="float" office:value="142.081" calcext:value-type="float">
            <text:p>142.081</text:p>
          </table:table-cell>
          <table:table-cell office:value-type="float" office:value="140.574254" calcext:value-type="float">
            <text:p>140.574254</text:p>
          </table:table-cell>
          <table:table-cell office:value-type="float" office:value="13.191506" calcext:value-type="float">
            <text:p>13.191506</text:p>
          </table:table-cell>
          <table:table-cell office:value-type="float" office:value="13.573982" calcext:value-type="float">
            <text:p>13.573982</text:p>
          </table:table-cell>
          <table:table-cell office:value-type="float" office:value="1.47481" calcext:value-type="float">
            <text:p>1.47481</text:p>
          </table:table-cell>
          <table:table-cell office:value-type="float" office:value="1.618311" calcext:value-type="float">
            <text:p>1.618311</text:p>
          </table:table-cell>
          <table:table-cell office:value-type="float" office:value="18.147757" calcext:value-type="float">
            <text:p>18.147757</text:p>
          </table:table-cell>
          <table:table-cell office:value-type="float" office:value="119312" calcext:value-type="float">
            <text:p>119312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039" calcext:value-type="float">
            <text:p>1199.039</text:p>
          </table:table-cell>
          <table:table-cell office:value-type="float" office:value="1198.259" calcext:value-type="float">
            <text:p>1198.259</text:p>
          </table:table-cell>
        </table:table-row>
        <table:table-row table:style-name="ro1">
          <table:table-cell office:value-type="float" office:value="1200544" calcext:value-type="float">
            <text:p>1200544</text:p>
          </table:table-cell>
          <table:table-cell office:value-type="float" office:value="1" calcext:value-type="float">
            <text:p>1</text:p>
          </table:table-cell>
          <table:table-cell office:value-type="float" office:value="140.574254" calcext:value-type="float">
            <text:p>140.574254</text:p>
          </table:table-cell>
          <table:table-cell office:value-type="float" office:value="138.937" calcext:value-type="float">
            <text:p>138.937</text:p>
          </table:table-cell>
          <table:table-cell office:value-type="float" office:value="140.574254" calcext:value-type="float">
            <text:p>140.574254</text:p>
          </table:table-cell>
          <table:table-cell office:value-type="float" office:value="138.937" calcext:value-type="float">
            <text:p>138.937</text:p>
          </table:table-cell>
          <table:table-cell office:value-type="float" office:value="140.590586" calcext:value-type="float">
            <text:p>140.590586</text:p>
          </table:table-cell>
          <table:table-cell office:value-type="float" office:value="13.590831" calcext:value-type="float">
            <text:p>13.590831</text:p>
          </table:table-cell>
          <table:table-cell office:value-type="float" office:value="13.537637" calcext:value-type="float">
            <text:p>13.537637</text:p>
          </table:table-cell>
          <table:table-cell office:value-type="float" office:value="1.623235" calcext:value-type="float">
            <text:p>1.623235</text:p>
          </table:table-cell>
          <table:table-cell office:value-type="float" office:value="1.605208" calcext:value-type="float">
            <text:p>1.605208</text:p>
          </table:table-cell>
          <table:table-cell office:value-type="float" office:value="17.689915" calcext:value-type="float">
            <text:p>17.689915</text:p>
          </table:table-cell>
          <table:table-cell office:value-type="float" office:value="119318" calcext:value-type="float">
            <text:p>119318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064" calcext:value-type="float">
            <text:p>1199.064</text:p>
          </table:table-cell>
          <table:table-cell office:value-type="float" office:value="1198.268" calcext:value-type="float">
            <text:p>1198.268</text:p>
          </table:table-cell>
        </table:table-row>
        <table:table-row table:style-name="ro1">
          <table:table-cell office:value-type="float" office:value="1200550" calcext:value-type="float">
            <text:p>1200550</text:p>
          </table:table-cell>
          <table:table-cell office:value-type="float" office:value="2" calcext:value-type="float">
            <text:p>2</text:p>
          </table:table-cell>
          <table:table-cell office:value-type="float" office:value="140.574254" calcext:value-type="float">
            <text:p>140.574254</text:p>
          </table:table-cell>
          <table:table-cell office:value-type="float" office:value="140.56" calcext:value-type="float">
            <text:p>140.56</text:p>
          </table:table-cell>
          <table:table-cell office:value-type="float" office:value="140.574254" calcext:value-type="float">
            <text:p>140.574254</text:p>
          </table:table-cell>
          <table:table-cell office:value-type="float" office:value="140.56" calcext:value-type="float">
            <text:p>140.56</text:p>
          </table:table-cell>
          <table:table-cell office:value-type="float" office:value="140.572007" calcext:value-type="float">
            <text:p>140.572007</text:p>
          </table:table-cell>
          <table:table-cell office:value-type="float" office:value="13.794782" calcext:value-type="float">
            <text:p>13.794782</text:p>
          </table:table-cell>
          <table:table-cell office:value-type="float" office:value="13.542754" calcext:value-type="float">
            <text:p>13.542754</text:p>
          </table:table-cell>
          <table:table-cell office:value-type="float" office:value="1.697313" calcext:value-type="float">
            <text:p>1.697313</text:p>
          </table:table-cell>
          <table:table-cell office:value-type="float" office:value="1.607024" calcext:value-type="float">
            <text:p>1.607024</text:p>
          </table:table-cell>
          <table:table-cell office:value-type="float" office:value="18.999266" calcext:value-type="float">
            <text:p>18.999266</text:p>
          </table:table-cell>
          <table:table-cell office:value-type="float" office:value="119318" calcext:value-type="float">
            <text:p>119318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064" calcext:value-type="float">
            <text:p>1199.064</text:p>
          </table:table-cell>
          <table:table-cell office:value-type="float" office:value="1198.268" calcext:value-type="float">
            <text:p>1198.268</text:p>
          </table:table-cell>
        </table:table-row>
        <table:table-row table:style-name="ro1">
          <table:table-cell office:value-type="float" office:value="1200554" calcext:value-type="float">
            <text:p>1200554</text:p>
          </table:table-cell>
          <table:table-cell office:value-type="float" office:value="11" calcext:value-type="float">
            <text:p>11</text:p>
          </table:table-cell>
          <table:table-cell office:value-type="float" office:value="140.572007" calcext:value-type="float">
            <text:p>140.572007</text:p>
          </table:table-cell>
          <table:table-cell office:value-type="float" office:value="142.212" calcext:value-type="float">
            <text:p>142.212</text:p>
          </table:table-cell>
          <table:table-cell office:value-type="float" office:value="140.572007" calcext:value-type="float">
            <text:p>140.572007</text:p>
          </table:table-cell>
          <table:table-cell office:value-type="float" office:value="142.212" calcext:value-type="float">
            <text:p>142.212</text:p>
          </table:table-cell>
          <table:table-cell office:value-type="float" office:value="140.571795" calcext:value-type="float">
            <text:p>140.571795</text:p>
          </table:table-cell>
          <table:table-cell office:value-type="float" office:value="13.189447" calcext:value-type="float">
            <text:p>13.189447</text:p>
          </table:table-cell>
          <table:table-cell office:value-type="float" office:value="13.565665" calcext:value-type="float">
            <text:p>13.565665</text:p>
          </table:table-cell>
          <table:table-cell office:value-type="float" office:value="1.476368" calcext:value-type="float">
            <text:p>1.476368</text:p>
          </table:table-cell>
          <table:table-cell office:value-type="float" office:value="1.615237" calcext:value-type="float">
            <text:p>1.615237</text:p>
          </table:table-cell>
          <table:table-cell office:value-type="float" office:value="18.335462" calcext:value-type="float">
            <text:p>18.335462</text:p>
          </table:table-cell>
          <table:table-cell office:value-type="float" office:value="119313" calcext:value-type="float">
            <text:p>119313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064" calcext:value-type="float">
            <text:p>1199.064</text:p>
          </table:table-cell>
          <table:table-cell office:value-type="float" office:value="1198.279" calcext:value-type="float">
            <text:p>1198.279</text:p>
          </table:table-cell>
        </table:table-row>
        <table:table-row table:style-name="ro1">
          <table:table-cell office:value-type="float" office:value="1200564" calcext:value-type="float">
            <text:p>1200564</text:p>
          </table:table-cell>
          <table:table-cell office:value-type="float" office:value="1" calcext:value-type="float">
            <text:p>1</text:p>
          </table:table-cell>
          <table:table-cell office:value-type="float" office:value="140.571795" calcext:value-type="float">
            <text:p>140.571795</text:p>
          </table:table-cell>
          <table:table-cell office:value-type="float" office:value="138.791" calcext:value-type="float">
            <text:p>138.791</text:p>
          </table:table-cell>
          <table:table-cell office:value-type="float" office:value="140.571795" calcext:value-type="float">
            <text:p>140.571795</text:p>
          </table:table-cell>
          <table:table-cell office:value-type="float" office:value="138.791" calcext:value-type="float">
            <text:p>138.791</text:p>
          </table:table-cell>
          <table:table-cell office:value-type="float" office:value="140.589404" calcext:value-type="float">
            <text:p>140.589404</text:p>
          </table:table-cell>
          <table:table-cell office:value-type="float" office:value="13.590895" calcext:value-type="float">
            <text:p>13.590895</text:p>
          </table:table-cell>
          <table:table-cell office:value-type="float" office:value="13.530217" calcext:value-type="float">
            <text:p>13.530217</text:p>
          </table:table-cell>
          <table:table-cell office:value-type="float" office:value="1.623292" calcext:value-type="float">
            <text:p>1.623292</text:p>
          </table:table-cell>
          <table:table-cell office:value-type="float" office:value="1.602717" calcext:value-type="float">
            <text:p>1.602717</text:p>
          </table:table-cell>
          <table:table-cell office:value-type="float" office:value="17.908113" calcext:value-type="float">
            <text:p>17.908113</text:p>
          </table:table-cell>
          <table:table-cell office:value-type="float" office:value="119320" calcext:value-type="float">
            <text:p>119320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084" calcext:value-type="float">
            <text:p>1199.084</text:p>
          </table:table-cell>
          <table:table-cell office:value-type="float" office:value="1198.306" calcext:value-type="float">
            <text:p>1198.306</text:p>
          </table:table-cell>
        </table:table-row>
        <table:table-row table:style-name="ro1">
          <table:table-cell office:value-type="float" office:value="1200566" calcext:value-type="float">
            <text:p>1200566</text:p>
          </table:table-cell>
          <table:table-cell office:value-type="float" office:value="2" calcext:value-type="float">
            <text:p>2</text:p>
          </table:table-cell>
          <table:table-cell office:value-type="float" office:value="140.571795" calcext:value-type="float">
            <text:p>140.571795</text:p>
          </table:table-cell>
          <table:table-cell office:value-type="float" office:value="140.544" calcext:value-type="float">
            <text:p>140.544</text:p>
          </table:table-cell>
          <table:table-cell office:value-type="float" office:value="140.571795" calcext:value-type="float">
            <text:p>140.571795</text:p>
          </table:table-cell>
          <table:table-cell office:value-type="float" office:value="140.544" calcext:value-type="float">
            <text:p>140.544</text:p>
          </table:table-cell>
          <table:table-cell office:value-type="float" office:value="140.569454" calcext:value-type="float">
            <text:p>140.569454</text:p>
          </table:table-cell>
          <table:table-cell office:value-type="float" office:value="13.79286" calcext:value-type="float">
            <text:p>13.79286</text:p>
          </table:table-cell>
          <table:table-cell office:value-type="float" office:value="13.53599" calcext:value-type="float">
            <text:p>13.53599</text:p>
          </table:table-cell>
          <table:table-cell office:value-type="float" office:value="1.699029" calcext:value-type="float">
            <text:p>1.699029</text:p>
          </table:table-cell>
          <table:table-cell office:value-type="float" office:value="1.604775" calcext:value-type="float">
            <text:p>1.604775</text:p>
          </table:table-cell>
          <table:table-cell office:value-type="float" office:value="19.044874" calcext:value-type="float">
            <text:p>19.044874</text:p>
          </table:table-cell>
          <table:table-cell office:value-type="float" office:value="119320" calcext:value-type="float">
            <text:p>119320</text:p>
          </table:table-cell>
          <table:table-cell office:value-type="float" office:value="2.749011" calcext:value-type="float">
            <text:p>2.749011</text:p>
          </table:table-cell>
          <table:table-cell office:value-type="float" office:value="1199.084" calcext:value-type="float">
            <text:p>1199.084</text:p>
          </table:table-cell>
          <table:table-cell office:value-type="float" office:value="1198.306" calcext:value-type="float">
            <text:p>1198.306</text:p>
          </table:table-cell>
        </table:table-row>
        <table:table-row table:style-name="ro1">
          <table:table-cell office:value-type="float" office:value="1200581" calcext:value-type="float">
            <text:p>1200581</text:p>
          </table:table-cell>
          <table:table-cell office:value-type="float" office:value="11" calcext:value-type="float">
            <text:p>11</text:p>
          </table:table-cell>
          <table:table-cell office:value-type="float" office:value="140.569454" calcext:value-type="float">
            <text:p>140.569454</text:p>
          </table:table-cell>
          <table:table-cell office:value-type="float" office:value="142.067" calcext:value-type="float">
            <text:p>142.067</text:p>
          </table:table-cell>
          <table:table-cell office:value-type="float" office:value="140.569454" calcext:value-type="float">
            <text:p>140.569454</text:p>
          </table:table-cell>
          <table:table-cell office:value-type="float" office:value="142.067" calcext:value-type="float">
            <text:p>142.067</text:p>
          </table:table-cell>
          <table:table-cell office:value-type="float" office:value="140.569108" calcext:value-type="float">
            <text:p>140.569108</text:p>
          </table:table-cell>
          <table:table-cell office:value-type="float" office:value="13.191309" calcext:value-type="float">
            <text:p>13.191309</text:p>
          </table:table-cell>
          <table:table-cell office:value-type="float" office:value="13.559292" calcext:value-type="float">
            <text:p>13.559292</text:p>
          </table:table-cell>
          <table:table-cell office:value-type="float" office:value="1.474697" calcext:value-type="float">
            <text:p>1.474697</text:p>
          </table:table-cell>
          <table:table-cell office:value-type="float" office:value="1.613333" calcext:value-type="float">
            <text:p>1.613333</text:p>
          </table:table-cell>
          <table:table-cell office:value-type="float" office:value="18.13361" calcext:value-type="float">
            <text:p>18.13361</text:p>
          </table:table-cell>
          <table:table-cell office:value-type="float" office:value="119315" calcext:value-type="float">
            <text:p>119315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095" calcext:value-type="float">
            <text:p>1199.095</text:p>
          </table:table-cell>
          <table:table-cell office:value-type="float" office:value="1198.323" calcext:value-type="float">
            <text:p>1198.323</text:p>
          </table:table-cell>
        </table:table-row>
        <table:table-row table:style-name="ro1">
          <table:table-cell office:value-type="float" office:value="1200585" calcext:value-type="float">
            <text:p>1200585</text:p>
          </table:table-cell>
          <table:table-cell office:value-type="float" office:value="1" calcext:value-type="float">
            <text:p>1</text:p>
          </table:table-cell>
          <table:table-cell office:value-type="float" office:value="140.569108" calcext:value-type="float">
            <text:p>140.569108</text:p>
          </table:table-cell>
          <table:table-cell office:value-type="float" office:value="138.8" calcext:value-type="float">
            <text:p>138.8</text:p>
          </table:table-cell>
          <table:table-cell office:value-type="float" office:value="140.569108" calcext:value-type="float">
            <text:p>140.569108</text:p>
          </table:table-cell>
          <table:table-cell office:value-type="float" office:value="138.8" calcext:value-type="float">
            <text:p>138.8</text:p>
          </table:table-cell>
          <table:table-cell office:value-type="float" office:value="140.585364" calcext:value-type="float">
            <text:p>140.585364</text:p>
          </table:table-cell>
          <table:table-cell office:value-type="float" office:value="13.590965" calcext:value-type="float">
            <text:p>13.590965</text:p>
          </table:table-cell>
          <table:table-cell office:value-type="float" office:value="13.5243" calcext:value-type="float">
            <text:p>13.5243</text:p>
          </table:table-cell>
          <table:table-cell office:value-type="float" office:value="1.623354" calcext:value-type="float">
            <text:p>1.623354</text:p>
          </table:table-cell>
          <table:table-cell office:value-type="float" office:value="1.600662" calcext:value-type="float">
            <text:p>1.600662</text:p>
          </table:table-cell>
          <table:table-cell office:value-type="float" office:value="17.890347" calcext:value-type="float">
            <text:p>17.890347</text:p>
          </table:table-cell>
          <table:table-cell office:value-type="float" office:value="119322" calcext:value-type="float">
            <text:p>119322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105" calcext:value-type="float">
            <text:p>1199.105</text:p>
          </table:table-cell>
          <table:table-cell office:value-type="float" office:value="1198.35" calcext:value-type="float">
            <text:p>1198.35</text:p>
          </table:table-cell>
        </table:table-row>
        <table:table-row table:style-name="ro1">
          <table:table-cell office:value-type="float" office:value="1200587" calcext:value-type="float">
            <text:p>1200587</text:p>
          </table:table-cell>
          <table:table-cell office:value-type="float" office:value="2" calcext:value-type="float">
            <text:p>2</text:p>
          </table:table-cell>
          <table:table-cell office:value-type="float" office:value="140.569108" calcext:value-type="float">
            <text:p>140.569108</text:p>
          </table:table-cell>
          <table:table-cell office:value-type="float" office:value="140.563" calcext:value-type="float">
            <text:p>140.563</text:p>
          </table:table-cell>
          <table:table-cell office:value-type="float" office:value="140.569108" calcext:value-type="float">
            <text:p>140.569108</text:p>
          </table:table-cell>
          <table:table-cell office:value-type="float" office:value="140.563" calcext:value-type="float">
            <text:p>140.563</text:p>
          </table:table-cell>
          <table:table-cell office:value-type="float" office:value="140.565545" calcext:value-type="float">
            <text:p>140.565545</text:p>
          </table:table-cell>
          <table:table-cell office:value-type="float" office:value="13.794866" calcext:value-type="float">
            <text:p>13.794866</text:p>
          </table:table-cell>
          <table:table-cell office:value-type="float" office:value="13.530649" calcext:value-type="float">
            <text:p>13.530649</text:p>
          </table:table-cell>
          <table:table-cell office:value-type="float" office:value="1.697528" calcext:value-type="float">
            <text:p>1.697528</text:p>
          </table:table-cell>
          <table:table-cell office:value-type="float" office:value="1.602933" calcext:value-type="float">
            <text:p>1.602933</text:p>
          </table:table-cell>
          <table:table-cell office:value-type="float" office:value="18.983811" calcext:value-type="float">
            <text:p>18.983811</text:p>
          </table:table-cell>
          <table:table-cell office:value-type="float" office:value="119322" calcext:value-type="float">
            <text:p>119322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105" calcext:value-type="float">
            <text:p>1199.105</text:p>
          </table:table-cell>
          <table:table-cell office:value-type="float" office:value="1198.35" calcext:value-type="float">
            <text:p>1198.35</text:p>
          </table:table-cell>
        </table:table-row>
        <table:table-row table:style-name="ro1">
          <table:table-cell office:value-type="float" office:value="1200600" calcext:value-type="float">
            <text:p>1200600</text:p>
          </table:table-cell>
          <table:table-cell office:value-type="float" office:value="1" calcext:value-type="float">
            <text:p>1</text:p>
          </table:table-cell>
          <table:table-cell office:value-type="float" office:value="140.565545" calcext:value-type="float">
            <text:p>140.565545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140.565545" calcext:value-type="float">
            <text:p>140.565545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140.565442" calcext:value-type="float">
            <text:p>140.565442</text:p>
          </table:table-cell>
          <table:table-cell office:value-type="float" office:value="13.591058" calcext:value-type="float">
            <text:p>13.591058</text:p>
          </table:table-cell>
          <table:table-cell office:value-type="float" office:value="13.554685" calcext:value-type="float">
            <text:p>13.554685</text:p>
          </table:table-cell>
          <table:table-cell office:value-type="float" office:value="1.623436" calcext:value-type="float">
            <text:p>1.623436</text:p>
          </table:table-cell>
          <table:table-cell office:value-type="float" office:value="1.611541" calcext:value-type="float">
            <text:p>1.611541</text:p>
          </table:table-cell>
          <table:table-cell office:value-type="float" office:value="17.849969" calcext:value-type="float">
            <text:p>17.849969</text:p>
          </table:table-cell>
          <table:table-cell office:value-type="float" office:value="119324" calcext:value-type="float">
            <text:p>119324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119" calcext:value-type="float">
            <text:p>1199.119</text:p>
          </table:table-cell>
          <table:table-cell office:value-type="float" office:value="1198.39" calcext:value-type="float">
            <text:p>1198.39</text:p>
          </table:table-cell>
        </table:table-row>
        <table:table-row table:style-name="ro1">
          <table:table-cell office:value-type="float" office:value="1200604" calcext:value-type="float">
            <text:p>1200604</text:p>
          </table:table-cell>
          <table:table-cell office:value-type="float" office:value="2" calcext:value-type="float">
            <text:p>2</text:p>
          </table:table-cell>
          <table:table-cell office:value-type="float" office:value="140.565545" calcext:value-type="float">
            <text:p>140.565545</text:p>
          </table:table-cell>
          <table:table-cell office:value-type="float" office:value="140.568" calcext:value-type="float">
            <text:p>140.568</text:p>
          </table:table-cell>
          <table:table-cell office:value-type="float" office:value="140.565545" calcext:value-type="float">
            <text:p>140.565545</text:p>
          </table:table-cell>
          <table:table-cell office:value-type="float" office:value="140.568" calcext:value-type="float">
            <text:p>140.568</text:p>
          </table:table-cell>
          <table:table-cell office:value-type="float" office:value="140.546059" calcext:value-type="float">
            <text:p>140.546059</text:p>
          </table:table-cell>
          <table:table-cell office:value-type="float" office:value="13.794924" calcext:value-type="float">
            <text:p>13.794924</text:p>
          </table:table-cell>
          <table:table-cell office:value-type="float" office:value="13.558157" calcext:value-type="float">
            <text:p>13.558157</text:p>
          </table:table-cell>
          <table:table-cell office:value-type="float" office:value="1.697677" calcext:value-type="float">
            <text:p>1.697677</text:p>
          </table:table-cell>
          <table:table-cell office:value-type="float" office:value="1.612734" calcext:value-type="float">
            <text:p>1.612734</text:p>
          </table:table-cell>
          <table:table-cell office:value-type="float" office:value="18.976881" calcext:value-type="float">
            <text:p>18.976881</text:p>
          </table:table-cell>
          <table:table-cell office:value-type="float" office:value="119324" calcext:value-type="float">
            <text:p>119324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119" calcext:value-type="float">
            <text:p>1199.119</text:p>
          </table:table-cell>
          <table:table-cell office:value-type="float" office:value="1198.39" calcext:value-type="float">
            <text:p>1198.39</text:p>
          </table:table-cell>
        </table:table-row>
        <table:table-row table:style-name="ro1">
          <table:table-cell office:value-type="float" office:value="1200606" calcext:value-type="float">
            <text:p>1200606</text:p>
          </table:table-cell>
          <table:table-cell office:value-type="float" office:value="11" calcext:value-type="float">
            <text:p>11</text:p>
          </table:table-cell>
          <table:table-cell office:value-type="float" office:value="140.546059" calcext:value-type="float">
            <text:p>140.546059</text:p>
          </table:table-cell>
          <table:table-cell office:value-type="float" office:value="142.061" calcext:value-type="float">
            <text:p>142.061</text:p>
          </table:table-cell>
          <table:table-cell office:value-type="float" office:value="140.546059" calcext:value-type="float">
            <text:p>140.546059</text:p>
          </table:table-cell>
          <table:table-cell office:value-type="float" office:value="142.061" calcext:value-type="float">
            <text:p>142.061</text:p>
          </table:table-cell>
          <table:table-cell office:value-type="float" office:value="140.546217" calcext:value-type="float">
            <text:p>140.546217</text:p>
          </table:table-cell>
          <table:table-cell office:value-type="float" office:value="13.190395" calcext:value-type="float">
            <text:p>13.190395</text:p>
          </table:table-cell>
          <table:table-cell office:value-type="float" office:value="13.579705" calcext:value-type="float">
            <text:p>13.579705</text:p>
          </table:table-cell>
          <table:table-cell office:value-type="float" office:value="1.474172" calcext:value-type="float">
            <text:p>1.474172</text:p>
          </table:table-cell>
          <table:table-cell office:value-type="float" office:value="1.620462" calcext:value-type="float">
            <text:p>1.620462</text:p>
          </table:table-cell>
          <table:table-cell office:value-type="float" office:value="18.161045" calcext:value-type="float">
            <text:p>18.161045</text:p>
          </table:table-cell>
          <table:table-cell office:value-type="float" office:value="119319" calcext:value-type="float">
            <text:p>119319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119" calcext:value-type="float">
            <text:p>1199.119</text:p>
          </table:table-cell>
          <table:table-cell office:value-type="float" office:value="1198.404" calcext:value-type="float">
            <text:p>1198.404</text:p>
          </table:table-cell>
        </table:table-row>
        <table:table-row table:style-name="ro1">
          <table:table-cell office:value-type="float" office:value="1200629" calcext:value-type="float">
            <text:p>1200629</text:p>
          </table:table-cell>
          <table:table-cell office:value-type="float" office:value="1" calcext:value-type="float">
            <text:p>1</text:p>
          </table:table-cell>
          <table:table-cell office:value-type="float" office:value="140.546217" calcext:value-type="float">
            <text:p>140.546217</text:p>
          </table:table-cell>
          <table:table-cell office:value-type="float" office:value="138.739" calcext:value-type="float">
            <text:p>138.739</text:p>
          </table:table-cell>
          <table:table-cell office:value-type="float" office:value="140.546217" calcext:value-type="float">
            <text:p>140.546217</text:p>
          </table:table-cell>
          <table:table-cell office:value-type="float" office:value="138.739" calcext:value-type="float">
            <text:p>138.739</text:p>
          </table:table-cell>
          <table:table-cell office:value-type="float" office:value="140.559897" calcext:value-type="float">
            <text:p>140.559897</text:p>
          </table:table-cell>
          <table:table-cell office:value-type="float" office:value="13.591564" calcext:value-type="float">
            <text:p>13.591564</text:p>
          </table:table-cell>
          <table:table-cell office:value-type="float" office:value="13.542732" calcext:value-type="float">
            <text:p>13.542732</text:p>
          </table:table-cell>
          <table:table-cell office:value-type="float" office:value="1.623881" calcext:value-type="float">
            <text:p>1.623881</text:p>
          </table:table-cell>
          <table:table-cell office:value-type="float" office:value="1.607115" calcext:value-type="float">
            <text:p>1.607115</text:p>
          </table:table-cell>
          <table:table-cell office:value-type="float" office:value="17.948277" calcext:value-type="float">
            <text:p>17.948277</text:p>
          </table:table-cell>
          <table:table-cell office:value-type="float" office:value="119329" calcext:value-type="float">
            <text:p>119329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149" calcext:value-type="float">
            <text:p>1199.149</text:p>
          </table:table-cell>
          <table:table-cell office:value-type="float" office:value="1198.486" calcext:value-type="float">
            <text:p>1198.486</text:p>
          </table:table-cell>
        </table:table-row>
        <table:table-row table:style-name="ro1">
          <table:table-cell office:value-type="float" office:value="1200632" calcext:value-type="float">
            <text:p>1200632</text:p>
          </table:table-cell>
          <table:table-cell office:value-type="float" office:value="2" calcext:value-type="float">
            <text:p>2</text:p>
          </table:table-cell>
          <table:table-cell office:value-type="float" office:value="140.546217" calcext:value-type="float">
            <text:p>140.546217</text:p>
          </table:table-cell>
          <table:table-cell office:value-type="float" office:value="140.58" calcext:value-type="float">
            <text:p>140.58</text:p>
          </table:table-cell>
          <table:table-cell office:value-type="float" office:value="140.546217" calcext:value-type="float">
            <text:p>140.546217</text:p>
          </table:table-cell>
          <table:table-cell office:value-type="float" office:value="140.58" calcext:value-type="float">
            <text:p>140.58</text:p>
          </table:table-cell>
          <table:table-cell office:value-type="float" office:value="140.539738" calcext:value-type="float">
            <text:p>140.539738</text:p>
          </table:table-cell>
          <table:table-cell office:value-type="float" office:value="13.795242" calcext:value-type="float">
            <text:p>13.795242</text:p>
          </table:table-cell>
          <table:table-cell office:value-type="float" office:value="13.547368" calcext:value-type="float">
            <text:p>13.547368</text:p>
          </table:table-cell>
          <table:table-cell office:value-type="float" office:value="1.698483" calcext:value-type="float">
            <text:p>1.698483</text:p>
          </table:table-cell>
          <table:table-cell office:value-type="float" office:value="1.608789" calcext:value-type="float">
            <text:p>1.608789</text:p>
          </table:table-cell>
          <table:table-cell office:value-type="float" office:value="19.036318" calcext:value-type="float">
            <text:p>19.036318</text:p>
          </table:table-cell>
          <table:table-cell office:value-type="float" office:value="119329" calcext:value-type="float">
            <text:p>119329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149" calcext:value-type="float">
            <text:p>1199.149</text:p>
          </table:table-cell>
          <table:table-cell office:value-type="float" office:value="1198.486" calcext:value-type="float">
            <text:p>1198.486</text:p>
          </table:table-cell>
        </table:table-row>
        <table:table-row table:style-name="ro1">
          <table:table-cell office:value-type="float" office:value="1200636" calcext:value-type="float">
            <text:p>1200636</text:p>
          </table:table-cell>
          <table:table-cell office:value-type="float" office:value="11" calcext:value-type="float">
            <text:p>11</text:p>
          </table:table-cell>
          <table:table-cell office:value-type="float" office:value="140.539738" calcext:value-type="float">
            <text:p>140.539738</text:p>
          </table:table-cell>
          <table:table-cell office:value-type="float" office:value="142.143" calcext:value-type="float">
            <text:p>142.143</text:p>
          </table:table-cell>
          <table:table-cell office:value-type="float" office:value="140.539738" calcext:value-type="float">
            <text:p>140.539738</text:p>
          </table:table-cell>
          <table:table-cell office:value-type="float" office:value="142.143" calcext:value-type="float">
            <text:p>142.143</text:p>
          </table:table-cell>
          <table:table-cell office:value-type="float" office:value="140.540069" calcext:value-type="float">
            <text:p>140.540069</text:p>
          </table:table-cell>
          <table:table-cell office:value-type="float" office:value="13.190148" calcext:value-type="float">
            <text:p>13.190148</text:p>
          </table:table-cell>
          <table:table-cell office:value-type="float" office:value="13.569867" calcext:value-type="float">
            <text:p>13.569867</text:p>
          </table:table-cell>
          <table:table-cell office:value-type="float" office:value="1.47403" calcext:value-type="float">
            <text:p>1.47403</text:p>
          </table:table-cell>
          <table:table-cell office:value-type="float" office:value="1.616924" calcext:value-type="float">
            <text:p>1.616924</text:p>
          </table:table-cell>
          <table:table-cell office:value-type="float" office:value="18.300343" calcext:value-type="float">
            <text:p>18.300343</text:p>
          </table:table-cell>
          <table:table-cell office:value-type="float" office:value="119324" calcext:value-type="float">
            <text:p>119324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149" calcext:value-type="float">
            <text:p>1199.149</text:p>
          </table:table-cell>
          <table:table-cell office:value-type="float" office:value="1198.502" calcext:value-type="float">
            <text:p>1198.502</text:p>
          </table:table-cell>
        </table:table-row>
        <table:table-row table:style-name="ro1">
          <table:table-cell office:value-type="float" office:value="1200646" calcext:value-type="float">
            <text:p>1200646</text:p>
          </table:table-cell>
          <table:table-cell office:value-type="float" office:value="1" calcext:value-type="float">
            <text:p>1</text:p>
          </table:table-cell>
          <table:table-cell office:value-type="float" office:value="140.540069" calcext:value-type="float">
            <text:p>140.540069</text:p>
          </table:table-cell>
          <table:table-cell office:value-type="float" office:value="138.822" calcext:value-type="float">
            <text:p>138.822</text:p>
          </table:table-cell>
          <table:table-cell office:value-type="float" office:value="140.540069" calcext:value-type="float">
            <text:p>140.540069</text:p>
          </table:table-cell>
          <table:table-cell office:value-type="float" office:value="138.822" calcext:value-type="float">
            <text:p>138.822</text:p>
          </table:table-cell>
          <table:table-cell office:value-type="float" office:value="140.557309" calcext:value-type="float">
            <text:p>140.557309</text:p>
          </table:table-cell>
          <table:table-cell office:value-type="float" office:value="13.591724" calcext:value-type="float">
            <text:p>13.591724</text:p>
          </table:table-cell>
          <table:table-cell office:value-type="float" office:value="13.534031" calcext:value-type="float">
            <text:p>13.534031</text:p>
          </table:table-cell>
          <table:table-cell office:value-type="float" office:value="1.624023" calcext:value-type="float">
            <text:p>1.624023</text:p>
          </table:table-cell>
          <table:table-cell office:value-type="float" office:value="1.603998" calcext:value-type="float">
            <text:p>1.603998</text:p>
          </table:table-cell>
          <table:table-cell office:value-type="float" office:value="17.812763" calcext:value-type="float">
            <text:p>17.812763</text:p>
          </table:table-cell>
          <table:table-cell office:value-type="float" office:value="119330" calcext:value-type="float">
            <text:p>119330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167" calcext:value-type="float">
            <text:p>1199.167</text:p>
          </table:table-cell>
          <table:table-cell office:value-type="float" office:value="1198.507" calcext:value-type="float">
            <text:p>1198.507</text:p>
          </table:table-cell>
        </table:table-row>
        <table:table-row table:style-name="ro1">
          <table:table-cell office:value-type="float" office:value="1200649" calcext:value-type="float">
            <text:p>1200649</text:p>
          </table:table-cell>
          <table:table-cell office:value-type="float" office:value="2" calcext:value-type="float">
            <text:p>2</text:p>
          </table:table-cell>
          <table:table-cell office:value-type="float" office:value="140.540069" calcext:value-type="float">
            <text:p>140.540069</text:p>
          </table:table-cell>
          <table:table-cell office:value-type="float" office:value="140.571" calcext:value-type="float">
            <text:p>140.571</text:p>
          </table:table-cell>
          <table:table-cell office:value-type="float" office:value="140.540069" calcext:value-type="float">
            <text:p>140.540069</text:p>
          </table:table-cell>
          <table:table-cell office:value-type="float" office:value="140.571" calcext:value-type="float">
            <text:p>140.571</text:p>
          </table:table-cell>
          <table:table-cell office:value-type="float" office:value="140.537951" calcext:value-type="float">
            <text:p>140.537951</text:p>
          </table:table-cell>
          <table:table-cell office:value-type="float" office:value="13.795343" calcext:value-type="float">
            <text:p>13.795343</text:p>
          </table:table-cell>
          <table:table-cell office:value-type="float" office:value="13.539546" calcext:value-type="float">
            <text:p>13.539546</text:p>
          </table:table-cell>
          <table:table-cell office:value-type="float" office:value="1.698739" calcext:value-type="float">
            <text:p>1.698739</text:p>
          </table:table-cell>
          <table:table-cell office:value-type="float" office:value="1.606006" calcext:value-type="float">
            <text:p>1.606006</text:p>
          </table:table-cell>
          <table:table-cell office:value-type="float" office:value="19.030906" calcext:value-type="float">
            <text:p>19.030906</text:p>
          </table:table-cell>
          <table:table-cell office:value-type="float" office:value="119330" calcext:value-type="float">
            <text:p>119330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167" calcext:value-type="float">
            <text:p>1199.167</text:p>
          </table:table-cell>
          <table:table-cell office:value-type="float" office:value="1198.507" calcext:value-type="float">
            <text:p>1198.507</text:p>
          </table:table-cell>
        </table:table-row>
        <table:table-row table:style-name="ro1">
          <table:table-cell office:value-type="float" office:value="1200652" calcext:value-type="float">
            <text:p>1200652</text:p>
          </table:table-cell>
          <table:table-cell office:value-type="float" office:value="11" calcext:value-type="float">
            <text:p>11</text:p>
          </table:table-cell>
          <table:table-cell office:value-type="float" office:value="140.537951" calcext:value-type="float">
            <text:p>140.537951</text:p>
          </table:table-cell>
          <table:table-cell office:value-type="float" office:value="142.228" calcext:value-type="float">
            <text:p>142.228</text:p>
          </table:table-cell>
          <table:table-cell office:value-type="float" office:value="140.537951" calcext:value-type="float">
            <text:p>140.537951</text:p>
          </table:table-cell>
          <table:table-cell office:value-type="float" office:value="142.228" calcext:value-type="float">
            <text:p>142.228</text:p>
          </table:table-cell>
          <table:table-cell office:value-type="float" office:value="140.53821" calcext:value-type="float">
            <text:p>140.53821</text:p>
          </table:table-cell>
          <table:table-cell office:value-type="float" office:value="13.190078" calcext:value-type="float">
            <text:p>13.190078</text:p>
          </table:table-cell>
          <table:table-cell office:value-type="float" office:value="13.562769" calcext:value-type="float">
            <text:p>13.562769</text:p>
          </table:table-cell>
          <table:table-cell office:value-type="float" office:value="1.47399" calcext:value-type="float">
            <text:p>1.47399</text:p>
          </table:table-cell>
          <table:table-cell office:value-type="float" office:value="1.614419" calcext:value-type="float">
            <text:p>1.614419</text:p>
          </table:table-cell>
          <table:table-cell office:value-type="float" office:value="18.43722" calcext:value-type="float">
            <text:p>18.43722</text:p>
          </table:table-cell>
          <table:table-cell office:value-type="float" office:value="119325" calcext:value-type="float">
            <text:p>119325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167" calcext:value-type="float">
            <text:p>1199.167</text:p>
          </table:table-cell>
          <table:table-cell office:value-type="float" office:value="1198.519" calcext:value-type="float">
            <text:p>1198.519</text:p>
          </table:table-cell>
        </table:table-row>
        <table:table-row table:style-name="ro1">
          <table:table-cell office:value-type="float" office:value="1200658" calcext:value-type="float">
            <text:p>1200658</text:p>
          </table:table-cell>
          <table:table-cell office:value-type="float" office:value="1" calcext:value-type="float">
            <text:p>1</text:p>
          </table:table-cell>
          <table:table-cell office:value-type="float" office:value="140.53821" calcext:value-type="float">
            <text:p>140.53821</text:p>
          </table:table-cell>
          <table:table-cell office:value-type="float" office:value="138.836" calcext:value-type="float">
            <text:p>138.836</text:p>
          </table:table-cell>
          <table:table-cell office:value-type="float" office:value="140.53821" calcext:value-type="float">
            <text:p>140.53821</text:p>
          </table:table-cell>
          <table:table-cell office:value-type="float" office:value="138.836" calcext:value-type="float">
            <text:p>138.836</text:p>
          </table:table-cell>
          <table:table-cell office:value-type="float" office:value="140.556258" calcext:value-type="float">
            <text:p>140.556258</text:p>
          </table:table-cell>
          <table:table-cell office:value-type="float" office:value="13.591773" calcext:value-type="float">
            <text:p>13.591773</text:p>
          </table:table-cell>
          <table:table-cell office:value-type="float" office:value="13.527811" calcext:value-type="float">
            <text:p>13.527811</text:p>
          </table:table-cell>
          <table:table-cell office:value-type="float" office:value="1.624066" calcext:value-type="float">
            <text:p>1.624066</text:p>
          </table:table-cell>
          <table:table-cell office:value-type="float" office:value="1.601824" calcext:value-type="float">
            <text:p>1.601824</text:p>
          </table:table-cell>
          <table:table-cell office:value-type="float" office:value="17.788655" calcext:value-type="float">
            <text:p>17.788655</text:p>
          </table:table-cell>
          <table:table-cell office:value-type="float" office:value="119331" calcext:value-type="float">
            <text:p>119331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178" calcext:value-type="float">
            <text:p>1199.178</text:p>
          </table:table-cell>
          <table:table-cell office:value-type="float" office:value="1198.526" calcext:value-type="float">
            <text:p>1198.526</text:p>
          </table:table-cell>
        </table:table-row>
        <table:table-row table:style-name="ro1">
          <table:table-cell office:value-type="float" office:value="1200660" calcext:value-type="float">
            <text:p>1200660</text:p>
          </table:table-cell>
          <table:table-cell office:value-type="float" office:value="2" calcext:value-type="float">
            <text:p>2</text:p>
          </table:table-cell>
          <table:table-cell office:value-type="float" office:value="140.53821" calcext:value-type="float">
            <text:p>140.53821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140.53821" calcext:value-type="float">
            <text:p>140.53821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140.537044" calcext:value-type="float">
            <text:p>140.537044</text:p>
          </table:table-cell>
          <table:table-cell office:value-type="float" office:value="13.795373" calcext:value-type="float">
            <text:p>13.795373</text:p>
          </table:table-cell>
          <table:table-cell office:value-type="float" office:value="13.533932" calcext:value-type="float">
            <text:p>13.533932</text:p>
          </table:table-cell>
          <table:table-cell office:value-type="float" office:value="1.698817" calcext:value-type="float">
            <text:p>1.698817</text:p>
          </table:table-cell>
          <table:table-cell office:value-type="float" office:value="1.604055" calcext:value-type="float">
            <text:p>1.604055</text:p>
          </table:table-cell>
          <table:table-cell office:value-type="float" office:value="19.062892" calcext:value-type="float">
            <text:p>19.062892</text:p>
          </table:table-cell>
          <table:table-cell office:value-type="float" office:value="119331" calcext:value-type="float">
            <text:p>119331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178" calcext:value-type="float">
            <text:p>1199.178</text:p>
          </table:table-cell>
          <table:table-cell office:value-type="float" office:value="1198.526" calcext:value-type="float">
            <text:p>1198.526</text:p>
          </table:table-cell>
        </table:table-row>
        <table:table-row table:style-name="ro1">
          <table:table-cell office:value-type="float" office:value="1200663" calcext:value-type="float">
            <text:p>1200663</text:p>
          </table:table-cell>
          <table:table-cell office:value-type="float" office:value="11" calcext:value-type="float">
            <text:p>11</text:p>
          </table:table-cell>
          <table:table-cell office:value-type="float" office:value="140.537044" calcext:value-type="float">
            <text:p>140.537044</text:p>
          </table:table-cell>
          <table:table-cell office:value-type="float" office:value="142.392" calcext:value-type="float">
            <text:p>142.392</text:p>
          </table:table-cell>
          <table:table-cell office:value-type="float" office:value="140.537044" calcext:value-type="float">
            <text:p>140.537044</text:p>
          </table:table-cell>
          <table:table-cell office:value-type="float" office:value="142.392" calcext:value-type="float">
            <text:p>142.392</text:p>
          </table:table-cell>
          <table:table-cell office:value-type="float" office:value="140.53747" calcext:value-type="float">
            <text:p>140.53747</text:p>
          </table:table-cell>
          <table:table-cell office:value-type="float" office:value="13.188082" calcext:value-type="float">
            <text:p>13.188082</text:p>
          </table:table-cell>
          <table:table-cell office:value-type="float" office:value="13.557635" calcext:value-type="float">
            <text:p>13.557635</text:p>
          </table:table-cell>
          <table:table-cell office:value-type="float" office:value="1.475584" calcext:value-type="float">
            <text:p>1.475584</text:p>
          </table:table-cell>
          <table:table-cell office:value-type="float" office:value="1.612637" calcext:value-type="float">
            <text:p>1.612637</text:p>
          </table:table-cell>
          <table:table-cell office:value-type="float" office:value="18.674075" calcext:value-type="float">
            <text:p>18.674075</text:p>
          </table:table-cell>
          <table:table-cell office:value-type="float" office:value="119326" calcext:value-type="float">
            <text:p>119326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178" calcext:value-type="float">
            <text:p>1199.178</text:p>
          </table:table-cell>
          <table:table-cell office:value-type="float" office:value="1198.54" calcext:value-type="float">
            <text:p>1198.54</text:p>
          </table:table-cell>
        </table:table-row>
        <table:table-row table:style-name="ro1">
          <table:table-cell office:value-type="float" office:value="1200670" calcext:value-type="float">
            <text:p>1200670</text:p>
          </table:table-cell>
          <table:table-cell office:value-type="float" office:value="1" calcext:value-type="float">
            <text:p>1</text:p>
          </table:table-cell>
          <table:table-cell office:value-type="float" office:value="140.53747" calcext:value-type="float">
            <text:p>140.53747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53747" calcext:value-type="float">
            <text:p>140.53747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557039" calcext:value-type="float">
            <text:p>140.557039</text:p>
          </table:table-cell>
          <table:table-cell office:value-type="float" office:value="13.591792" calcext:value-type="float">
            <text:p>13.591792</text:p>
          </table:table-cell>
          <table:table-cell office:value-type="float" office:value="13.523335" calcext:value-type="float">
            <text:p>13.523335</text:p>
          </table:table-cell>
          <table:table-cell office:value-type="float" office:value="1.624083" calcext:value-type="float">
            <text:p>1.624083</text:p>
          </table:table-cell>
          <table:table-cell office:value-type="float" office:value="1.600535" calcext:value-type="float">
            <text:p>1.600535</text:p>
          </table:table-cell>
          <table:table-cell office:value-type="float" office:value="17.766249" calcext:value-type="float">
            <text:p>17.766249</text:p>
          </table:table-cell>
          <table:table-cell office:value-type="float" office:value="119332" calcext:value-type="float">
            <text:p>119332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189" calcext:value-type="float">
            <text:p>1199.189</text:p>
          </table:table-cell>
          <table:table-cell office:value-type="float" office:value="1198.547" calcext:value-type="float">
            <text:p>1198.547</text:p>
          </table:table-cell>
        </table:table-row>
        <table:table-row table:style-name="ro1">
          <table:table-cell office:value-type="float" office:value="1200672" calcext:value-type="float">
            <text:p>1200672</text:p>
          </table:table-cell>
          <table:table-cell office:value-type="float" office:value="2" calcext:value-type="float">
            <text:p>2</text:p>
          </table:table-cell>
          <table:table-cell office:value-type="float" office:value="140.53747" calcext:value-type="float">
            <text:p>140.53747</text:p>
          </table:table-cell>
          <table:table-cell office:value-type="float" office:value="140.574" calcext:value-type="float">
            <text:p>140.574</text:p>
          </table:table-cell>
          <table:table-cell office:value-type="float" office:value="140.53747" calcext:value-type="float">
            <text:p>140.53747</text:p>
          </table:table-cell>
          <table:table-cell office:value-type="float" office:value="140.574" calcext:value-type="float">
            <text:p>140.574</text:p>
          </table:table-cell>
          <table:table-cell office:value-type="float" office:value="140.537951" calcext:value-type="float">
            <text:p>140.537951</text:p>
          </table:table-cell>
          <table:table-cell office:value-type="float" office:value="13.795386" calcext:value-type="float">
            <text:p>13.795386</text:p>
          </table:table-cell>
          <table:table-cell office:value-type="float" office:value="13.529894" calcext:value-type="float">
            <text:p>13.529894</text:p>
          </table:table-cell>
          <table:table-cell office:value-type="float" office:value="1.698848" calcext:value-type="float">
            <text:p>1.698848</text:p>
          </table:table-cell>
          <table:table-cell office:value-type="float" office:value="1.6029" calcext:value-type="float">
            <text:p>1.6029</text:p>
          </table:table-cell>
          <table:table-cell office:value-type="float" office:value="19.041529" calcext:value-type="float">
            <text:p>19.041529</text:p>
          </table:table-cell>
          <table:table-cell office:value-type="float" office:value="119332" calcext:value-type="float">
            <text:p>119332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189" calcext:value-type="float">
            <text:p>1199.189</text:p>
          </table:table-cell>
          <table:table-cell office:value-type="float" office:value="1198.547" calcext:value-type="float">
            <text:p>1198.547</text:p>
          </table:table-cell>
        </table:table-row>
        <table:table-row table:style-name="ro1">
          <table:table-cell office:value-type="float" office:value="1200675" calcext:value-type="float">
            <text:p>1200675</text:p>
          </table:table-cell>
          <table:table-cell office:value-type="float" office:value="11" calcext:value-type="float">
            <text:p>11</text:p>
          </table:table-cell>
          <table:table-cell office:value-type="float" office:value="140.537951" calcext:value-type="float">
            <text:p>140.537951</text:p>
          </table:table-cell>
          <table:table-cell office:value-type="float" office:value="142.463" calcext:value-type="float">
            <text:p>142.463</text:p>
          </table:table-cell>
          <table:table-cell office:value-type="float" office:value="140.537951" calcext:value-type="float">
            <text:p>140.537951</text:p>
          </table:table-cell>
          <table:table-cell office:value-type="float" office:value="142.463" calcext:value-type="float">
            <text:p>142.463</text:p>
          </table:table-cell>
          <table:table-cell office:value-type="float" office:value="140.538247" calcext:value-type="float">
            <text:p>140.538247</text:p>
          </table:table-cell>
          <table:table-cell office:value-type="float" office:value="13.188117" calcext:value-type="float">
            <text:p>13.188117</text:p>
          </table:table-cell>
          <table:table-cell office:value-type="float" office:value="13.553986" calcext:value-type="float">
            <text:p>13.553986</text:p>
          </table:table-cell>
          <table:table-cell office:value-type="float" office:value="1.475604" calcext:value-type="float">
            <text:p>1.475604</text:p>
          </table:table-cell>
          <table:table-cell office:value-type="float" office:value="1.6116" calcext:value-type="float">
            <text:p>1.6116</text:p>
          </table:table-cell>
          <table:table-cell office:value-type="float" office:value="18.784485" calcext:value-type="float">
            <text:p>18.784485</text:p>
          </table:table-cell>
          <table:table-cell office:value-type="float" office:value="119327" calcext:value-type="float">
            <text:p>119327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189" calcext:value-type="float">
            <text:p>1199.189</text:p>
          </table:table-cell>
          <table:table-cell office:value-type="float" office:value="1198.558" calcext:value-type="float">
            <text:p>1198.558</text:p>
          </table:table-cell>
        </table:table-row>
        <table:table-row table:style-name="ro1">
          <table:table-cell office:value-type="float" office:value="1200682" calcext:value-type="float">
            <text:p>1200682</text:p>
          </table:table-cell>
          <table:table-cell office:value-type="float" office:value="1" calcext:value-type="float">
            <text:p>1</text:p>
          </table:table-cell>
          <table:table-cell office:value-type="float" office:value="140.538247" calcext:value-type="float">
            <text:p>140.538247</text:p>
          </table:table-cell>
          <table:table-cell office:value-type="float" office:value="138.869" calcext:value-type="float">
            <text:p>138.869</text:p>
          </table:table-cell>
          <table:table-cell office:value-type="float" office:value="140.538247" calcext:value-type="float">
            <text:p>140.538247</text:p>
          </table:table-cell>
          <table:table-cell office:value-type="float" office:value="138.869" calcext:value-type="float">
            <text:p>138.869</text:p>
          </table:table-cell>
          <table:table-cell office:value-type="float" office:value="140.558444" calcext:value-type="float">
            <text:p>140.558444</text:p>
          </table:table-cell>
          <table:table-cell office:value-type="float" office:value="13.591772" calcext:value-type="float">
            <text:p>13.591772</text:p>
          </table:table-cell>
          <table:table-cell office:value-type="float" office:value="13.520193" calcext:value-type="float">
            <text:p>13.520193</text:p>
          </table:table-cell>
          <table:table-cell office:value-type="float" office:value="1.624065" calcext:value-type="float">
            <text:p>1.624065</text:p>
          </table:table-cell>
          <table:table-cell office:value-type="float" office:value="1.599672" calcext:value-type="float">
            <text:p>1.599672</text:p>
          </table:table-cell>
          <table:table-cell office:value-type="float" office:value="17.738547" calcext:value-type="float">
            <text:p>17.738547</text:p>
          </table:table-cell>
          <table:table-cell office:value-type="float" office:value="119333" calcext:value-type="float">
            <text:p>119333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201" calcext:value-type="float">
            <text:p>1199.201</text:p>
          </table:table-cell>
          <table:table-cell office:value-type="float" office:value="1198.564" calcext:value-type="float">
            <text:p>1198.564</text:p>
          </table:table-cell>
        </table:table-row>
        <table:table-row table:style-name="ro1">
          <table:table-cell office:value-type="float" office:value="1200685" calcext:value-type="float">
            <text:p>1200685</text:p>
          </table:table-cell>
          <table:table-cell office:value-type="float" office:value="2" calcext:value-type="float">
            <text:p>2</text:p>
          </table:table-cell>
          <table:table-cell office:value-type="float" office:value="140.538247" calcext:value-type="float">
            <text:p>140.538247</text:p>
          </table:table-cell>
          <table:table-cell office:value-type="float" office:value="140.566" calcext:value-type="float">
            <text:p>140.566</text:p>
          </table:table-cell>
          <table:table-cell office:value-type="float" office:value="140.538247" calcext:value-type="float">
            <text:p>140.538247</text:p>
          </table:table-cell>
          <table:table-cell office:value-type="float" office:value="140.566" calcext:value-type="float">
            <text:p>140.566</text:p>
          </table:table-cell>
          <table:table-cell office:value-type="float" office:value="140.539526" calcext:value-type="float">
            <text:p>140.539526</text:p>
          </table:table-cell>
          <table:table-cell office:value-type="float" office:value="13.795373" calcext:value-type="float">
            <text:p>13.795373</text:p>
          </table:table-cell>
          <table:table-cell office:value-type="float" office:value="13.527061" calcext:value-type="float">
            <text:p>13.527061</text:p>
          </table:table-cell>
          <table:table-cell office:value-type="float" office:value="1.698815" calcext:value-type="float">
            <text:p>1.698815</text:p>
          </table:table-cell>
          <table:table-cell office:value-type="float" office:value="1.602125" calcext:value-type="float">
            <text:p>1.602125</text:p>
          </table:table-cell>
          <table:table-cell office:value-type="float" office:value="19.024878" calcext:value-type="float">
            <text:p>19.024878</text:p>
          </table:table-cell>
          <table:table-cell office:value-type="float" office:value="119333" calcext:value-type="float">
            <text:p>119333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201" calcext:value-type="float">
            <text:p>1199.201</text:p>
          </table:table-cell>
          <table:table-cell office:value-type="float" office:value="1198.564" calcext:value-type="float">
            <text:p>1198.564</text:p>
          </table:table-cell>
        </table:table-row>
        <table:table-row table:style-name="ro1">
          <table:table-cell office:value-type="float" office:value="1200687" calcext:value-type="float">
            <text:p>1200687</text:p>
          </table:table-cell>
          <table:table-cell office:value-type="float" office:value="11" calcext:value-type="float">
            <text:p>11</text:p>
          </table:table-cell>
          <table:table-cell office:value-type="float" office:value="140.539526" calcext:value-type="float">
            <text:p>140.539526</text:p>
          </table:table-cell>
          <table:table-cell office:value-type="float" office:value="142.512" calcext:value-type="float">
            <text:p>142.512</text:p>
          </table:table-cell>
          <table:table-cell office:value-type="float" office:value="140.539526" calcext:value-type="float">
            <text:p>140.539526</text:p>
          </table:table-cell>
          <table:table-cell office:value-type="float" office:value="142.512" calcext:value-type="float">
            <text:p>142.512</text:p>
          </table:table-cell>
          <table:table-cell office:value-type="float" office:value="140.539723" calcext:value-type="float">
            <text:p>140.539723</text:p>
          </table:table-cell>
          <table:table-cell office:value-type="float" office:value="13.188179" calcext:value-type="float">
            <text:p>13.188179</text:p>
          </table:table-cell>
          <table:table-cell office:value-type="float" office:value="13.551427" calcext:value-type="float">
            <text:p>13.551427</text:p>
          </table:table-cell>
          <table:table-cell office:value-type="float" office:value="1.47564" calcext:value-type="float">
            <text:p>1.47564</text:p>
          </table:table-cell>
          <table:table-cell office:value-type="float" office:value="1.610902" calcext:value-type="float">
            <text:p>1.610902</text:p>
          </table:table-cell>
          <table:table-cell office:value-type="float" office:value="18.859191" calcext:value-type="float">
            <text:p>18.859191</text:p>
          </table:table-cell>
          <table:table-cell office:value-type="float" office:value="119328" calcext:value-type="float">
            <text:p>119328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201" calcext:value-type="float">
            <text:p>1199.201</text:p>
          </table:table-cell>
          <table:table-cell office:value-type="float" office:value="1198.581" calcext:value-type="float">
            <text:p>1198.581</text:p>
          </table:table-cell>
        </table:table-row>
        <table:table-row table:style-name="ro1">
          <table:table-cell office:value-type="float" office:value="1200694" calcext:value-type="float">
            <text:p>1200694</text:p>
          </table:table-cell>
          <table:table-cell office:value-type="float" office:value="1" calcext:value-type="float">
            <text:p>1</text:p>
          </table:table-cell>
          <table:table-cell office:value-type="float" office:value="140.539723" calcext:value-type="float">
            <text:p>140.539723</text:p>
          </table:table-cell>
          <table:table-cell office:value-type="float" office:value="138.816" calcext:value-type="float">
            <text:p>138.816</text:p>
          </table:table-cell>
          <table:table-cell office:value-type="float" office:value="140.539723" calcext:value-type="float">
            <text:p>140.539723</text:p>
          </table:table-cell>
          <table:table-cell office:value-type="float" office:value="138.816" calcext:value-type="float">
            <text:p>138.816</text:p>
          </table:table-cell>
          <table:table-cell office:value-type="float" office:value="140.560344" calcext:value-type="float">
            <text:p>140.560344</text:p>
          </table:table-cell>
          <table:table-cell office:value-type="float" office:value="13.591733" calcext:value-type="float">
            <text:p>13.591733</text:p>
          </table:table-cell>
          <table:table-cell office:value-type="float" office:value="13.517985" calcext:value-type="float">
            <text:p>13.517985</text:p>
          </table:table-cell>
          <table:table-cell office:value-type="float" office:value="1.624031" calcext:value-type="float">
            <text:p>1.624031</text:p>
          </table:table-cell>
          <table:table-cell office:value-type="float" office:value="1.599091" calcext:value-type="float">
            <text:p>1.599091</text:p>
          </table:table-cell>
          <table:table-cell office:value-type="float" office:value="17.821358" calcext:value-type="float">
            <text:p>17.821358</text:p>
          </table:table-cell>
          <table:table-cell office:value-type="float" office:value="119334" calcext:value-type="float">
            <text:p>119334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214" calcext:value-type="float">
            <text:p>1199.214</text:p>
          </table:table-cell>
          <table:table-cell office:value-type="float" office:value="1198.592" calcext:value-type="float">
            <text:p>1198.592</text:p>
          </table:table-cell>
        </table:table-row>
        <table:table-row table:style-name="ro1">
          <table:table-cell office:value-type="float" office:value="1200697" calcext:value-type="float">
            <text:p>1200697</text:p>
          </table:table-cell>
          <table:table-cell office:value-type="float" office:value="2" calcext:value-type="float">
            <text:p>2</text:p>
          </table:table-cell>
          <table:table-cell office:value-type="float" office:value="140.539723" calcext:value-type="float">
            <text:p>140.539723</text:p>
          </table:table-cell>
          <table:table-cell office:value-type="float" office:value="140.564" calcext:value-type="float">
            <text:p>140.564</text:p>
          </table:table-cell>
          <table:table-cell office:value-type="float" office:value="140.539723" calcext:value-type="float">
            <text:p>140.539723</text:p>
          </table:table-cell>
          <table:table-cell office:value-type="float" office:value="140.564" calcext:value-type="float">
            <text:p>140.564</text:p>
          </table:table-cell>
          <table:table-cell office:value-type="float" office:value="140.540906" calcext:value-type="float">
            <text:p>140.540906</text:p>
          </table:table-cell>
          <table:table-cell office:value-type="float" office:value="13.795349" calcext:value-type="float">
            <text:p>13.795349</text:p>
          </table:table-cell>
          <table:table-cell office:value-type="float" office:value="13.525032" calcext:value-type="float">
            <text:p>13.525032</text:p>
          </table:table-cell>
          <table:table-cell office:value-type="float" office:value="1.698754" calcext:value-type="float">
            <text:p>1.698754</text:p>
          </table:table-cell>
          <table:table-cell office:value-type="float" office:value="1.601593" calcext:value-type="float">
            <text:p>1.601593</text:p>
          </table:table-cell>
          <table:table-cell office:value-type="float" office:value="19.018281" calcext:value-type="float">
            <text:p>19.018281</text:p>
          </table:table-cell>
          <table:table-cell office:value-type="float" office:value="119334" calcext:value-type="float">
            <text:p>119334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214" calcext:value-type="float">
            <text:p>1199.214</text:p>
          </table:table-cell>
          <table:table-cell office:value-type="float" office:value="1198.592" calcext:value-type="float">
            <text:p>1198.592</text:p>
          </table:table-cell>
        </table:table-row>
        <table:table-row table:style-name="ro1">
          <table:table-cell office:value-type="float" office:value="1200699" calcext:value-type="float">
            <text:p>1200699</text:p>
          </table:table-cell>
          <table:table-cell office:value-type="float" office:value="11" calcext:value-type="float">
            <text:p>11</text:p>
          </table:table-cell>
          <table:table-cell office:value-type="float" office:value="140.540906" calcext:value-type="float">
            <text:p>140.540906</text:p>
          </table:table-cell>
          <table:table-cell office:value-type="float" office:value="142.209" calcext:value-type="float">
            <text:p>142.209</text:p>
          </table:table-cell>
          <table:table-cell office:value-type="float" office:value="140.540906" calcext:value-type="float">
            <text:p>140.540906</text:p>
          </table:table-cell>
          <table:table-cell office:value-type="float" office:value="142.209" calcext:value-type="float">
            <text:p>142.209</text:p>
          </table:table-cell>
          <table:table-cell office:value-type="float" office:value="140.541073" calcext:value-type="float">
            <text:p>140.541073</text:p>
          </table:table-cell>
          <table:table-cell office:value-type="float" office:value="13.190194" calcext:value-type="float">
            <text:p>13.190194</text:p>
          </table:table-cell>
          <table:table-cell office:value-type="float" office:value="13.549587" calcext:value-type="float">
            <text:p>13.549587</text:p>
          </table:table-cell>
          <table:table-cell office:value-type="float" office:value="1.474056" calcext:value-type="float">
            <text:p>1.474056</text:p>
          </table:table-cell>
          <table:table-cell office:value-type="float" office:value="1.610415" calcext:value-type="float">
            <text:p>1.610415</text:p>
          </table:table-cell>
          <table:table-cell office:value-type="float" office:value="18.402593" calcext:value-type="float">
            <text:p>18.402593</text:p>
          </table:table-cell>
          <table:table-cell office:value-type="float" office:value="119330" calcext:value-type="float">
            <text:p>119330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214" calcext:value-type="float">
            <text:p>1199.214</text:p>
          </table:table-cell>
          <table:table-cell office:value-type="float" office:value="1198.625" calcext:value-type="float">
            <text:p>1198.625</text:p>
          </table:table-cell>
        </table:table-row>
        <table:table-row table:style-name="ro1">
          <table:table-cell office:value-type="float" office:value="1200705" calcext:value-type="float">
            <text:p>1200705</text:p>
          </table:table-cell>
          <table:table-cell office:value-type="float" office:value="1" calcext:value-type="float">
            <text:p>1</text:p>
          </table:table-cell>
          <table:table-cell office:value-type="float" office:value="140.541073" calcext:value-type="float">
            <text:p>140.541073</text:p>
          </table:table-cell>
          <table:table-cell office:value-type="float" office:value="138.899" calcext:value-type="float">
            <text:p>138.899</text:p>
          </table:table-cell>
          <table:table-cell office:value-type="float" office:value="140.541073" calcext:value-type="float">
            <text:p>140.541073</text:p>
          </table:table-cell>
          <table:table-cell office:value-type="float" office:value="138.899" calcext:value-type="float">
            <text:p>138.899</text:p>
          </table:table-cell>
          <table:table-cell office:value-type="float" office:value="140.558933" calcext:value-type="float">
            <text:p>140.558933</text:p>
          </table:table-cell>
          <table:table-cell office:value-type="float" office:value="13.591698" calcext:value-type="float">
            <text:p>13.591698</text:p>
          </table:table-cell>
          <table:table-cell office:value-type="float" office:value="13.515822" calcext:value-type="float">
            <text:p>13.515822</text:p>
          </table:table-cell>
          <table:table-cell office:value-type="float" office:value="1.624" calcext:value-type="float">
            <text:p>1.624</text:p>
          </table:table-cell>
          <table:table-cell office:value-type="float" office:value="1.598156" calcext:value-type="float">
            <text:p>1.598156</text:p>
          </table:table-cell>
          <table:table-cell office:value-type="float" office:value="17.69724" calcext:value-type="float">
            <text:p>17.69724</text:p>
          </table:table-cell>
          <table:table-cell office:value-type="float" office:value="119336" calcext:value-type="float">
            <text:p>119336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225" calcext:value-type="float">
            <text:p>1199.225</text:p>
          </table:table-cell>
          <table:table-cell office:value-type="float" office:value="1198.633" calcext:value-type="float">
            <text:p>1198.633</text:p>
          </table:table-cell>
        </table:table-row>
        <table:table-row table:style-name="ro1">
          <table:table-cell office:value-type="float" office:value="1200708" calcext:value-type="float">
            <text:p>1200708</text:p>
          </table:table-cell>
          <table:table-cell office:value-type="float" office:value="2" calcext:value-type="float">
            <text:p>2</text:p>
          </table:table-cell>
          <table:table-cell office:value-type="float" office:value="140.541073" calcext:value-type="float">
            <text:p>140.541073</text:p>
          </table:table-cell>
          <table:table-cell office:value-type="float" office:value="140.59" calcext:value-type="float">
            <text:p>140.59</text:p>
          </table:table-cell>
          <table:table-cell office:value-type="float" office:value="140.541073" calcext:value-type="float">
            <text:p>140.541073</text:p>
          </table:table-cell>
          <table:table-cell office:value-type="float" office:value="140.59" calcext:value-type="float">
            <text:p>140.59</text:p>
          </table:table-cell>
          <table:table-cell office:value-type="float" office:value="140.54031" calcext:value-type="float">
            <text:p>140.54031</text:p>
          </table:table-cell>
          <table:table-cell office:value-type="float" office:value="13.795326" calcext:value-type="float">
            <text:p>13.795326</text:p>
          </table:table-cell>
          <table:table-cell office:value-type="float" office:value="13.523118" calcext:value-type="float">
            <text:p>13.523118</text:p>
          </table:table-cell>
          <table:table-cell office:value-type="float" office:value="1.698698" calcext:value-type="float">
            <text:p>1.698698</text:p>
          </table:table-cell>
          <table:table-cell office:value-type="float" office:value="1.600758" calcext:value-type="float">
            <text:p>1.600758</text:p>
          </table:table-cell>
          <table:table-cell office:value-type="float" office:value="19.065049" calcext:value-type="float">
            <text:p>19.065049</text:p>
          </table:table-cell>
          <table:table-cell office:value-type="float" office:value="119336" calcext:value-type="float">
            <text:p>119336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225" calcext:value-type="float">
            <text:p>1199.225</text:p>
          </table:table-cell>
          <table:table-cell office:value-type="float" office:value="1198.633" calcext:value-type="float">
            <text:p>1198.633</text:p>
          </table:table-cell>
        </table:table-row>
        <table:table-row table:style-name="ro1">
          <table:table-cell office:value-type="float" office:value="1200711" calcext:value-type="float">
            <text:p>1200711</text:p>
          </table:table-cell>
          <table:table-cell office:value-type="float" office:value="11" calcext:value-type="float">
            <text:p>11</text:p>
          </table:table-cell>
          <table:table-cell office:value-type="float" office:value="140.54031" calcext:value-type="float">
            <text:p>140.54031</text:p>
          </table:table-cell>
          <table:table-cell office:value-type="float" office:value="142.286" calcext:value-type="float">
            <text:p>142.286</text:p>
          </table:table-cell>
          <table:table-cell office:value-type="float" office:value="140.54031" calcext:value-type="float">
            <text:p>140.54031</text:p>
          </table:table-cell>
          <table:table-cell office:value-type="float" office:value="142.286" calcext:value-type="float">
            <text:p>142.286</text:p>
          </table:table-cell>
          <table:table-cell office:value-type="float" office:value="140.540757" calcext:value-type="float">
            <text:p>140.540757</text:p>
          </table:table-cell>
          <table:table-cell office:value-type="float" office:value="13.19017" calcext:value-type="float">
            <text:p>13.19017</text:p>
          </table:table-cell>
          <table:table-cell office:value-type="float" office:value="13.547795" calcext:value-type="float">
            <text:p>13.547795</text:p>
          </table:table-cell>
          <table:table-cell office:value-type="float" office:value="1.474043" calcext:value-type="float">
            <text:p>1.474043</text:p>
          </table:table-cell>
          <table:table-cell office:value-type="float" office:value="1.609626" calcext:value-type="float">
            <text:p>1.609626</text:p>
          </table:table-cell>
          <table:table-cell office:value-type="float" office:value="18.524976" calcext:value-type="float">
            <text:p>18.524976</text:p>
          </table:table-cell>
          <table:table-cell office:value-type="float" office:value="119332" calcext:value-type="float">
            <text:p>119332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225" calcext:value-type="float">
            <text:p>1199.225</text:p>
          </table:table-cell>
          <table:table-cell office:value-type="float" office:value="1198.664" calcext:value-type="float">
            <text:p>1198.664</text:p>
          </table:table-cell>
        </table:table-row>
        <table:table-row table:style-name="ro1">
          <table:table-cell office:value-type="float" office:value="1200718" calcext:value-type="float">
            <text:p>1200718</text:p>
          </table:table-cell>
          <table:table-cell office:value-type="float" office:value="1" calcext:value-type="float">
            <text:p>1</text:p>
          </table:table-cell>
          <table:table-cell office:value-type="float" office:value="140.540757" calcext:value-type="float">
            <text:p>140.54075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140.540757" calcext:value-type="float">
            <text:p>140.540757</text:p>
          </table:table-cell>
          <table:table-cell office:value-type="float" office:value="138.927" calcext:value-type="float">
            <text:p>138.927</text:p>
          </table:table-cell>
          <table:table-cell office:value-type="float" office:value="140.559332" calcext:value-type="float">
            <text:p>140.559332</text:p>
          </table:table-cell>
          <table:table-cell office:value-type="float" office:value="13.591706" calcext:value-type="float">
            <text:p>13.591706</text:p>
          </table:table-cell>
          <table:table-cell office:value-type="float" office:value="13.514379" calcext:value-type="float">
            <text:p>13.514379</text:p>
          </table:table-cell>
          <table:table-cell office:value-type="float" office:value="1.624007" calcext:value-type="float">
            <text:p>1.624007</text:p>
          </table:table-cell>
          <table:table-cell office:value-type="float" office:value="1.597528" calcext:value-type="float">
            <text:p>1.597528</text:p>
          </table:table-cell>
          <table:table-cell office:value-type="float" office:value="17.654198" calcext:value-type="float">
            <text:p>17.654198</text:p>
          </table:table-cell>
          <table:table-cell office:value-type="float" office:value="119338" calcext:value-type="float">
            <text:p>119338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238" calcext:value-type="float">
            <text:p>1199.238</text:p>
          </table:table-cell>
          <table:table-cell office:value-type="float" office:value="1198.672" calcext:value-type="float">
            <text:p>1198.672</text:p>
          </table:table-cell>
        </table:table-row>
        <table:table-row table:style-name="ro1">
          <table:table-cell office:value-type="float" office:value="1200726" calcext:value-type="float">
            <text:p>1200726</text:p>
          </table:table-cell>
          <table:table-cell office:value-type="float" office:value="2" calcext:value-type="float">
            <text:p>2</text:p>
          </table:table-cell>
          <table:table-cell office:value-type="float" office:value="140.540757" calcext:value-type="float">
            <text:p>140.540757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140.540757" calcext:value-type="float">
            <text:p>140.540757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140.540978" calcext:value-type="float">
            <text:p>140.540978</text:p>
          </table:table-cell>
          <table:table-cell office:value-type="float" office:value="13.796946" calcext:value-type="float">
            <text:p>13.796946</text:p>
          </table:table-cell>
          <table:table-cell office:value-type="float" office:value="13.52183" calcext:value-type="float">
            <text:p>13.52183</text:p>
          </table:table-cell>
          <table:table-cell office:value-type="float" office:value="1.700672" calcext:value-type="float">
            <text:p>1.700672</text:p>
          </table:table-cell>
          <table:table-cell office:value-type="float" office:value="1.600198" calcext:value-type="float">
            <text:p>1.600198</text:p>
          </table:table-cell>
          <table:table-cell office:value-type="float" office:value="19.063248" calcext:value-type="float">
            <text:p>19.063248</text:p>
          </table:table-cell>
          <table:table-cell office:value-type="float" office:value="119338" calcext:value-type="float">
            <text:p>119338</text:p>
          </table:table-cell>
          <table:table-cell office:value-type="float" office:value="2.745993" calcext:value-type="float">
            <text:p>2.745993</text:p>
          </table:table-cell>
          <table:table-cell office:value-type="float" office:value="1199.238" calcext:value-type="float">
            <text:p>1199.238</text:p>
          </table:table-cell>
          <table:table-cell office:value-type="float" office:value="1198.672" calcext:value-type="float">
            <text:p>1198.672</text:p>
          </table:table-cell>
        </table:table-row>
        <table:table-row table:style-name="ro1">
          <table:table-cell office:value-type="float" office:value="1200731" calcext:value-type="float">
            <text:p>1200731</text:p>
          </table:table-cell>
          <table:table-cell office:value-type="float" office:value="11" calcext:value-type="float">
            <text:p>11</text:p>
          </table:table-cell>
          <table:table-cell office:value-type="float" office:value="140.540978" calcext:value-type="float">
            <text:p>140.540978</text:p>
          </table:table-cell>
          <table:table-cell office:value-type="float" office:value="142.284" calcext:value-type="float">
            <text:p>142.284</text:p>
          </table:table-cell>
          <table:table-cell office:value-type="float" office:value="140.540978" calcext:value-type="float">
            <text:p>140.540978</text:p>
          </table:table-cell>
          <table:table-cell office:value-type="float" office:value="142.284" calcext:value-type="float">
            <text:p>142.284</text:p>
          </table:table-cell>
          <table:table-cell office:value-type="float" office:value="140.541434" calcext:value-type="float">
            <text:p>140.541434</text:p>
          </table:table-cell>
          <table:table-cell office:value-type="float" office:value="13.190196" calcext:value-type="float">
            <text:p>13.190196</text:p>
          </table:table-cell>
          <table:table-cell office:value-type="float" office:value="13.546772" calcext:value-type="float">
            <text:p>13.546772</text:p>
          </table:table-cell>
          <table:table-cell office:value-type="float" office:value="1.474058" calcext:value-type="float">
            <text:p>1.474058</text:p>
          </table:table-cell>
          <table:table-cell office:value-type="float" office:value="1.609296" calcext:value-type="float">
            <text:p>1.609296</text:p>
          </table:table-cell>
          <table:table-cell office:value-type="float" office:value="18.520768" calcext:value-type="float">
            <text:p>18.520768</text:p>
          </table:table-cell>
          <table:table-cell office:value-type="float" office:value="119333" calcext:value-type="float">
            <text:p>119333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238" calcext:value-type="float">
            <text:p>1199.238</text:p>
          </table:table-cell>
          <table:table-cell office:value-type="float" office:value="1198.679" calcext:value-type="float">
            <text:p>1198.679</text:p>
          </table:table-cell>
        </table:table-row>
        <table:table-row table:style-name="ro1">
          <table:table-cell office:value-type="float" office:value="1200743" calcext:value-type="float">
            <text:p>1200743</text:p>
          </table:table-cell>
          <table:table-cell office:value-type="float" office:value="1" calcext:value-type="float">
            <text:p>1</text:p>
          </table:table-cell>
          <table:table-cell office:value-type="float" office:value="140.541434" calcext:value-type="float">
            <text:p>140.541434</text:p>
          </table:table-cell>
          <table:table-cell office:value-type="float" office:value="138.819" calcext:value-type="float">
            <text:p>138.819</text:p>
          </table:table-cell>
          <table:table-cell office:value-type="float" office:value="140.541434" calcext:value-type="float">
            <text:p>140.541434</text:p>
          </table:table-cell>
          <table:table-cell office:value-type="float" office:value="138.819" calcext:value-type="float">
            <text:p>138.819</text:p>
          </table:table-cell>
          <table:table-cell office:value-type="float" office:value="140.559986" calcext:value-type="float">
            <text:p>140.559986</text:p>
          </table:table-cell>
          <table:table-cell office:value-type="float" office:value="13.591689" calcext:value-type="float">
            <text:p>13.591689</text:p>
          </table:table-cell>
          <table:table-cell office:value-type="float" office:value="13.513449" calcext:value-type="float">
            <text:p>13.513449</text:p>
          </table:table-cell>
          <table:table-cell office:value-type="float" office:value="1.623992" calcext:value-type="float">
            <text:p>1.623992</text:p>
          </table:table-cell>
          <table:table-cell office:value-type="float" office:value="1.597226" calcext:value-type="float">
            <text:p>1.597226</text:p>
          </table:table-cell>
          <table:table-cell office:value-type="float" office:value="17.819398" calcext:value-type="float">
            <text:p>17.819398</text:p>
          </table:table-cell>
          <table:table-cell office:value-type="float" office:value="119339" calcext:value-type="float">
            <text:p>119339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262" calcext:value-type="float">
            <text:p>1199.262</text:p>
          </table:table-cell>
          <table:table-cell office:value-type="float" office:value="1198.686" calcext:value-type="float">
            <text:p>1198.686</text:p>
          </table:table-cell>
        </table:table-row>
        <table:table-row table:style-name="ro1">
          <table:table-cell office:value-type="float" office:value="1200747" calcext:value-type="float">
            <text:p>1200747</text:p>
          </table:table-cell>
          <table:table-cell office:value-type="float" office:value="2" calcext:value-type="float">
            <text:p>2</text:p>
          </table:table-cell>
          <table:table-cell office:value-type="float" office:value="140.541434" calcext:value-type="float">
            <text:p>140.541434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140.541434" calcext:value-type="float">
            <text:p>140.541434</text:p>
          </table:table-cell>
          <table:table-cell office:value-type="float" office:value="140.586" calcext:value-type="float">
            <text:p>140.586</text:p>
          </table:table-cell>
          <table:table-cell office:value-type="float" office:value="140.540597" calcext:value-type="float">
            <text:p>140.540597</text:p>
          </table:table-cell>
          <table:table-cell office:value-type="float" office:value="13.796935" calcext:value-type="float">
            <text:p>13.796935</text:p>
          </table:table-cell>
          <table:table-cell office:value-type="float" office:value="13.520925" calcext:value-type="float">
            <text:p>13.520925</text:p>
          </table:table-cell>
          <table:table-cell office:value-type="float" office:value="1.700644" calcext:value-type="float">
            <text:p>1.700644</text:p>
          </table:table-cell>
          <table:table-cell office:value-type="float" office:value="1.59991" calcext:value-type="float">
            <text:p>1.59991</text:p>
          </table:table-cell>
          <table:table-cell office:value-type="float" office:value="19.05248" calcext:value-type="float">
            <text:p>19.05248</text:p>
          </table:table-cell>
          <table:table-cell office:value-type="float" office:value="119339" calcext:value-type="float">
            <text:p>119339</text:p>
          </table:table-cell>
          <table:table-cell office:value-type="float" office:value="2.745993" calcext:value-type="float">
            <text:p>2.745993</text:p>
          </table:table-cell>
          <table:table-cell office:value-type="float" office:value="1199.262" calcext:value-type="float">
            <text:p>1199.262</text:p>
          </table:table-cell>
          <table:table-cell office:value-type="float" office:value="1198.686" calcext:value-type="float">
            <text:p>1198.686</text:p>
          </table:table-cell>
        </table:table-row>
        <table:table-row table:style-name="ro1">
          <table:table-cell office:value-type="float" office:value="1200752" calcext:value-type="float">
            <text:p>1200752</text:p>
          </table:table-cell>
          <table:table-cell office:value-type="float" office:value="11" calcext:value-type="float">
            <text:p>11</text:p>
          </table:table-cell>
          <table:table-cell office:value-type="float" office:value="140.540597" calcext:value-type="float">
            <text:p>140.540597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140.540597" calcext:value-type="float">
            <text:p>140.540597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140.541007" calcext:value-type="float">
            <text:p>140.541007</text:p>
          </table:table-cell>
          <table:table-cell office:value-type="float" office:value="13.190182" calcext:value-type="float">
            <text:p>13.190182</text:p>
          </table:table-cell>
          <table:table-cell office:value-type="float" office:value="13.545961" calcext:value-type="float">
            <text:p>13.545961</text:p>
          </table:table-cell>
          <table:table-cell office:value-type="float" office:value="1.474049" calcext:value-type="float">
            <text:p>1.474049</text:p>
          </table:table-cell>
          <table:table-cell office:value-type="float" office:value="1.609038" calcext:value-type="float">
            <text:p>1.609038</text:p>
          </table:table-cell>
          <table:table-cell office:value-type="float" office:value="18.586033" calcext:value-type="float">
            <text:p>18.586033</text:p>
          </table:table-cell>
          <table:table-cell office:value-type="float" office:value="119334" calcext:value-type="float">
            <text:p>119334</text:p>
          </table:table-cell>
          <table:table-cell office:value-type="float" office:value="2.346465" calcext:value-type="float">
            <text:p>2.346465</text:p>
          </table:table-cell>
          <table:table-cell office:value-type="float" office:value="1199.262" calcext:value-type="float">
            <text:p>1199.262</text:p>
          </table:table-cell>
          <table:table-cell office:value-type="float" office:value="1198.699" calcext:value-type="float">
            <text:p>1198.699</text:p>
          </table:table-cell>
        </table:table-row>
        <table:table-row table:style-name="ro1">
          <table:table-cell office:value-type="float" office:value="1200760" calcext:value-type="float">
            <text:p>1200760</text:p>
          </table:table-cell>
          <table:table-cell office:value-type="float" office:value="1" calcext:value-type="float">
            <text:p>1</text:p>
          </table:table-cell>
          <table:table-cell office:value-type="float" office:value="140.541007" calcext:value-type="float">
            <text:p>140.541007</text:p>
          </table:table-cell>
          <table:table-cell office:value-type="float" office:value="138.879" calcext:value-type="float">
            <text:p>138.879</text:p>
          </table:table-cell>
          <table:table-cell office:value-type="float" office:value="140.541007" calcext:value-type="float">
            <text:p>140.541007</text:p>
          </table:table-cell>
          <table:table-cell office:value-type="float" office:value="138.879" calcext:value-type="float">
            <text:p>138.879</text:p>
          </table:table-cell>
          <table:table-cell office:value-type="float" office:value="140.557191" calcext:value-type="float">
            <text:p>140.557191</text:p>
          </table:table-cell>
          <table:table-cell office:value-type="float" office:value="13.5917" calcext:value-type="float">
            <text:p>13.5917</text:p>
          </table:table-cell>
          <table:table-cell office:value-type="float" office:value="13.512807" calcext:value-type="float">
            <text:p>13.512807</text:p>
          </table:table-cell>
          <table:table-cell office:value-type="float" office:value="1.624001" calcext:value-type="float">
            <text:p>1.624001</text:p>
          </table:table-cell>
          <table:table-cell office:value-type="float" office:value="1.597038" calcext:value-type="float">
            <text:p>1.597038</text:p>
          </table:table-cell>
          <table:table-cell office:value-type="float" office:value="17.727542" calcext:value-type="float">
            <text:p>17.727542</text:p>
          </table:table-cell>
          <table:table-cell office:value-type="float" office:value="119341" calcext:value-type="float">
            <text:p>119341</text:p>
          </table:table-cell>
          <table:table-cell office:value-type="float" office:value="2.275138" calcext:value-type="float">
            <text:p>2.275138</text:p>
          </table:table-cell>
          <table:table-cell office:value-type="float" office:value="1199.28" calcext:value-type="float">
            <text:p>1199.28</text:p>
          </table:table-cell>
          <table:table-cell office:value-type="float" office:value="1198.726" calcext:value-type="float">
            <text:p>1198.726</text:p>
          </table:table-cell>
        </table:table-row>
        <table:table-row table:style-name="ro1">
          <table:table-cell office:value-type="float" office:value="1200765" calcext:value-type="float">
            <text:p>1200765</text:p>
          </table:table-cell>
          <table:table-cell office:value-type="float" office:value="2" calcext:value-type="float">
            <text:p>2</text:p>
          </table:table-cell>
          <table:table-cell office:value-type="float" office:value="140.541007" calcext:value-type="float">
            <text:p>140.541007</text:p>
          </table:table-cell>
          <table:table-cell office:value-type="float" office:value="140.578" calcext:value-type="float">
            <text:p>140.578</text:p>
          </table:table-cell>
          <table:table-cell office:value-type="float" office:value="140.541007" calcext:value-type="float">
            <text:p>140.541007</text:p>
          </table:table-cell>
          <table:table-cell office:value-type="float" office:value="140.578" calcext:value-type="float">
            <text:p>140.578</text:p>
          </table:table-cell>
          <table:table-cell office:value-type="float" office:value="140.538378" calcext:value-type="float">
            <text:p>140.538378</text:p>
          </table:table-cell>
          <table:table-cell office:value-type="float" office:value="13.795327" calcext:value-type="float">
            <text:p>13.795327</text:p>
          </table:table-cell>
          <table:table-cell office:value-type="float" office:value="13.520381" calcext:value-type="float">
            <text:p>13.520381</text:p>
          </table:table-cell>
          <table:table-cell office:value-type="float" office:value="1.6987" calcext:value-type="float">
            <text:p>1.6987</text:p>
          </table:table-cell>
          <table:table-cell office:value-type="float" office:value="1.59975" calcext:value-type="float">
            <text:p>1.59975</text:p>
          </table:table-cell>
          <table:table-cell office:value-type="float" office:value="19.042408" calcext:value-type="float">
            <text:p>19.042408</text:p>
          </table:table-cell>
          <table:table-cell office:value-type="float" office:value="119341" calcext:value-type="float">
            <text:p>119341</text:p>
          </table:table-cell>
          <table:table-cell office:value-type="float" office:value="2.746528" calcext:value-type="float">
            <text:p>2.746528</text:p>
          </table:table-cell>
          <table:table-cell office:value-type="float" office:value="1199.28" calcext:value-type="float">
            <text:p>1199.28</text:p>
          </table:table-cell>
          <table:table-cell office:value-type="float" office:value="1198.726" calcext:value-type="float">
            <text:p>1198.726</text:p>
          </table:table-cell>
        </table:table-row>
        <table:table-row table:style-name="ro1">
          <table:table-cell office:value-type="float" office:value="1200773" calcext:value-type="float">
            <text:p>1200773</text:p>
          </table:table-cell>
          <table:table-cell office:value-type="float" office:value="11" calcext:value-type="float">
            <text:p>11</text:p>
          </table:table-cell>
          <table:table-cell office:value-type="float" office:value="140.538378" calcext:value-type="float">
            <text:p>140.538378</text:p>
          </table:table-cell>
          <table:table-cell office:value-type="float" office:value="142.353" calcext:value-type="float">
            <text:p>142.353</text:p>
          </table:table-cell>
          <table:table-cell office:value-type="float" office:value="140.538378" calcext:value-type="float">
            <text:p>140.538378</text:p>
          </table:table-cell>
          <table:table-cell office:value-type="float" office:value="142.353" calcext:value-type="float">
            <text:p>142.353</text:p>
          </table:table-cell>
          <table:table-cell office:value-type="float" office:value="140.538705" calcext:value-type="float">
            <text:p>140.538705</text:p>
          </table:table-cell>
          <table:table-cell office:value-type="float" office:value="13.188134" calcext:value-type="float">
            <text:p>13.188134</text:p>
          </table:table-cell>
          <table:table-cell office:value-type="float" office:value="13.545331" calcext:value-type="float">
            <text:p>13.545331</text:p>
          </table:table-cell>
          <table:table-cell office:value-type="float" office:value="1.475614" calcext:value-type="float">
            <text:p>1.475614</text:p>
          </table:table-cell>
          <table:table-cell office:value-type="float" office:value="1.608721" calcext:value-type="float">
            <text:p>1.608721</text:p>
          </table:table-cell>
          <table:table-cell office:value-type="float" office:value="18.61054" calcext:value-type="float">
            <text:p>18.61054</text:p>
          </table:table-cell>
          <table:table-cell office:value-type="float" office:value="119337" calcext:value-type="float">
            <text:p>119337</text:p>
          </table:table-cell>
          <table:table-cell office:value-type="float" office:value="2.344016" calcext:value-type="float">
            <text:p>2.344016</text:p>
          </table:table-cell>
          <table:table-cell office:value-type="float" office:value="1199.28" calcext:value-type="float">
            <text:p>1199.28</text:p>
          </table:table-cell>
          <table:table-cell office:value-type="float" office:value="1198.76" calcext:value-type="float">
            <text:p>1198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35:55.615000000</meta:creation-date>
    <dc:date>2024-02-20T10:23:51.786000000</dc:date>
    <meta:editing-duration>PT47M57S</meta:editing-duration>
    <meta:editing-cycles>1</meta:editing-cycles>
    <meta:document-statistic meta:table-count="2" meta:cell-count="1739" meta:object-count="0"/>
    <meta:generator>LibreOffice/7.4.4.2$Windows_X86_64 LibreOffice_project/85569322deea74ec9134968a29af2df5663baa21</meta:generator>
  </office:meta>
</office:document-meta>
</file>